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381cm" style:rel-column-width="9179*"/>
    </style:style>
    <style:style style:name="Table1.B" style:family="table-column">
      <style:table-column-properties style:column-width="6.496cm" style:rel-column-width="25043*"/>
    </style:style>
    <style:style style:name="Table1.C" style:family="table-column">
      <style:table-column-properties style:column-width="8.123cm" style:rel-column-width="313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52cm" style:rel-column-width="10995*"/>
    </style:style>
    <style:style style:name="Table3.B" style:family="table-column">
      <style:table-column-properties style:column-width="3.175cm" style:rel-column-width="12239*"/>
    </style:style>
    <style:style style:name="Table3.C" style:family="table-column">
      <style:table-column-properties style:column-width="10.973cm" style:rel-column-width="42301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52cm" style:rel-column-width="10995*"/>
    </style:style>
    <style:style style:name="Table5.B" style:family="table-column">
      <style:table-column-properties style:column-width="3.175cm" style:rel-column-width="12239*"/>
    </style:style>
    <style:style style:name="Table5.C" style:family="table-column">
      <style:table-column-properties style:column-width="10.973cm" style:rel-column-width="42301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2.704cm" style:rel-column-width="10423*"/>
    </style:style>
    <style:style style:name="Table8.B" style:family="table-column">
      <style:table-column-properties style:column-width="3.646cm" style:rel-column-width="14054*"/>
    </style:style>
    <style:style style:name="Table8.C" style:family="table-column">
      <style:table-column-properties style:column-width="10.65cm" style:rel-column-width="41058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704cm" style:rel-column-width="10423*"/>
    </style:style>
    <style:style style:name="Table10.B" style:family="table-column">
      <style:table-column-properties style:column-width="3.646cm" style:rel-column-width="14054*"/>
    </style:style>
    <style:style style:name="Table10.C" style:family="table-column">
      <style:table-column-properties style:column-width="10.65cm" style:rel-column-width="41058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cm" table:align="margins"/>
    </style:style>
    <style:style style:name="Table40.A" style:family="table-column">
      <style:table-column-properties style:column-width="2.852cm" style:rel-column-width="10995*"/>
    </style:style>
    <style:style style:name="Table40.B" style:family="table-column">
      <style:table-column-properties style:column-width="3.175cm" style:rel-column-width="12239*"/>
    </style:style>
    <style:style style:name="Table40.C" style:family="table-column">
      <style:table-column-properties style:column-width="10.973cm" style:rel-column-width="42301*"/>
    </style:style>
    <style:style style:name="Table40.A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A3" style:family="table-cell">
      <style:table-cell-properties fo:padding="0.097cm" fo:border-left="0.05pt solid #000000" fo:border-right="none" fo:border-top="none" fo:border-bottom="0.05pt solid #000000"/>
    </style:style>
    <style:style style:name="Table4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702cm" style:rel-column-width="1532*"/>
    </style:style>
    <style:style style:name="Table28.B" style:family="table-column">
      <style:table-column-properties style:column-width="4.995cm" style:rel-column-width="2832*"/>
    </style:style>
    <style:style style:name="Table28.C" style:family="table-column">
      <style:table-column-properties style:column-width="9.303cm" style:rel-column-width="5274*"/>
    </style:style>
    <style:style style:name="Table28.A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702cm" style:rel-column-width="1532*"/>
    </style:style>
    <style:style style:name="Table29.B" style:family="table-column">
      <style:table-column-properties style:column-width="4.586cm" style:rel-column-width="2600*"/>
    </style:style>
    <style:style style:name="Table29.C" style:family="table-column">
      <style:table-column-properties style:column-width="9.712cm" style:rel-column-width="5506*"/>
    </style:style>
    <style:style style:name="Table29.A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2.704cm" style:rel-column-width="10423*"/>
    </style:style>
    <style:style style:name="Table30.B" style:family="table-column">
      <style:table-column-properties style:column-width="3.646cm" style:rel-column-width="14054*"/>
    </style:style>
    <style:style style:name="Table30.C" style:family="table-column">
      <style:table-column-properties style:column-width="10.65cm" style:rel-column-width="41058*"/>
    </style:style>
    <style:style style:name="Table30.A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2.702cm" style:rel-column-width="1532*"/>
    </style:style>
    <style:style style:name="Table31.B" style:family="table-column">
      <style:table-column-properties style:column-width="4.995cm" style:rel-column-width="2832*"/>
    </style:style>
    <style:style style:name="Table31.C" style:family="table-column">
      <style:table-column-properties style:column-width="9.303cm" style:rel-column-width="5274*"/>
    </style:style>
    <style:style style:name="Table31.A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2.702cm" style:rel-column-width="1532*"/>
    </style:style>
    <style:style style:name="Table41.B" style:family="table-column">
      <style:table-column-properties style:column-width="5.091cm" style:rel-column-width="2886*"/>
    </style:style>
    <style:style style:name="Table41.C" style:family="table-column">
      <style:table-column-properties style:column-width="9.208cm" style:rel-column-width="5220*"/>
    </style:style>
    <style:style style:name="Table41.A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2.704cm" style:rel-column-width="10423*"/>
    </style:style>
    <style:style style:name="Table17.B" style:family="table-column">
      <style:table-column-properties style:column-width="3.646cm" style:rel-column-width="14054*"/>
    </style:style>
    <style:style style:name="Table17.C" style:family="table-column">
      <style:table-column-properties style:column-width="10.65cm" style:rel-column-width="41058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2.704cm" style:rel-column-width="10423*"/>
    </style:style>
    <style:style style:name="Table18.B" style:family="table-column">
      <style:table-column-properties style:column-width="3.646cm" style:rel-column-width="14054*"/>
    </style:style>
    <style:style style:name="Table18.C" style:family="table-column">
      <style:table-column-properties style:column-width="10.65cm" style:rel-column-width="41058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2.704cm" style:rel-column-width="10423*"/>
    </style:style>
    <style:style style:name="Table20.B" style:family="table-column">
      <style:table-column-properties style:column-width="4.911cm" style:rel-column-width="18930*"/>
    </style:style>
    <style:style style:name="Table20.C" style:family="table-column">
      <style:table-column-properties style:column-width="9.386cm" style:rel-column-width="36182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2.704cm" style:rel-column-width="10423*"/>
    </style:style>
    <style:style style:name="Table21.B" style:family="table-column">
      <style:table-column-properties style:column-width="3.646cm" style:rel-column-width="14054*"/>
    </style:style>
    <style:style style:name="Table21.C" style:family="table-column">
      <style:table-column-properties style:column-width="10.65cm" style:rel-column-width="41058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2.704cm" style:rel-column-width="10423*"/>
    </style:style>
    <style:style style:name="Table22.B" style:family="table-column">
      <style:table-column-properties style:column-width="3.646cm" style:rel-column-width="14054*"/>
    </style:style>
    <style:style style:name="Table22.C" style:family="table-column">
      <style:table-column-properties style:column-width="10.65cm" style:rel-column-width="41058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2.702cm" style:rel-column-width="1532*"/>
    </style:style>
    <style:style style:name="Table23.B" style:family="table-column">
      <style:table-column-properties style:column-width="4.297cm" style:rel-column-width="2436*"/>
    </style:style>
    <style:style style:name="Table23.C" style:family="table-column">
      <style:table-column-properties style:column-width="10.001cm" style:rel-column-width="5670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702cm" style:rel-column-width="1532*"/>
    </style:style>
    <style:style style:name="Table24.B" style:family="table-column">
      <style:table-column-properties style:column-width="4.898cm" style:rel-column-width="2777*"/>
    </style:style>
    <style:style style:name="Table24.C" style:family="table-column">
      <style:table-column-properties style:column-width="9.4cm" style:rel-column-width="5329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704cm" style:rel-column-width="10423*"/>
    </style:style>
    <style:style style:name="Table25.B" style:family="table-column">
      <style:table-column-properties style:column-width="3.646cm" style:rel-column-width="14054*"/>
    </style:style>
    <style:style style:name="Table25.C" style:family="table-column">
      <style:table-column-properties style:column-width="10.65cm" style:rel-column-width="41058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2.702cm" style:rel-column-width="1532*"/>
    </style:style>
    <style:style style:name="Table26.B" style:family="table-column">
      <style:table-column-properties style:column-width="4.394cm" style:rel-column-width="2491*"/>
    </style:style>
    <style:style style:name="Table26.C" style:family="table-column">
      <style:table-column-properties style:column-width="9.904cm" style:rel-column-width="5615*"/>
    </style:style>
    <style:style style:name="Table26.A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2.704cm" style:rel-column-width="10423*"/>
    </style:style>
    <style:style style:name="Table27.B" style:family="table-column">
      <style:table-column-properties style:column-width="3.646cm" style:rel-column-width="14054*"/>
    </style:style>
    <style:style style:name="Table27.C" style:family="table-column">
      <style:table-column-properties style:column-width="10.65cm" style:rel-column-width="41058*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/>
    </style:style>
    <style:style style:name="Table33.A" style:family="table-column">
      <style:table-column-properties style:column-width="2.704cm" style:rel-column-width="10423*"/>
    </style:style>
    <style:style style:name="Table33.B" style:family="table-column">
      <style:table-column-properties style:column-width="3.646cm" style:rel-column-width="14054*"/>
    </style:style>
    <style:style style:name="Table33.C" style:family="table-column">
      <style:table-column-properties style:column-width="10.65cm" style:rel-column-width="41058*"/>
    </style:style>
    <style:style style:name="Table33.A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2.704cm" style:rel-column-width="10423*"/>
    </style:style>
    <style:style style:name="Table34.B" style:family="table-column">
      <style:table-column-properties style:column-width="3.646cm" style:rel-column-width="14054*"/>
    </style:style>
    <style:style style:name="Table34.C" style:family="table-column">
      <style:table-column-properties style:column-width="10.65cm" style:rel-column-width="41058*"/>
    </style:style>
    <style:style style:name="Table34.A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cm" table:align="margins"/>
    </style:style>
    <style:style style:name="Table35.A" style:family="table-column">
      <style:table-column-properties style:column-width="5.667cm" style:rel-column-width="21845*"/>
    </style:style>
    <style:style style:name="Table35.A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17cm" style:rel-column-width="65535*"/>
    </style:style>
    <style:style style:name="Table36.A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2.704cm" style:rel-column-width="10423*"/>
    </style:style>
    <style:style style:name="Table37.B" style:family="table-column">
      <style:table-column-properties style:column-width="3.646cm" style:rel-column-width="14054*"/>
    </style:style>
    <style:style style:name="Table37.C" style:family="table-column">
      <style:table-column-properties style:column-width="10.65cm" style:rel-column-width="41058*"/>
    </style:style>
    <style:style style:name="Table37.A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2.704cm" style:rel-column-width="10423*"/>
    </style:style>
    <style:style style:name="Table38.B" style:family="table-column">
      <style:table-column-properties style:column-width="3.646cm" style:rel-column-width="14054*"/>
    </style:style>
    <style:style style:name="Table38.C" style:family="table-column">
      <style:table-column-properties style:column-width="10.65cm" style:rel-column-width="41058*"/>
    </style:style>
    <style:style style:name="Table38.A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cm" table:align="margins"/>
    </style:style>
    <style:style style:name="Table39.A" style:family="table-column">
      <style:table-column-properties style:column-width="2.704cm" style:rel-column-width="10423*"/>
    </style:style>
    <style:style style:name="Table39.B" style:family="table-column">
      <style:table-column-properties style:column-width="3.646cm" style:rel-column-width="14054*"/>
    </style:style>
    <style:style style:name="Table39.C" style:family="table-column">
      <style:table-column-properties style:column-width="10.65cm" style:rel-column-width="41058*"/>
    </style:style>
    <style:style style:name="Table39.A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7cm" table:align="margins"/>
    </style:style>
    <style:style style:name="Table42.A" style:family="table-column">
      <style:table-column-properties style:column-width="2.704cm" style:rel-column-width="10423*"/>
    </style:style>
    <style:style style:name="Table42.B" style:family="table-column">
      <style:table-column-properties style:column-width="3.646cm" style:rel-column-width="14054*"/>
    </style:style>
    <style:style style:name="Table42.C" style:family="table-column">
      <style:table-column-properties style:column-width="10.65cm" style:rel-column-width="41058*"/>
    </style:style>
    <style:style style:name="Table42.A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cm" table:align="margins"/>
    </style:style>
    <style:style style:name="Table43.A" style:family="table-column">
      <style:table-column-properties style:column-width="2.702cm" style:rel-column-width="1532*"/>
    </style:style>
    <style:style style:name="Table43.B" style:family="table-column">
      <style:table-column-properties style:column-width="4.297cm" style:rel-column-width="2436*"/>
    </style:style>
    <style:style style:name="Table43.C" style:family="table-column">
      <style:table-column-properties style:column-width="10.001cm" style:rel-column-width="5670*"/>
    </style:style>
    <style:style style:name="Table43.A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none" fo:border-top="none" fo:border-bottom="0.05pt solid #000000"/>
    </style:style>
    <style:style style:name="Table4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cm" table:align="margins"/>
    </style:style>
    <style:style style:name="Table44.A" style:family="table-column">
      <style:table-column-properties style:column-width="2.704cm" style:rel-column-width="10423*"/>
    </style:style>
    <style:style style:name="Table44.B" style:family="table-column">
      <style:table-column-properties style:column-width="3.646cm" style:rel-column-width="14054*"/>
    </style:style>
    <style:style style:name="Table44.C" style:family="table-column">
      <style:table-column-properties style:column-width="10.65cm" style:rel-column-width="41058*"/>
    </style:style>
    <style:style style:name="Table44.A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table:align="margins"/>
    </style:style>
    <style:style style:name="Table45.A" style:family="table-column">
      <style:table-column-properties style:column-width="2.704cm" style:rel-column-width="10423*"/>
    </style:style>
    <style:style style:name="Table45.B" style:family="table-column">
      <style:table-column-properties style:column-width="3.646cm" style:rel-column-width="14054*"/>
    </style:style>
    <style:style style:name="Table45.C" style:family="table-column">
      <style:table-column-properties style:column-width="10.65cm" style:rel-column-width="41058*"/>
    </style:style>
    <style:style style:name="Table45.A1" style:family="table-cell">
      <style:table-cell-properties fo:padding="0.097cm" fo:border="0.05pt solid #000000"/>
    </style:style>
    <style:style style:name="Table45.A2" style:family="table-cell">
      <style:table-cell-properties fo:padding="0.097cm" fo:border-left="0.05pt solid #000000" fo:border-right="none" fo:border-top="none" fo:border-bottom="0.05pt solid #000000"/>
    </style:style>
    <style:style style:name="Table4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17cm" table:align="margins"/>
    </style:style>
    <style:style style:name="Table46.A" style:family="table-column">
      <style:table-column-properties style:column-width="2.704cm" style:rel-column-width="10423*"/>
    </style:style>
    <style:style style:name="Table46.B" style:family="table-column">
      <style:table-column-properties style:column-width="3.646cm" style:rel-column-width="14054*"/>
    </style:style>
    <style:style style:name="Table46.C" style:family="table-column">
      <style:table-column-properties style:column-width="10.65cm" style:rel-column-width="41058*"/>
    </style:style>
    <style:style style:name="Table46.A1" style:family="table-cell">
      <style:table-cell-properties fo:padding="0.097cm" fo:border="0.05pt solid #000000"/>
    </style:style>
    <style:style style:name="Table46.A2" style:family="table-cell">
      <style:table-cell-properties fo:padding="0.097cm" fo:border-left="0.05pt solid #000000" fo:border-right="none" fo:border-top="none" fo:border-bottom="0.05pt solid #000000"/>
    </style:style>
    <style:style style:name="Table4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" style:family="table">
      <style:table-properties style:width="17cm" table:align="margins"/>
    </style:style>
    <style:style style:name="Table47.A" style:family="table-column">
      <style:table-column-properties style:column-width="17cm" style:rel-column-width="65535*"/>
    </style:style>
    <style:style style:name="Table47.A1" style:family="table-cell">
      <style:table-cell-properties fo:padding="0.097cm" fo:border="0.05pt solid #000000"/>
    </style:style>
    <style:style style:name="Table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7cm" table:align="margins"/>
    </style:style>
    <style:style style:name="Table48.A" style:family="table-column">
      <style:table-column-properties style:column-width="17cm" style:rel-column-width="65535*"/>
    </style:style>
    <style:style style:name="Table48.A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2.693cm" style:rel-column-width="1527*"/>
    </style:style>
    <style:style style:name="Table12.B" style:family="table-column">
      <style:table-column-properties style:column-width="3.609cm" style:rel-column-width="2046*"/>
    </style:style>
    <style:style style:name="Table12.C" style:family="table-column">
      <style:table-column-properties style:column-width="10.698cm" style:rel-column-width="606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9638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7cm" table:align="margins"/>
    </style:style>
    <style:style style:name="Table49.A" style:family="table-column">
      <style:table-column-properties style:column-width="17cm" style:rel-column-width="9638*"/>
    </style:style>
    <style:style style:name="Table49.A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7cm" table:align="margins"/>
    </style:style>
    <style:style style:name="Table50.A" style:family="table-column">
      <style:table-column-properties style:column-width="2.693cm" style:rel-column-width="1527*"/>
    </style:style>
    <style:style style:name="Table50.B" style:family="table-column">
      <style:table-column-properties style:column-width="3.704cm" style:rel-column-width="2100*"/>
    </style:style>
    <style:style style:name="Table50.C" style:family="table-column">
      <style:table-column-properties style:column-width="10.603cm" style:rel-column-width="6011*"/>
    </style:style>
    <style:style style:name="Table50.A1" style:family="table-cell">
      <style:table-cell-properties fo:padding="0.097cm" fo:border="0.05pt solid #000000"/>
    </style:style>
    <style:style style:name="Table50.A2" style:family="table-cell">
      <style:table-cell-properties fo:padding="0.097cm" fo:border-left="0.05pt solid #000000" fo:border-right="none" fo:border-top="none" fo:border-bottom="0.05pt solid #000000"/>
    </style:style>
    <style:style style:name="Table5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" style:family="table">
      <style:table-properties style:width="17cm" table:align="margins"/>
    </style:style>
    <style:style style:name="Table51.A" style:family="table-column">
      <style:table-column-properties style:column-width="17cm" style:rel-column-width="9638*"/>
    </style:style>
    <style:style style:name="Table51.A1" style:family="table-cell">
      <style:table-cell-properties fo:padding="0.097cm" fo:border="0.05pt solid #000000"/>
    </style:style>
    <style:style style:name="Table5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7cm" table:align="margins"/>
    </style:style>
    <style:style style:name="Table53.A" style:family="table-column">
      <style:table-column-properties style:column-width="17cm" style:rel-column-width="9638*"/>
    </style:style>
    <style:style style:name="Table53.A1" style:family="table-cell">
      <style:table-cell-properties fo:padding="0.097cm" fo:border="0.05pt solid #000000"/>
    </style:style>
    <style:style style:name="Table5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weight="bold" officeooo:rsid="0006435b" officeooo:paragraph-rsid="00c5d3d2" style:font-weight-asian="bold" style:font-weight-complex="bold"/>
    </style:style>
    <style:style style:name="P2" style:family="paragraph" style:parent-style-name="Footer">
      <style:text-properties fo:font-style="normal" fo:font-weight="bold" officeooo:rsid="0006435b" officeooo:paragraph-rsid="00c5d3d2" style:font-style-asian="normal" style:font-weight-asian="bold" style:font-style-complex="normal" style:font-weight-complex="bold"/>
    </style:style>
    <style:style style:name="P3" style:family="paragraph" style:parent-style-name="Text_20_body">
      <style:text-properties officeooo:rsid="0016f834" officeooo:paragraph-rsid="0016f834"/>
    </style:style>
    <style:style style:name="P4" style:family="paragraph" style:parent-style-name="Text_20_body">
      <style:text-properties officeooo:rsid="00180922" officeooo:paragraph-rsid="00180922"/>
    </style:style>
    <style:style style:name="P5" style:family="paragraph" style:parent-style-name="Text_20_body">
      <style:text-properties officeooo:rsid="00195aa2" officeooo:paragraph-rsid="00195aa2"/>
    </style:style>
    <style:style style:name="P6" style:family="paragraph" style:parent-style-name="Text_20_body">
      <style:text-properties officeooo:rsid="001b5816" officeooo:paragraph-rsid="001b5816"/>
    </style:style>
    <style:style style:name="P7" style:family="paragraph" style:parent-style-name="Text_20_body">
      <style:text-properties officeooo:rsid="001e5004" officeooo:paragraph-rsid="001e5004"/>
    </style:style>
    <style:style style:name="P8" style:family="paragraph" style:parent-style-name="Text_20_body">
      <style:text-properties officeooo:rsid="00201b4a" officeooo:paragraph-rsid="00201b4a"/>
    </style:style>
    <style:style style:name="P9" style:family="paragraph" style:parent-style-name="Text_20_body">
      <style:text-properties officeooo:rsid="00215f60" officeooo:paragraph-rsid="00215f60"/>
    </style:style>
    <style:style style:name="P10" style:family="paragraph" style:parent-style-name="Text_20_body">
      <style:text-properties officeooo:rsid="00233d97" officeooo:paragraph-rsid="00233d97"/>
    </style:style>
    <style:style style:name="P11" style:family="paragraph" style:parent-style-name="Text_20_body">
      <style:text-properties officeooo:rsid="002c0c7d" officeooo:paragraph-rsid="002c0c7d"/>
    </style:style>
    <style:style style:name="P12" style:family="paragraph" style:parent-style-name="Text_20_body">
      <style:text-properties officeooo:rsid="002d9b9f" officeooo:paragraph-rsid="002d9b9f"/>
    </style:style>
    <style:style style:name="P13" style:family="paragraph" style:parent-style-name="Text_20_body">
      <style:text-properties officeooo:rsid="002d9b9f" officeooo:paragraph-rsid="003bc373"/>
    </style:style>
    <style:style style:name="P14" style:family="paragraph" style:parent-style-name="Text_20_body">
      <style:text-properties officeooo:rsid="004aec0f" officeooo:paragraph-rsid="004aec0f"/>
    </style:style>
    <style:style style:name="P15" style:family="paragraph" style:parent-style-name="Text_20_body">
      <style:text-properties officeooo:rsid="0061b4f5" officeooo:paragraph-rsid="0061b4f5"/>
    </style:style>
    <style:style style:name="P16" style:family="paragraph" style:parent-style-name="Text_20_body">
      <style:text-properties fo:font-style="italic" officeooo:rsid="0076e5b3" officeooo:paragraph-rsid="010fef2b" style:font-style-asian="italic" style:font-style-complex="italic"/>
    </style:style>
    <style:style style:name="P17" style:family="paragraph" style:parent-style-name="Text_20_body">
      <style:text-properties fo:font-style="italic" officeooo:rsid="0076e5b3" officeooo:paragraph-rsid="013457cf" style:font-style-asian="italic" style:font-style-complex="italic"/>
    </style:style>
    <style:style style:name="P18" style:family="paragraph" style:parent-style-name="Text_20_body">
      <style:text-properties fo:font-style="italic" officeooo:rsid="0076e5b3" officeooo:paragraph-rsid="01543fe0" style:font-style-asian="italic" style:font-style-complex="italic"/>
    </style:style>
    <style:style style:name="P19" style:family="paragraph" style:parent-style-name="Text_20_body">
      <style:text-properties fo:font-style="italic" officeooo:rsid="0076e5b3" officeooo:paragraph-rsid="01737f49" style:font-style-asian="italic" style:font-style-complex="italic"/>
    </style:style>
    <style:style style:name="P20" style:family="paragraph" style:parent-style-name="Text_20_body">
      <style:text-properties fo:font-style="italic" officeooo:rsid="0076e5b3" officeooo:paragraph-rsid="01883846" style:font-style-asian="italic" style:font-style-complex="italic"/>
    </style:style>
    <style:style style:name="P21" style:family="paragraph" style:parent-style-name="Text_20_body">
      <style:text-properties fo:font-style="italic" officeooo:rsid="0076e5b3" officeooo:paragraph-rsid="018957fd" style:font-style-asian="italic" style:font-style-complex="italic"/>
    </style:style>
    <style:style style:name="P22" style:family="paragraph" style:parent-style-name="Text_20_body">
      <style:text-properties fo:font-style="italic" officeooo:rsid="0076e5b3" officeooo:paragraph-rsid="0191b355" style:font-style-asian="italic" style:font-style-complex="italic"/>
    </style:style>
    <style:style style:name="P23" style:family="paragraph" style:parent-style-name="Text_20_body">
      <style:text-properties fo:font-style="italic" officeooo:rsid="0076e5b3" officeooo:paragraph-rsid="019250ab" style:font-style-asian="italic" style:font-style-complex="italic"/>
    </style:style>
    <style:style style:name="P24" style:family="paragraph" style:parent-style-name="Text_20_body">
      <style:text-properties fo:font-style="italic" officeooo:rsid="0076e5b3" officeooo:paragraph-rsid="0193e997" style:font-style-asian="italic" style:font-style-complex="italic"/>
    </style:style>
    <style:style style:name="P25" style:family="paragraph" style:parent-style-name="Text_20_body">
      <style:text-properties fo:font-style="italic" officeooo:rsid="0076e5b3" officeooo:paragraph-rsid="01951044" style:font-style-asian="italic" style:font-style-complex="italic"/>
    </style:style>
    <style:style style:name="P26" style:family="paragraph" style:parent-style-name="Text_20_body">
      <style:text-properties fo:font-style="italic" officeooo:rsid="0076e5b3" officeooo:paragraph-rsid="01b82216" style:font-style-asian="italic" style:font-style-complex="italic"/>
    </style:style>
    <style:style style:name="P27" style:family="paragraph" style:parent-style-name="Text_20_body">
      <style:text-properties fo:font-style="italic" officeooo:rsid="0076e5b3" officeooo:paragraph-rsid="01ba2e3c" style:font-style-asian="italic" style:font-style-complex="italic"/>
    </style:style>
    <style:style style:name="P28" style:family="paragraph" style:parent-style-name="Text_20_body">
      <style:text-properties fo:font-style="italic" officeooo:rsid="0076e5b3" officeooo:paragraph-rsid="01bb6695" style:font-style-asian="italic" style:font-style-complex="italic"/>
    </style:style>
    <style:style style:name="P29" style:family="paragraph" style:parent-style-name="Text_20_body">
      <style:text-properties fo:font-style="italic" officeooo:rsid="0076e5b3" officeooo:paragraph-rsid="01caec37" style:font-style-asian="italic" style:font-style-complex="italic"/>
    </style:style>
    <style:style style:name="P30" style:family="paragraph" style:parent-style-name="Text_20_body">
      <style:text-properties officeooo:rsid="008272e5" officeooo:paragraph-rsid="008272e5"/>
    </style:style>
    <style:style style:name="P31" style:family="paragraph" style:parent-style-name="Text_20_body">
      <style:text-properties officeooo:rsid="00834ffa" officeooo:paragraph-rsid="00834ffa"/>
    </style:style>
    <style:style style:name="P32" style:family="paragraph" style:parent-style-name="Text_20_body">
      <style:text-properties officeooo:rsid="0104cb4e" officeooo:paragraph-rsid="0104cb4e"/>
    </style:style>
    <style:style style:name="P33" style:family="paragraph" style:parent-style-name="Text_20_body">
      <style:text-properties officeooo:rsid="0109f0fe" officeooo:paragraph-rsid="0109f0fe"/>
    </style:style>
    <style:style style:name="P34" style:family="paragraph" style:parent-style-name="Text_20_body">
      <style:text-properties officeooo:rsid="0112edc4" officeooo:paragraph-rsid="0112edc4"/>
    </style:style>
    <style:style style:name="P35" style:family="paragraph" style:parent-style-name="Text_20_body">
      <style:text-properties officeooo:rsid="011aa65f" officeooo:paragraph-rsid="011aa65f"/>
    </style:style>
    <style:style style:name="P36" style:family="paragraph" style:parent-style-name="Text_20_body">
      <style:text-properties officeooo:rsid="011db915" officeooo:paragraph-rsid="011db915"/>
    </style:style>
    <style:style style:name="P37" style:family="paragraph" style:parent-style-name="Text_20_body">
      <style:text-properties officeooo:rsid="011e0d91" officeooo:paragraph-rsid="011e0d91"/>
    </style:style>
    <style:style style:name="P38" style:family="paragraph" style:parent-style-name="Text_20_body">
      <style:text-properties officeooo:rsid="0120fd87" officeooo:paragraph-rsid="0120fd87"/>
    </style:style>
    <style:style style:name="P39" style:family="paragraph" style:parent-style-name="Text_20_body">
      <style:text-properties officeooo:rsid="012e8e26" officeooo:paragraph-rsid="012e8e26"/>
    </style:style>
    <style:style style:name="P40" style:family="paragraph" style:parent-style-name="Text_20_body">
      <style:text-properties officeooo:rsid="0133f1d6" officeooo:paragraph-rsid="0133f1d6"/>
    </style:style>
    <style:style style:name="P41" style:family="paragraph" style:parent-style-name="Text_20_body">
      <style:text-properties officeooo:rsid="0133f1d6" officeooo:paragraph-rsid="013457cf"/>
    </style:style>
    <style:style style:name="P42" style:family="paragraph" style:parent-style-name="Text_20_body">
      <style:text-properties officeooo:rsid="013756fd" officeooo:paragraph-rsid="013756fd"/>
    </style:style>
    <style:style style:name="P43" style:family="paragraph" style:parent-style-name="Text_20_body">
      <style:text-properties officeooo:rsid="0139e299" officeooo:paragraph-rsid="018957fd"/>
    </style:style>
    <style:style style:name="P44" style:family="paragraph" style:parent-style-name="Text_20_body">
      <style:text-properties officeooo:rsid="013bd01a" officeooo:paragraph-rsid="013bd01a"/>
    </style:style>
    <style:style style:name="P45" style:family="paragraph" style:parent-style-name="Text_20_body">
      <style:text-properties officeooo:rsid="014161c4" officeooo:paragraph-rsid="014161c4"/>
    </style:style>
    <style:style style:name="P46" style:family="paragraph" style:parent-style-name="Text_20_body">
      <style:text-properties officeooo:rsid="01426bdf" officeooo:paragraph-rsid="01426bdf"/>
    </style:style>
    <style:style style:name="P47" style:family="paragraph" style:parent-style-name="Text_20_body">
      <style:text-properties officeooo:rsid="01459115" officeooo:paragraph-rsid="01459115"/>
    </style:style>
    <style:style style:name="P48" style:family="paragraph" style:parent-style-name="Text_20_body">
      <style:text-properties officeooo:rsid="0147f889" officeooo:paragraph-rsid="0147f889"/>
    </style:style>
    <style:style style:name="P49" style:family="paragraph" style:parent-style-name="Text_20_body">
      <style:text-properties officeooo:rsid="0147f889" officeooo:paragraph-rsid="0193e997"/>
    </style:style>
    <style:style style:name="P50" style:family="paragraph" style:parent-style-name="Text_20_body">
      <style:text-properties officeooo:rsid="0147f889" officeooo:paragraph-rsid="01bb6695"/>
    </style:style>
    <style:style style:name="P51" style:family="paragraph" style:parent-style-name="Text_20_body">
      <style:text-properties officeooo:rsid="014f7f7e" officeooo:paragraph-rsid="014f5509"/>
    </style:style>
    <style:style style:name="P52" style:family="paragraph" style:parent-style-name="Text_20_body">
      <style:text-properties officeooo:rsid="0152aa3d" officeooo:paragraph-rsid="0152aa3d"/>
    </style:style>
    <style:style style:name="P53" style:family="paragraph" style:parent-style-name="Text_20_body">
      <style:text-properties officeooo:rsid="015b9c58" officeooo:paragraph-rsid="015b9c58"/>
    </style:style>
    <style:style style:name="P54" style:family="paragraph" style:parent-style-name="Text_20_body">
      <style:text-properties officeooo:rsid="01605666" officeooo:paragraph-rsid="01605666"/>
    </style:style>
    <style:style style:name="P55" style:family="paragraph" style:parent-style-name="Text_20_body">
      <style:text-properties officeooo:rsid="01614dd0" officeooo:paragraph-rsid="01614dd0"/>
    </style:style>
    <style:style style:name="P56" style:family="paragraph" style:parent-style-name="Text_20_body">
      <style:text-properties officeooo:rsid="0162eae9" officeooo:paragraph-rsid="0162eae9"/>
    </style:style>
    <style:style style:name="P57" style:family="paragraph" style:parent-style-name="Text_20_body">
      <style:text-properties officeooo:rsid="016dec2c" officeooo:paragraph-rsid="016dec2c"/>
    </style:style>
    <style:style style:name="P58" style:family="paragraph" style:parent-style-name="Text_20_body">
      <style:text-properties officeooo:rsid="016dec2c" officeooo:paragraph-rsid="01737f49"/>
    </style:style>
    <style:style style:name="P59" style:family="paragraph" style:parent-style-name="Text_20_body">
      <style:text-properties officeooo:rsid="0177e2fa" officeooo:paragraph-rsid="0177e2fa"/>
    </style:style>
    <style:style style:name="P60" style:family="paragraph" style:parent-style-name="Text_20_body">
      <style:text-properties officeooo:rsid="0177e2fa" officeooo:paragraph-rsid="01951044"/>
    </style:style>
    <style:style style:name="P61" style:family="paragraph" style:parent-style-name="Text_20_body">
      <style:text-properties officeooo:rsid="0177e2fa" officeooo:paragraph-rsid="01bb6695"/>
    </style:style>
    <style:style style:name="P62" style:family="paragraph" style:parent-style-name="Text_20_body">
      <style:text-properties officeooo:rsid="0177e2fa" officeooo:paragraph-rsid="01caec37"/>
    </style:style>
    <style:style style:name="P63" style:family="paragraph" style:parent-style-name="Text_20_body">
      <style:text-properties officeooo:rsid="017c6bce" officeooo:paragraph-rsid="017c6bce"/>
    </style:style>
    <style:style style:name="P64" style:family="paragraph" style:parent-style-name="Text_20_body">
      <style:text-properties officeooo:rsid="017ead36" officeooo:paragraph-rsid="017ead36"/>
    </style:style>
    <style:style style:name="P65" style:family="paragraph" style:parent-style-name="Text_20_body">
      <style:text-properties officeooo:rsid="0182933e" officeooo:paragraph-rsid="0182933e"/>
    </style:style>
    <style:style style:name="P66" style:family="paragraph" style:parent-style-name="Text_20_body">
      <style:text-properties officeooo:rsid="018714a8" officeooo:paragraph-rsid="018714a8"/>
    </style:style>
    <style:style style:name="P67" style:family="paragraph" style:parent-style-name="Text_20_body">
      <style:text-properties officeooo:rsid="018ce130" officeooo:paragraph-rsid="018ce130"/>
    </style:style>
    <style:style style:name="P68" style:family="paragraph" style:parent-style-name="Text_20_body">
      <style:text-properties officeooo:rsid="018e173b" officeooo:paragraph-rsid="018e173b"/>
    </style:style>
    <style:style style:name="P69" style:family="paragraph" style:parent-style-name="Text_20_body">
      <style:text-properties officeooo:rsid="01955f7e" officeooo:paragraph-rsid="01955f7e"/>
    </style:style>
    <style:style style:name="P70" style:family="paragraph" style:parent-style-name="Text_20_body">
      <style:text-properties officeooo:rsid="01955f7e" officeooo:paragraph-rsid="01bb6695"/>
    </style:style>
    <style:style style:name="P71" style:family="paragraph" style:parent-style-name="Text_20_body">
      <style:text-properties officeooo:rsid="01b8355c" officeooo:paragraph-rsid="01b8355c"/>
    </style:style>
    <style:style style:name="P72" style:family="paragraph" style:parent-style-name="Text_20_body">
      <style:text-properties officeooo:rsid="01e3b10d" officeooo:paragraph-rsid="01e3b10d"/>
    </style:style>
    <style:style style:name="P73" style:family="paragraph" style:parent-style-name="Table_20_Heading">
      <style:text-properties officeooo:rsid="0016f834" officeooo:paragraph-rsid="0016f834"/>
    </style:style>
    <style:style style:name="P74" style:family="paragraph" style:parent-style-name="Table_20_Contents">
      <style:text-properties officeooo:rsid="0016f834" officeooo:paragraph-rsid="0016f834"/>
    </style:style>
    <style:style style:name="P75" style:family="paragraph" style:parent-style-name="Table_20_Contents">
      <style:text-properties fo:font-style="italic" officeooo:rsid="010e892b" officeooo:paragraph-rsid="010e892b" style:font-style-asian="italic" style:font-style-complex="italic"/>
    </style:style>
    <style:style style:name="P76" style:family="paragraph" style:parent-style-name="Table_20_Contents">
      <style:text-properties fo:font-style="italic" officeooo:rsid="0114a2b1" officeooo:paragraph-rsid="0114a2b1" style:font-style-asian="italic" style:font-style-complex="italic"/>
    </style:style>
    <style:style style:name="P77" style:family="paragraph" style:parent-style-name="Table_20_Contents">
      <style:text-properties fo:font-style="italic" officeooo:rsid="011db915" officeooo:paragraph-rsid="011db915" style:font-style-asian="italic" style:font-style-complex="italic"/>
    </style:style>
    <style:style style:name="P78" style:family="paragraph" style:parent-style-name="Table_20_Contents">
      <style:text-properties fo:font-style="italic" officeooo:rsid="0120fd87" officeooo:paragraph-rsid="0120fd87" style:font-style-asian="italic" style:font-style-complex="italic"/>
    </style:style>
    <style:style style:name="P79" style:family="paragraph" style:parent-style-name="Table_20_Contents">
      <style:text-properties fo:font-style="italic" officeooo:rsid="0128c33b" officeooo:paragraph-rsid="013457cf" style:font-style-asian="italic" style:font-style-complex="italic"/>
    </style:style>
    <style:style style:name="P80" style:family="paragraph" style:parent-style-name="Table_20_Contents">
      <style:text-properties fo:font-style="italic" officeooo:rsid="0128c33b" officeooo:paragraph-rsid="01543fe0" style:font-style-asian="italic" style:font-style-complex="italic"/>
    </style:style>
    <style:style style:name="P81" style:family="paragraph" style:parent-style-name="Table_20_Contents">
      <style:text-properties fo:font-style="italic" officeooo:rsid="0128c33b" officeooo:paragraph-rsid="0171684b" style:font-style-asian="italic" style:font-style-complex="italic"/>
    </style:style>
    <style:style style:name="P82" style:family="paragraph" style:parent-style-name="Table_20_Contents">
      <style:text-properties fo:font-style="italic" officeooo:rsid="0128c33b" officeooo:paragraph-rsid="0193e997" style:font-style-asian="italic" style:font-style-complex="italic"/>
    </style:style>
    <style:style style:name="P83" style:family="paragraph" style:parent-style-name="Table_20_Contents">
      <style:text-properties fo:font-style="italic" officeooo:rsid="0128c33b" officeooo:paragraph-rsid="01951044" style:font-style-asian="italic" style:font-style-complex="italic"/>
    </style:style>
    <style:style style:name="P84" style:family="paragraph" style:parent-style-name="Table_20_Contents">
      <style:text-properties fo:font-style="italic" officeooo:rsid="0128c33b" officeooo:paragraph-rsid="01bb6695" style:font-style-asian="italic" style:font-style-complex="italic"/>
    </style:style>
    <style:style style:name="P85" style:family="paragraph" style:parent-style-name="Table_20_Contents">
      <style:text-properties fo:font-style="italic" officeooo:rsid="01379351" officeooo:paragraph-rsid="01379351" style:font-style-asian="italic" style:font-style-complex="italic"/>
    </style:style>
    <style:style style:name="P86" style:family="paragraph" style:parent-style-name="Table_20_Contents">
      <style:text-properties fo:font-style="italic" officeooo:rsid="013dc3ad" officeooo:paragraph-rsid="013dc3ad" style:font-style-asian="italic" style:font-style-complex="italic"/>
    </style:style>
    <style:style style:name="P87" style:family="paragraph" style:parent-style-name="Table_20_Contents">
      <style:text-properties fo:font-style="italic" officeooo:rsid="013dc3ad" officeooo:paragraph-rsid="018957fd" style:font-style-asian="italic" style:font-style-complex="italic"/>
    </style:style>
    <style:style style:name="P88" style:family="paragraph" style:parent-style-name="Table_20_Contents">
      <style:text-properties fo:font-style="italic" officeooo:rsid="01426bdf" officeooo:paragraph-rsid="01426bdf" style:font-style-asian="italic" style:font-style-complex="italic"/>
    </style:style>
    <style:style style:name="P89" style:family="paragraph" style:parent-style-name="Table_20_Contents">
      <style:text-properties fo:font-style="italic" officeooo:rsid="01455cd3" officeooo:paragraph-rsid="01455cd3" style:font-style-asian="italic" style:font-style-complex="italic"/>
    </style:style>
    <style:style style:name="P90" style:family="paragraph" style:parent-style-name="Table_20_Contents">
      <style:text-properties fo:font-style="italic" officeooo:rsid="014712d0" officeooo:paragraph-rsid="014712d0" style:font-style-asian="italic" style:font-style-complex="italic"/>
    </style:style>
    <style:style style:name="P91" style:family="paragraph" style:parent-style-name="Table_20_Contents">
      <style:text-properties fo:font-style="italic" officeooo:rsid="0156d947" officeooo:paragraph-rsid="0156d947" style:font-style-asian="italic" style:font-style-complex="italic"/>
    </style:style>
    <style:style style:name="P92" style:family="paragraph" style:parent-style-name="Table_20_Contents">
      <style:text-properties fo:font-style="italic" officeooo:rsid="0156d947" officeooo:paragraph-rsid="01ba2e3c" style:font-style-asian="italic" style:font-style-complex="italic"/>
    </style:style>
    <style:style style:name="P93" style:family="paragraph" style:parent-style-name="Table_20_Contents">
      <style:text-properties fo:font-style="italic" officeooo:rsid="015be916" officeooo:paragraph-rsid="015be916" style:font-style-asian="italic" style:font-style-complex="italic"/>
    </style:style>
    <style:style style:name="P94" style:family="paragraph" style:parent-style-name="Table_20_Contents">
      <style:text-properties fo:font-style="italic" officeooo:rsid="01614dd0" officeooo:paragraph-rsid="01614dd0" style:font-style-asian="italic" style:font-style-complex="italic"/>
    </style:style>
    <style:style style:name="P95" style:family="paragraph" style:parent-style-name="Table_20_Contents">
      <style:text-properties fo:font-style="italic" officeooo:rsid="01695f71" officeooo:paragraph-rsid="01695f71" style:font-style-asian="italic" style:font-style-complex="italic"/>
    </style:style>
    <style:style style:name="P96" style:family="paragraph" style:parent-style-name="Table_20_Contents">
      <style:text-properties fo:font-style="italic" officeooo:rsid="01695f71" officeooo:paragraph-rsid="0193e997" style:font-style-asian="italic" style:font-style-complex="italic"/>
    </style:style>
    <style:style style:name="P97" style:family="paragraph" style:parent-style-name="Table_20_Contents">
      <style:text-properties fo:font-style="italic" officeooo:rsid="01695f71" officeooo:paragraph-rsid="01bb6695" style:font-style-asian="italic" style:font-style-complex="italic"/>
    </style:style>
    <style:style style:name="P98" style:family="paragraph" style:parent-style-name="Table_20_Contents">
      <style:text-properties fo:font-style="italic" officeooo:rsid="0171684b" officeooo:paragraph-rsid="0171684b" style:font-style-asian="italic" style:font-style-complex="italic"/>
    </style:style>
    <style:style style:name="P99" style:family="paragraph" style:parent-style-name="Table_20_Contents">
      <style:text-properties fo:font-style="italic" officeooo:rsid="0171684b" officeooo:paragraph-rsid="01737f49" style:font-style-asian="italic" style:font-style-complex="italic"/>
    </style:style>
    <style:style style:name="P100" style:family="paragraph" style:parent-style-name="Table_20_Contents">
      <style:text-properties fo:font-style="italic" officeooo:rsid="017d400e" officeooo:paragraph-rsid="017d400e" style:font-style-asian="italic" style:font-style-complex="italic"/>
    </style:style>
    <style:style style:name="P101" style:family="paragraph" style:parent-style-name="Table_20_Contents">
      <style:text-properties fo:font-style="italic" officeooo:rsid="0196e3c9" officeooo:paragraph-rsid="0196e3c9" style:font-style-asian="italic" style:font-style-complex="italic"/>
    </style:style>
    <style:style style:name="P102" style:family="paragraph" style:parent-style-name="Table_20_Contents">
      <style:text-properties fo:font-style="italic" officeooo:rsid="01b94e02" officeooo:paragraph-rsid="01b94e02" style:font-style-asian="italic" style:font-style-complex="italic"/>
    </style:style>
    <style:style style:name="P103" style:family="paragraph" style:parent-style-name="Table_20_Contents">
      <style:text-properties fo:font-style="italic" officeooo:rsid="01baf078" officeooo:paragraph-rsid="01baf078" style:font-style-asian="italic" style:font-style-complex="italic"/>
    </style:style>
    <style:style style:name="P104" style:family="paragraph" style:parent-style-name="Table_20_Contents">
      <style:text-properties fo:font-style="italic" officeooo:rsid="01be48df" officeooo:paragraph-rsid="01be48df" style:font-style-asian="italic" style:font-style-complex="italic"/>
    </style:style>
    <style:style style:name="P105" style:family="paragraph" style:parent-style-name="Table_20_Contents">
      <style:text-properties fo:font-style="italic" officeooo:rsid="01caec37" officeooo:paragraph-rsid="01caec37" style:font-style-asian="italic" style:font-style-complex="italic"/>
    </style:style>
    <style:style style:name="P106" style:family="paragraph" style:parent-style-name="Table_20_Contents">
      <style:text-properties fo:font-style="italic" officeooo:rsid="01cc401a" officeooo:paragraph-rsid="01cc401a" style:font-style-asian="italic" style:font-style-complex="italic"/>
    </style:style>
    <style:style style:name="P107" style:family="paragraph" style:parent-style-name="Table_20_Contents">
      <style:text-properties fo:font-style="italic" officeooo:rsid="01d088a6" officeooo:paragraph-rsid="01d088a6" style:font-style-asian="italic" style:font-style-complex="italic"/>
    </style:style>
    <style:style style:name="P108" style:family="paragraph" style:parent-style-name="Table_20_Contents">
      <style:text-properties officeooo:rsid="010f2e3d" officeooo:paragraph-rsid="010f2e3d"/>
    </style:style>
    <style:style style:name="P109" style:family="paragraph" style:parent-style-name="Table_20_Contents">
      <style:text-properties officeooo:rsid="0114a2b1" officeooo:paragraph-rsid="0114a2b1"/>
    </style:style>
    <style:style style:name="P110" style:family="paragraph" style:parent-style-name="Table_20_Contents">
      <style:text-properties officeooo:rsid="01171e88" officeooo:paragraph-rsid="01171e88"/>
    </style:style>
    <style:style style:name="P111" style:family="paragraph" style:parent-style-name="Table_20_Contents">
      <style:text-properties officeooo:rsid="011db915" officeooo:paragraph-rsid="011db915"/>
    </style:style>
    <style:style style:name="P112" style:family="paragraph" style:parent-style-name="Table_20_Contents">
      <style:text-properties officeooo:rsid="0120fd87" officeooo:paragraph-rsid="0120fd87"/>
    </style:style>
    <style:style style:name="P113" style:family="paragraph" style:parent-style-name="Table_20_Contents">
      <style:text-properties officeooo:rsid="0128c33b" officeooo:paragraph-rsid="013457cf"/>
    </style:style>
    <style:style style:name="P114" style:family="paragraph" style:parent-style-name="Table_20_Contents">
      <style:text-properties officeooo:rsid="0128c33b" officeooo:paragraph-rsid="01543fe0"/>
    </style:style>
    <style:style style:name="P115" style:family="paragraph" style:parent-style-name="Table_20_Contents">
      <style:text-properties officeooo:rsid="0128c33b" officeooo:paragraph-rsid="0171684b"/>
    </style:style>
    <style:style style:name="P116" style:family="paragraph" style:parent-style-name="Table_20_Contents">
      <style:text-properties officeooo:rsid="0128c33b" officeooo:paragraph-rsid="01737f49"/>
    </style:style>
    <style:style style:name="P117" style:family="paragraph" style:parent-style-name="Table_20_Contents">
      <style:text-properties officeooo:rsid="0128c33b" officeooo:paragraph-rsid="0193e997"/>
    </style:style>
    <style:style style:name="P118" style:family="paragraph" style:parent-style-name="Table_20_Contents">
      <style:text-properties officeooo:rsid="0128c33b" officeooo:paragraph-rsid="01951044"/>
    </style:style>
    <style:style style:name="P119" style:family="paragraph" style:parent-style-name="Table_20_Contents">
      <style:text-properties officeooo:rsid="0128c33b" officeooo:paragraph-rsid="01ba2e3c"/>
    </style:style>
    <style:style style:name="P120" style:family="paragraph" style:parent-style-name="Table_20_Contents">
      <style:text-properties officeooo:rsid="0128c33b" officeooo:paragraph-rsid="01bb6695"/>
    </style:style>
    <style:style style:name="P121" style:family="paragraph" style:parent-style-name="Table_20_Contents">
      <style:text-properties officeooo:rsid="01379351" officeooo:paragraph-rsid="01379351"/>
    </style:style>
    <style:style style:name="P122" style:family="paragraph" style:parent-style-name="Table_20_Contents">
      <style:text-properties officeooo:rsid="0138af9b" officeooo:paragraph-rsid="0138af9b"/>
    </style:style>
    <style:style style:name="P123" style:family="paragraph" style:parent-style-name="Table_20_Contents">
      <style:text-properties officeooo:rsid="013dc3ad" officeooo:paragraph-rsid="013dc3ad"/>
    </style:style>
    <style:style style:name="P124" style:family="paragraph" style:parent-style-name="Table_20_Contents">
      <style:text-properties officeooo:rsid="013dc3ad" officeooo:paragraph-rsid="018957fd"/>
    </style:style>
    <style:style style:name="P125" style:family="paragraph" style:parent-style-name="Table_20_Contents">
      <style:text-properties officeooo:rsid="013fd011" officeooo:paragraph-rsid="013fd011"/>
    </style:style>
    <style:style style:name="P126" style:family="paragraph" style:parent-style-name="Table_20_Contents">
      <style:text-properties officeooo:rsid="013fd011" officeooo:paragraph-rsid="018957fd"/>
    </style:style>
    <style:style style:name="P127" style:family="paragraph" style:parent-style-name="Table_20_Contents">
      <style:text-properties officeooo:rsid="01426bdf" officeooo:paragraph-rsid="01426bdf"/>
    </style:style>
    <style:style style:name="P128" style:family="paragraph" style:parent-style-name="Table_20_Contents">
      <style:text-properties officeooo:rsid="01430515" officeooo:paragraph-rsid="01430515"/>
    </style:style>
    <style:style style:name="P129" style:family="paragraph" style:parent-style-name="Table_20_Contents">
      <style:text-properties officeooo:rsid="0143d0ca" officeooo:paragraph-rsid="0143d0ca"/>
    </style:style>
    <style:style style:name="P130" style:family="paragraph" style:parent-style-name="Table_20_Contents">
      <style:text-properties officeooo:rsid="01455cd3" officeooo:paragraph-rsid="01455cd3"/>
    </style:style>
    <style:style style:name="P131" style:family="paragraph" style:parent-style-name="Table_20_Contents">
      <style:text-properties officeooo:rsid="014712d0" officeooo:paragraph-rsid="014712d0"/>
    </style:style>
    <style:style style:name="P132" style:family="paragraph" style:parent-style-name="Table_20_Contents">
      <style:text-properties officeooo:rsid="0156d947" officeooo:paragraph-rsid="0156d947"/>
    </style:style>
    <style:style style:name="P133" style:family="paragraph" style:parent-style-name="Table_20_Contents">
      <style:text-properties officeooo:rsid="0156d947" officeooo:paragraph-rsid="01ba2e3c"/>
    </style:style>
    <style:style style:name="P134" style:family="paragraph" style:parent-style-name="Table_20_Contents">
      <style:text-properties officeooo:rsid="01570b89" officeooo:paragraph-rsid="01570b89"/>
    </style:style>
    <style:style style:name="P135" style:family="paragraph" style:parent-style-name="Table_20_Contents">
      <style:text-properties officeooo:rsid="01570b89" officeooo:paragraph-rsid="01ba2e3c"/>
    </style:style>
    <style:style style:name="P136" style:family="paragraph" style:parent-style-name="Table_20_Contents">
      <style:text-properties officeooo:rsid="0158c378" officeooo:paragraph-rsid="0158c378"/>
    </style:style>
    <style:style style:name="P137" style:family="paragraph" style:parent-style-name="Table_20_Contents">
      <style:text-properties officeooo:rsid="0158c378" officeooo:paragraph-rsid="01ba2e3c"/>
    </style:style>
    <style:style style:name="P138" style:family="paragraph" style:parent-style-name="Table_20_Contents">
      <style:text-properties officeooo:rsid="015be916" officeooo:paragraph-rsid="015be916"/>
    </style:style>
    <style:style style:name="P139" style:family="paragraph" style:parent-style-name="Table_20_Contents">
      <style:text-properties officeooo:rsid="015ca86b" officeooo:paragraph-rsid="015ca86b"/>
    </style:style>
    <style:style style:name="P140" style:family="paragraph" style:parent-style-name="Table_20_Contents">
      <style:text-properties officeooo:rsid="01614dd0" officeooo:paragraph-rsid="01614dd0"/>
    </style:style>
    <style:style style:name="P141" style:family="paragraph" style:parent-style-name="Table_20_Contents">
      <style:text-properties officeooo:rsid="01695f71" officeooo:paragraph-rsid="01695f71"/>
    </style:style>
    <style:style style:name="P142" style:family="paragraph" style:parent-style-name="Table_20_Contents">
      <style:text-properties officeooo:rsid="01695f71" officeooo:paragraph-rsid="0193e997"/>
    </style:style>
    <style:style style:name="P143" style:family="paragraph" style:parent-style-name="Table_20_Contents">
      <style:text-properties officeooo:rsid="01695f71" officeooo:paragraph-rsid="01951044"/>
    </style:style>
    <style:style style:name="P144" style:family="paragraph" style:parent-style-name="Table_20_Contents">
      <style:text-properties officeooo:rsid="01695f71" officeooo:paragraph-rsid="01bb6695"/>
    </style:style>
    <style:style style:name="P145" style:family="paragraph" style:parent-style-name="Table_20_Contents">
      <style:text-properties officeooo:rsid="0171684b" officeooo:paragraph-rsid="0171684b"/>
    </style:style>
    <style:style style:name="P146" style:family="paragraph" style:parent-style-name="Table_20_Contents">
      <style:text-properties officeooo:rsid="0171684b" officeooo:paragraph-rsid="01737f49"/>
    </style:style>
    <style:style style:name="P147" style:family="paragraph" style:parent-style-name="Table_20_Contents">
      <style:text-properties officeooo:rsid="0171b3c9" officeooo:paragraph-rsid="0171b3c9"/>
    </style:style>
    <style:style style:name="P148" style:family="paragraph" style:parent-style-name="Table_20_Contents">
      <style:text-properties officeooo:rsid="0171b3c9" officeooo:paragraph-rsid="01737f49"/>
    </style:style>
    <style:style style:name="P149" style:family="paragraph" style:parent-style-name="Table_20_Contents">
      <style:text-properties officeooo:rsid="0171b3c9" officeooo:paragraph-rsid="019b8a7d"/>
    </style:style>
    <style:style style:name="P150" style:family="paragraph" style:parent-style-name="Table_20_Contents">
      <style:text-properties officeooo:rsid="017d400e" officeooo:paragraph-rsid="017d400e"/>
    </style:style>
    <style:style style:name="P151" style:family="paragraph" style:parent-style-name="Table_20_Contents">
      <style:text-properties officeooo:rsid="018046c2" officeooo:paragraph-rsid="018046c2"/>
    </style:style>
    <style:style style:name="P152" style:family="paragraph" style:parent-style-name="Table_20_Contents">
      <style:text-properties officeooo:rsid="018081ee" officeooo:paragraph-rsid="018081ee"/>
    </style:style>
    <style:style style:name="P153" style:family="paragraph" style:parent-style-name="Table_20_Contents">
      <style:text-properties officeooo:rsid="01962ab3" officeooo:paragraph-rsid="01962ab3"/>
    </style:style>
    <style:style style:name="P154" style:family="paragraph" style:parent-style-name="Table_20_Contents">
      <style:text-properties officeooo:rsid="0196e3c9" officeooo:paragraph-rsid="0196e3c9"/>
    </style:style>
    <style:style style:name="P155" style:family="paragraph" style:parent-style-name="Table_20_Contents">
      <style:text-properties officeooo:rsid="01b94e02" officeooo:paragraph-rsid="01b94e02"/>
    </style:style>
    <style:style style:name="P156" style:family="paragraph" style:parent-style-name="Table_20_Contents">
      <style:text-properties officeooo:rsid="01baf078" officeooo:paragraph-rsid="01baf078"/>
    </style:style>
    <style:style style:name="P157" style:family="paragraph" style:parent-style-name="Table_20_Contents">
      <style:text-properties officeooo:rsid="01be48df" officeooo:paragraph-rsid="01be48df"/>
    </style:style>
    <style:style style:name="P158" style:family="paragraph" style:parent-style-name="Table_20_Contents">
      <style:text-properties officeooo:rsid="01bf6819" officeooo:paragraph-rsid="01bf6819"/>
    </style:style>
    <style:style style:name="P159" style:family="paragraph" style:parent-style-name="Table_20_Contents">
      <style:text-properties officeooo:rsid="01c07440" officeooo:paragraph-rsid="01c07440"/>
    </style:style>
    <style:style style:name="P160" style:family="paragraph" style:parent-style-name="Table_20_Contents">
      <style:text-properties officeooo:rsid="01c4a253" officeooo:paragraph-rsid="01c4a253"/>
    </style:style>
    <style:style style:name="P161" style:family="paragraph" style:parent-style-name="Table_20_Contents">
      <style:text-properties officeooo:rsid="01c637f6" officeooo:paragraph-rsid="01c637f6"/>
    </style:style>
    <style:style style:name="P162" style:family="paragraph" style:parent-style-name="Table_20_Contents">
      <style:text-properties officeooo:rsid="01c77e96" officeooo:paragraph-rsid="01c77e96"/>
    </style:style>
    <style:style style:name="P163" style:family="paragraph" style:parent-style-name="Table_20_Contents">
      <style:text-properties officeooo:rsid="01caec37" officeooo:paragraph-rsid="01caec37"/>
    </style:style>
    <style:style style:name="P164" style:family="paragraph" style:parent-style-name="Table_20_Contents">
      <style:text-properties officeooo:rsid="01cc401a" officeooo:paragraph-rsid="01cc401a"/>
    </style:style>
    <style:style style:name="P165" style:family="paragraph" style:parent-style-name="Table_20_Contents">
      <style:text-properties officeooo:rsid="01d088a6" officeooo:paragraph-rsid="01d088a6"/>
    </style:style>
    <style:style style:name="P166" style:family="paragraph" style:parent-style-name="Subtitle">
      <style:text-properties officeooo:rsid="0016f834" officeooo:paragraph-rsid="0016f834"/>
    </style:style>
    <style:style style:name="P167" style:family="paragraph" style:parent-style-name="Title">
      <style:text-properties officeooo:rsid="0016f834" officeooo:paragraph-rsid="0016f834"/>
    </style:style>
    <style:style style:name="P168" style:family="paragraph" style:parent-style-name="Footnote">
      <style:text-properties officeooo:rsid="00233d97" officeooo:paragraph-rsid="00233d97"/>
    </style:style>
    <style:style style:name="P169" style:family="paragraph" style:parent-style-name="Standard">
      <style:text-properties officeooo:rsid="0133f1d6" officeooo:paragraph-rsid="013457cf"/>
    </style:style>
    <style:style style:name="P170" style:family="paragraph" style:parent-style-name="Standard">
      <style:text-properties officeooo:paragraph-rsid="01caec37"/>
    </style:style>
    <style:style style:name="P171" style:family="paragraph" style:parent-style-name="Preformatted_20_Text">
      <style:text-properties officeooo:paragraph-rsid="014a8cb4"/>
    </style:style>
    <style:style style:name="P172" style:family="paragraph" style:parent-style-name="Preformatted_20_Text">
      <style:text-properties officeooo:paragraph-rsid="01543fe0"/>
    </style:style>
    <style:style style:name="P173" style:family="paragraph" style:parent-style-name="Preformatted_20_Text">
      <style:text-properties officeooo:paragraph-rsid="0168f9f6"/>
    </style:style>
    <style:style style:name="P174" style:family="paragraph" style:parent-style-name="Preformatted_20_Text">
      <style:text-properties officeooo:paragraph-rsid="01694118"/>
    </style:style>
    <style:style style:name="P175" style:family="paragraph" style:parent-style-name="Preformatted_20_Text">
      <style:text-properties officeooo:paragraph-rsid="016b42ea"/>
    </style:style>
    <style:style style:name="P176" style:family="paragraph" style:parent-style-name="Preformatted_20_Text">
      <style:text-properties officeooo:paragraph-rsid="0193e997"/>
    </style:style>
    <style:style style:name="P177" style:family="paragraph" style:parent-style-name="Preformatted_20_Text">
      <style:text-properties officeooo:paragraph-rsid="01951044"/>
    </style:style>
    <style:style style:name="P178" style:family="paragraph" style:parent-style-name="Preformatted_20_Text">
      <style:text-properties officeooo:paragraph-rsid="01951c6e"/>
    </style:style>
    <style:style style:name="P179" style:family="paragraph" style:parent-style-name="Preformatted_20_Text">
      <style:text-properties fo:font-weight="bold" style:font-weight-asian="bold" style:font-weight-complex="bold"/>
    </style:style>
    <style:style style:name="P180" style:family="paragraph" style:parent-style-name="Preformatted_20_Text">
      <style:text-properties officeooo:paragraph-rsid="01b82216"/>
    </style:style>
    <style:style style:name="P181" style:family="paragraph" style:parent-style-name="Preformatted_20_Text">
      <style:text-properties officeooo:paragraph-rsid="01ba2e3c"/>
    </style:style>
    <style:style style:name="P182" style:family="paragraph" style:parent-style-name="Preformatted_20_Text">
      <style:text-properties officeooo:paragraph-rsid="01bb6695"/>
    </style:style>
    <style:style style:name="P183" style:family="paragraph" style:parent-style-name="Preformatted_20_Text">
      <style:text-properties officeooo:paragraph-rsid="01bd4e71"/>
    </style:style>
    <style:style style:name="P184" style:family="paragraph" style:parent-style-name="Preformatted_20_Text">
      <style:text-properties officeooo:paragraph-rsid="01caec37"/>
    </style:style>
    <style:style style:name="P185" style:family="paragraph" style:parent-style-name="Preformatted_20_Text">
      <style:text-properties officeooo:rsid="01e1cc40" officeooo:paragraph-rsid="01e1cc40"/>
    </style:style>
    <style:style style:name="P1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0" style:family="paragraph" style:parent-style-name="Heading_20_1">
      <style:text-properties officeooo:rsid="00195aa2" officeooo:paragraph-rsid="00195aa2"/>
    </style:style>
    <style:style style:name="P191" style:family="paragraph" style:parent-style-name="Heading_20_1">
      <style:text-properties officeooo:rsid="00201b4a" officeooo:paragraph-rsid="00201b4a"/>
    </style:style>
    <style:style style:name="P192" style:family="paragraph" style:parent-style-name="Heading_20_1">
      <style:text-properties officeooo:rsid="00409f42" officeooo:paragraph-rsid="00409f42"/>
    </style:style>
    <style:style style:name="P193" style:family="paragraph" style:parent-style-name="Heading_20_1">
      <style:text-properties officeooo:rsid="00215f60" officeooo:paragraph-rsid="00215f60"/>
    </style:style>
    <style:style style:name="P194" style:family="paragraph" style:parent-style-name="Heading_20_1">
      <style:text-properties officeooo:rsid="002d199a" officeooo:paragraph-rsid="002d199a"/>
    </style:style>
    <style:style style:name="P195" style:family="paragraph" style:parent-style-name="Heading_20_1">
      <style:text-properties officeooo:rsid="0069d44d" officeooo:paragraph-rsid="0069d44d"/>
    </style:style>
    <style:style style:name="P196" style:family="paragraph" style:parent-style-name="Heading_20_2">
      <style:text-properties officeooo:rsid="00233d97" officeooo:paragraph-rsid="00233d97"/>
    </style:style>
    <style:style style:name="P197" style:family="paragraph" style:parent-style-name="Heading_20_2">
      <style:text-properties officeooo:rsid="002c0c7d" officeooo:paragraph-rsid="002c0c7d"/>
    </style:style>
    <style:style style:name="P198" style:family="paragraph" style:parent-style-name="Heading_20_2">
      <style:text-properties officeooo:rsid="003bc373" officeooo:paragraph-rsid="003bc373"/>
    </style:style>
    <style:style style:name="P199" style:family="paragraph" style:parent-style-name="Heading_20_2">
      <style:text-properties officeooo:rsid="004aec0f" officeooo:paragraph-rsid="004aec0f"/>
    </style:style>
    <style:style style:name="P200" style:family="paragraph" style:parent-style-name="Heading_20_2">
      <style:text-properties officeooo:rsid="0133f1d6" officeooo:paragraph-rsid="0133f1d6"/>
    </style:style>
    <style:style style:name="P201" style:family="paragraph" style:parent-style-name="Heading_20_2">
      <style:text-properties officeooo:rsid="0185481c" officeooo:paragraph-rsid="0185481c"/>
    </style:style>
    <style:style style:name="P202" style:family="paragraph" style:parent-style-name="Heading_20_3">
      <style:text-properties officeooo:rsid="007f5b42" officeooo:paragraph-rsid="02171f88"/>
    </style:style>
    <style:style style:name="P203" style:family="paragraph" style:parent-style-name="Heading_20_3">
      <style:text-properties officeooo:rsid="01047ea0" officeooo:paragraph-rsid="01047ea0"/>
    </style:style>
    <style:style style:name="P204" style:family="paragraph" style:parent-style-name="Heading_20_3">
      <style:text-properties officeooo:rsid="014f5509" officeooo:paragraph-rsid="014f5509"/>
    </style:style>
    <style:style style:name="P205" style:family="paragraph" style:parent-style-name="Heading_20_3">
      <style:text-properties officeooo:rsid="020813b8" officeooo:paragraph-rsid="020813b8"/>
    </style:style>
    <style:style style:name="P206" style:family="paragraph" style:parent-style-name="Heading_20_3">
      <style:text-properties officeooo:rsid="02133483" officeooo:paragraph-rsid="02133483"/>
    </style:style>
    <style:style style:name="P207" style:family="paragraph" style:parent-style-name="Heading_20_4">
      <style:text-properties officeooo:paragraph-rsid="009282ae"/>
    </style:style>
    <style:style style:name="P208" style:family="paragraph" style:parent-style-name="Preformatted_20_Text">
      <style:text-properties fo:background-color="#eeeeee"/>
    </style:style>
    <style:style style:name="P209" style:family="paragraph" style:parent-style-name="Preformatted_20_Text">
      <style:text-properties officeooo:paragraph-rsid="00661981" fo:background-color="#eeeeee"/>
    </style:style>
    <style:style style:name="P210" style:family="paragraph" style:parent-style-name="Preformatted_20_Text">
      <style:text-properties officeooo:rsid="00d30678" fo:background-color="#eeeeee"/>
    </style:style>
    <style:style style:name="P211" style:family="paragraph" style:parent-style-name="Preformatted_20_Text">
      <style:text-properties officeooo:rsid="0052b138" fo:background-color="#eeeeee"/>
    </style:style>
    <style:style style:name="P212" style:family="paragraph" style:parent-style-name="Preformatted_20_Text">
      <loext:graphic-properties draw:fill="solid" draw:fill-color="#eeeeee"/>
      <style:paragraph-properties fo:background-color="#eeeeee"/>
    </style:style>
    <style:style style:name="P213" style:family="paragraph" style:parent-style-name="Preformatted_20_Text">
      <style:text-properties officeooo:paragraph-rsid="0229b945"/>
    </style:style>
    <style:style style:name="P214" style:family="paragraph" style:parent-style-name="Preformatted_20_Text">
      <style:text-properties officeooo:paragraph-rsid="022b3500"/>
    </style:style>
    <style:style style:name="P215" style:family="paragraph" style:parent-style-name="Preformatted_20_Text">
      <style:text-properties officeooo:paragraph-rsid="022d7398"/>
    </style:style>
    <style:style style:name="P216" style:family="paragraph" style:parent-style-name="Preformatted_20_Text">
      <style:text-properties officeooo:paragraph-rsid="0232168a"/>
    </style:style>
    <style:style style:name="P217" style:family="paragraph" style:parent-style-name="Preformatted_20_Text">
      <style:text-properties officeooo:paragraph-rsid="023388d3"/>
    </style:style>
    <style:style style:name="P218" style:family="paragraph" style:parent-style-name="Preformatted_20_Text">
      <style:text-properties officeooo:paragraph-rsid="02340514"/>
    </style:style>
    <style:style style:name="P219" style:family="paragraph" style:parent-style-name="Preformatted_20_Text">
      <style:text-properties officeooo:paragraph-rsid="02371f21"/>
    </style:style>
    <style:style style:name="P220" style:family="paragraph" style:parent-style-name="Preformatted_20_Text">
      <style:text-properties officeooo:paragraph-rsid="023b3761"/>
    </style:style>
    <style:style style:name="P221" style:family="paragraph" style:parent-style-name="Preformatted_20_Text">
      <style:text-properties officeooo:rsid="014712d0" officeooo:paragraph-rsid="02560cc9"/>
    </style:style>
    <style:style style:name="P222" style:family="paragraph" style:parent-style-name="Preformatted_20_Text">
      <style:text-properties officeooo:paragraph-rsid="02560cc9"/>
    </style:style>
    <style:style style:name="P223" style:family="paragraph" style:parent-style-name="Preformatted_20_Text">
      <style:text-properties officeooo:rsid="0258c524" officeooo:paragraph-rsid="0258c524" fo:background-color="#ffffff"/>
    </style:style>
    <style:style style:name="P224" style:family="paragraph" style:parent-style-name="Preformatted_20_Text">
      <style:text-properties officeooo:paragraph-rsid="026c57ba"/>
    </style:style>
    <style:style style:name="P225" style:family="paragraph" style:parent-style-name="Table_20_Contents">
      <style:text-properties officeooo:rsid="01e4fe9b" officeooo:paragraph-rsid="01e4fe9b"/>
    </style:style>
    <style:style style:name="P226" style:family="paragraph" style:parent-style-name="Table_20_Contents">
      <style:text-properties fo:font-style="italic" officeooo:rsid="02234522" officeooo:paragraph-rsid="02234522" style:font-style-asian="italic" style:font-style-complex="italic"/>
    </style:style>
    <style:style style:name="P227" style:family="paragraph" style:parent-style-name="Table_20_Contents">
      <style:text-properties fo:font-style="italic" officeooo:rsid="02250135" officeooo:paragraph-rsid="02250135" style:font-style-asian="italic" style:font-style-complex="italic"/>
    </style:style>
    <style:style style:name="P228" style:family="paragraph" style:parent-style-name="Table_20_Contents">
      <style:text-properties fo:font-style="italic" officeooo:rsid="0227cfb4" officeooo:paragraph-rsid="0227cfb4" style:font-style-asian="italic" style:font-style-complex="italic"/>
    </style:style>
    <style:style style:name="P229" style:family="paragraph" style:parent-style-name="Table_20_Contents">
      <style:text-properties fo:font-style="italic" officeooo:rsid="0232168a" officeooo:paragraph-rsid="0232168a" style:font-style-asian="italic" style:font-style-complex="italic"/>
    </style:style>
    <style:style style:name="P230" style:family="paragraph" style:parent-style-name="Table_20_Contents">
      <style:text-properties fo:font-style="italic" officeooo:rsid="02371f21" officeooo:paragraph-rsid="02371f21" style:font-style-asian="italic" style:font-style-complex="italic"/>
    </style:style>
    <style:style style:name="P231" style:family="paragraph" style:parent-style-name="Table_20_Contents">
      <style:text-properties fo:font-style="italic" officeooo:rsid="0242cb4d" officeooo:paragraph-rsid="0242cb4d" style:font-style-asian="italic" style:font-style-complex="italic"/>
    </style:style>
    <style:style style:name="P232" style:family="paragraph" style:parent-style-name="Table_20_Contents">
      <style:text-properties fo:font-style="italic" officeooo:rsid="02445790" officeooo:paragraph-rsid="02445790" style:font-style-asian="italic" style:font-style-complex="italic"/>
    </style:style>
    <style:style style:name="P233" style:family="paragraph" style:parent-style-name="Table_20_Contents">
      <style:text-properties fo:font-style="italic" officeooo:rsid="024b89f4" officeooo:paragraph-rsid="024b89f4" style:font-style-asian="italic" style:font-style-complex="italic"/>
    </style:style>
    <style:style style:name="P234" style:family="paragraph" style:parent-style-name="Table_20_Contents">
      <style:text-properties fo:font-style="italic" officeooo:rsid="025d3f8b" officeooo:paragraph-rsid="025d3f8b" style:font-style-asian="italic" style:font-style-complex="italic"/>
    </style:style>
    <style:style style:name="P235" style:family="paragraph" style:parent-style-name="Table_20_Contents">
      <style:text-properties fo:font-style="italic" officeooo:rsid="0261dfb6" officeooo:paragraph-rsid="0261dfb6" style:font-style-asian="italic" style:font-style-complex="italic"/>
    </style:style>
    <style:style style:name="P236" style:family="paragraph" style:parent-style-name="Table_20_Contents">
      <style:text-properties fo:font-style="italic" officeooo:rsid="02669971" officeooo:paragraph-rsid="02669971" style:font-style-asian="italic" style:font-style-complex="italic"/>
    </style:style>
    <style:style style:name="P237" style:family="paragraph" style:parent-style-name="Table_20_Contents">
      <style:text-properties fo:font-style="italic" officeooo:rsid="02683fc3" officeooo:paragraph-rsid="02683fc3" style:font-style-asian="italic" style:font-style-complex="italic"/>
    </style:style>
    <style:style style:name="P238" style:family="paragraph" style:parent-style-name="Table_20_Contents">
      <style:text-properties officeooo:rsid="02234522" officeooo:paragraph-rsid="02234522"/>
    </style:style>
    <style:style style:name="P239" style:family="paragraph" style:parent-style-name="Table_20_Contents">
      <style:text-properties officeooo:rsid="02250135" officeooo:paragraph-rsid="02250135"/>
    </style:style>
    <style:style style:name="P240" style:family="paragraph" style:parent-style-name="Table_20_Contents">
      <style:text-properties officeooo:rsid="02267194" officeooo:paragraph-rsid="02267194"/>
    </style:style>
    <style:style style:name="P241" style:family="paragraph" style:parent-style-name="Table_20_Contents">
      <style:text-properties officeooo:rsid="0227cfb4" officeooo:paragraph-rsid="0227cfb4"/>
    </style:style>
    <style:style style:name="P242" style:family="paragraph" style:parent-style-name="Table_20_Contents">
      <style:text-properties officeooo:rsid="022c44b7" officeooo:paragraph-rsid="022c44b7"/>
    </style:style>
    <style:style style:name="P243" style:family="paragraph" style:parent-style-name="Table_20_Contents">
      <style:text-properties officeooo:rsid="0232168a" officeooo:paragraph-rsid="0232168a"/>
    </style:style>
    <style:style style:name="P244" style:family="paragraph" style:parent-style-name="Table_20_Contents">
      <style:text-properties officeooo:rsid="02371f21" officeooo:paragraph-rsid="02371f21"/>
    </style:style>
    <style:style style:name="P245" style:family="paragraph" style:parent-style-name="Table_20_Contents">
      <style:text-properties officeooo:rsid="0242cb4d" officeooo:paragraph-rsid="0242cb4d"/>
    </style:style>
    <style:style style:name="P246" style:family="paragraph" style:parent-style-name="Table_20_Contents">
      <style:text-properties officeooo:rsid="02445790" officeooo:paragraph-rsid="02445790"/>
    </style:style>
    <style:style style:name="P247" style:family="paragraph" style:parent-style-name="Table_20_Contents">
      <style:text-properties officeooo:rsid="0166e7db" officeooo:paragraph-rsid="02445790"/>
    </style:style>
    <style:style style:name="P248" style:family="paragraph" style:parent-style-name="Table_20_Contents">
      <style:text-properties officeooo:rsid="024b89f4" officeooo:paragraph-rsid="024b89f4"/>
    </style:style>
    <style:style style:name="P249" style:family="paragraph" style:parent-style-name="Table_20_Contents">
      <style:text-properties officeooo:rsid="0252ab51" officeooo:paragraph-rsid="0252ab51"/>
    </style:style>
    <style:style style:name="P250" style:family="paragraph" style:parent-style-name="Table_20_Contents">
      <style:text-properties officeooo:rsid="025d3f8b" officeooo:paragraph-rsid="025d3f8b"/>
    </style:style>
    <style:style style:name="P251" style:family="paragraph" style:parent-style-name="Table_20_Contents">
      <style:text-properties officeooo:rsid="0261dfb6" officeooo:paragraph-rsid="0261dfb6"/>
    </style:style>
    <style:style style:name="P252" style:family="paragraph" style:parent-style-name="Table_20_Contents">
      <style:text-properties officeooo:paragraph-rsid="02669971"/>
    </style:style>
    <style:style style:name="P253" style:family="paragraph" style:parent-style-name="Table_20_Contents">
      <style:text-properties officeooo:rsid="02669971" officeooo:paragraph-rsid="02669971"/>
    </style:style>
    <style:style style:name="P254" style:family="paragraph" style:parent-style-name="Table_20_Contents">
      <style:text-properties officeooo:rsid="02683fc3" officeooo:paragraph-rsid="02683fc3"/>
    </style:style>
    <style:style style:name="P255" style:family="paragraph" style:parent-style-name="Table_20_Contents">
      <style:text-properties officeooo:rsid="026b5ba5" officeooo:paragraph-rsid="026b5ba5"/>
    </style:style>
    <style:style style:name="P256" style:family="paragraph" style:parent-style-name="Table_20_Contents">
      <style:text-properties officeooo:rsid="0270ee18" officeooo:paragraph-rsid="0270ee18"/>
    </style:style>
    <style:style style:name="P257" style:family="paragraph" style:parent-style-name="Text_20_body" style:list-style-name="L1">
      <style:text-properties officeooo:rsid="0026b7c9" officeooo:paragraph-rsid="0026b7c9"/>
    </style:style>
    <style:style style:name="P258" style:family="paragraph" style:parent-style-name="Text_20_body">
      <style:text-properties officeooo:rsid="01e78ac7" officeooo:paragraph-rsid="01e78ac7"/>
    </style:style>
    <style:style style:name="P259" style:family="paragraph" style:parent-style-name="Text_20_body">
      <style:text-properties officeooo:rsid="00215f60" officeooo:paragraph-rsid="00215f60"/>
    </style:style>
    <style:style style:name="P260" style:family="paragraph" style:parent-style-name="Text_20_body">
      <style:text-properties officeooo:rsid="01ef3c3b" officeooo:paragraph-rsid="01ef3c3b"/>
    </style:style>
    <style:style style:name="P261" style:family="paragraph" style:parent-style-name="Text_20_body">
      <style:text-properties officeooo:paragraph-rsid="01ef3c3b"/>
    </style:style>
    <style:style style:name="P262" style:family="paragraph" style:parent-style-name="Text_20_body">
      <style:text-properties officeooo:rsid="01f3cdf2" officeooo:paragraph-rsid="01f3cdf2"/>
    </style:style>
    <style:style style:name="P263" style:family="paragraph" style:parent-style-name="Text_20_body">
      <style:text-properties officeooo:rsid="0047b39a" officeooo:paragraph-rsid="0047e3a0"/>
    </style:style>
    <style:style style:name="P264" style:family="paragraph" style:parent-style-name="Text_20_body">
      <style:text-properties officeooo:rsid="02071f6a" officeooo:paragraph-rsid="02071f6a"/>
    </style:style>
    <style:style style:name="P265" style:family="paragraph" style:parent-style-name="Text_20_body">
      <style:text-properties officeooo:rsid="020813b8" officeooo:paragraph-rsid="020813b8"/>
    </style:style>
    <style:style style:name="P266" style:family="paragraph" style:parent-style-name="Text_20_body">
      <style:text-properties officeooo:paragraph-rsid="0069d44d"/>
    </style:style>
    <style:style style:name="P267" style:family="paragraph" style:parent-style-name="Text_20_body">
      <style:text-properties officeooo:rsid="008272e5" officeooo:paragraph-rsid="008272e5"/>
    </style:style>
    <style:style style:name="P268" style:family="paragraph" style:parent-style-name="Text_20_body">
      <style:text-properties officeooo:paragraph-rsid="02133483"/>
    </style:style>
    <style:style style:name="P269" style:family="paragraph" style:parent-style-name="Text_20_body">
      <style:text-properties officeooo:rsid="02133483" officeooo:paragraph-rsid="02133483"/>
    </style:style>
    <style:style style:name="P270" style:family="paragraph" style:parent-style-name="Text_20_body">
      <style:text-properties officeooo:paragraph-rsid="0214f112"/>
    </style:style>
    <style:style style:name="P271" style:family="paragraph" style:parent-style-name="Text_20_body">
      <style:text-properties officeooo:rsid="0214f112" officeooo:paragraph-rsid="0214f112"/>
    </style:style>
    <style:style style:name="P272" style:family="paragraph" style:parent-style-name="Text_20_body">
      <style:text-properties officeooo:paragraph-rsid="009282ae"/>
    </style:style>
    <style:style style:name="P273" style:family="paragraph" style:parent-style-name="Text_20_body">
      <style:text-properties officeooo:rsid="02186579" officeooo:paragraph-rsid="02186579"/>
    </style:style>
    <style:style style:name="P274" style:family="paragraph" style:parent-style-name="Text_20_body">
      <style:text-properties fo:font-style="italic" officeooo:rsid="0076e5b3" officeooo:paragraph-rsid="010fef2b" style:font-style-asian="italic" style:font-style-complex="italic"/>
    </style:style>
    <style:style style:name="P275" style:family="paragraph" style:parent-style-name="Text_20_body">
      <style:text-properties fo:font-style="italic" officeooo:rsid="0076e5b3" officeooo:paragraph-rsid="0229b945" style:font-style-asian="italic" style:font-style-complex="italic"/>
    </style:style>
    <style:style style:name="P276" style:family="paragraph" style:parent-style-name="Text_20_body">
      <style:text-properties fo:font-style="italic" officeooo:rsid="0076e5b3" officeooo:paragraph-rsid="022b3500" style:font-style-asian="italic" style:font-style-complex="italic"/>
    </style:style>
    <style:style style:name="P277" style:family="paragraph" style:parent-style-name="Text_20_body">
      <style:text-properties fo:font-style="italic" officeooo:rsid="0076e5b3" officeooo:paragraph-rsid="022d7398" style:font-style-asian="italic" style:font-style-complex="italic"/>
    </style:style>
    <style:style style:name="P278" style:family="paragraph" style:parent-style-name="Text_20_body">
      <style:text-properties fo:font-style="italic" officeooo:rsid="0076e5b3" officeooo:paragraph-rsid="0232168a" style:font-style-asian="italic" style:font-style-complex="italic"/>
    </style:style>
    <style:style style:name="P279" style:family="paragraph" style:parent-style-name="Text_20_body">
      <style:text-properties fo:font-style="italic" officeooo:rsid="0076e5b3" officeooo:paragraph-rsid="023388d3" style:font-style-asian="italic" style:font-style-complex="italic"/>
    </style:style>
    <style:style style:name="P280" style:family="paragraph" style:parent-style-name="Text_20_body">
      <style:text-properties fo:font-style="italic" officeooo:rsid="0076e5b3" officeooo:paragraph-rsid="02340514" style:font-style-asian="italic" style:font-style-complex="italic"/>
    </style:style>
    <style:style style:name="P281" style:family="paragraph" style:parent-style-name="Text_20_body">
      <style:text-properties fo:font-style="italic" officeooo:rsid="0076e5b3" officeooo:paragraph-rsid="02371f21" style:font-style-asian="italic" style:font-style-complex="italic"/>
    </style:style>
    <style:style style:name="P282" style:family="paragraph" style:parent-style-name="Text_20_body">
      <style:text-properties fo:font-style="italic" officeooo:rsid="0076e5b3" officeooo:paragraph-rsid="023b3761" style:font-style-asian="italic" style:font-style-complex="italic"/>
    </style:style>
    <style:style style:name="P283" style:family="paragraph" style:parent-style-name="Text_20_body">
      <style:text-properties fo:font-style="italic" officeooo:rsid="02672f42" officeooo:paragraph-rsid="02672f42" style:font-style-asian="italic" style:font-style-complex="italic"/>
    </style:style>
    <style:style style:name="P284" style:family="paragraph" style:parent-style-name="Text_20_body">
      <style:text-properties officeooo:rsid="011a4bfa" officeooo:paragraph-rsid="011a4bfa"/>
    </style:style>
    <style:style style:name="P285" style:family="paragraph" style:parent-style-name="Text_20_body">
      <style:text-properties officeooo:rsid="0229b945" officeooo:paragraph-rsid="0229b945"/>
    </style:style>
    <style:style style:name="P286" style:family="paragraph" style:parent-style-name="Text_20_body">
      <style:text-properties officeooo:rsid="022b3500" officeooo:paragraph-rsid="022b3500"/>
    </style:style>
    <style:style style:name="P287" style:family="paragraph" style:parent-style-name="Text_20_body">
      <style:text-properties officeooo:rsid="022e9a34" officeooo:paragraph-rsid="022e9a34"/>
    </style:style>
    <style:style style:name="P288" style:family="paragraph" style:parent-style-name="Text_20_body">
      <style:text-properties officeooo:rsid="012442f0" officeooo:paragraph-rsid="0232168a"/>
    </style:style>
    <style:style style:name="P289" style:family="paragraph" style:parent-style-name="Text_20_body">
      <style:text-properties officeooo:rsid="023388d3" officeooo:paragraph-rsid="023388d3"/>
    </style:style>
    <style:style style:name="P290" style:family="paragraph" style:parent-style-name="Text_20_body">
      <style:text-properties officeooo:rsid="01327d4c" officeooo:paragraph-rsid="02371f21"/>
    </style:style>
    <style:style style:name="P291" style:family="paragraph" style:parent-style-name="Text_20_body">
      <style:text-properties officeooo:rsid="02371f21" officeooo:paragraph-rsid="02371f21"/>
    </style:style>
    <style:style style:name="P292" style:family="paragraph" style:parent-style-name="Text_20_body">
      <style:text-properties officeooo:rsid="023b3761" officeooo:paragraph-rsid="023b3761"/>
    </style:style>
    <style:style style:name="P293" style:family="paragraph" style:parent-style-name="Text_20_body">
      <style:text-properties officeooo:rsid="023e9a5d" officeooo:paragraph-rsid="023e9a5d"/>
    </style:style>
    <style:style style:name="P294" style:family="paragraph" style:parent-style-name="Text_20_body">
      <style:text-properties officeooo:rsid="0156d947" officeooo:paragraph-rsid="0244db1d"/>
    </style:style>
    <style:style style:name="P295" style:family="paragraph" style:parent-style-name="Text_20_body">
      <style:text-properties officeooo:rsid="0156d947" officeooo:paragraph-rsid="024805af"/>
    </style:style>
    <style:style style:name="P296" style:family="paragraph" style:parent-style-name="Text_20_body">
      <style:text-properties officeooo:rsid="0139e299" officeooo:paragraph-rsid="024edaf6"/>
    </style:style>
    <style:style style:name="P297" style:family="paragraph" style:parent-style-name="Text_20_body">
      <style:text-properties officeooo:rsid="013bd01a" officeooo:paragraph-rsid="02669971"/>
    </style:style>
    <style:style style:name="P298" style:family="paragraph" style:parent-style-name="Text_20_body">
      <style:text-properties officeooo:paragraph-rsid="02669971"/>
    </style:style>
    <style:style style:name="P299" style:family="paragraph" style:parent-style-name="Text_20_body">
      <style:text-properties officeooo:rsid="02672f42" officeooo:paragraph-rsid="02672f42"/>
    </style:style>
    <style:style style:name="T1" style:family="text">
      <style:text-properties officeooo:rsid="01d3a8d7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1d46e39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c5d3d2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1e51702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728d5e" style:font-style-asian="normal" style:font-style-complex="normal"/>
    </style:style>
    <style:style style:name="T10" style:family="text">
      <style:text-properties fo:font-style="normal" officeooo:rsid="0114a2b1" style:font-style-asian="normal" style:font-style-complex="normal"/>
    </style:style>
    <style:style style:name="T11" style:family="text">
      <style:text-properties fo:font-style="normal" officeooo:rsid="011c9e78" style:font-style-asian="normal" style:font-style-complex="normal"/>
    </style:style>
    <style:style style:name="T12" style:family="text">
      <style:text-properties fo:font-style="normal" officeooo:rsid="011db915" style:font-style-asian="normal" style:font-style-complex="normal"/>
    </style:style>
    <style:style style:name="T13" style:family="text">
      <style:text-properties fo:font-style="normal" officeooo:rsid="011dc4ae" style:font-style-asian="normal" style:font-style-complex="normal"/>
    </style:style>
    <style:style style:name="T14" style:family="text">
      <style:text-properties fo:font-style="normal" officeooo:rsid="011f92d6" style:font-style-asian="normal" style:font-style-complex="normal"/>
    </style:style>
    <style:style style:name="T15" style:family="text">
      <style:text-properties fo:font-style="normal" officeooo:rsid="0122013e" style:font-style-asian="normal" style:font-style-complex="normal"/>
    </style:style>
    <style:style style:name="T16" style:family="text">
      <style:text-properties fo:font-style="normal" officeooo:rsid="012601a6" style:font-style-asian="normal" style:font-style-complex="normal"/>
    </style:style>
    <style:style style:name="T17" style:family="text">
      <style:text-properties fo:font-style="normal" officeooo:rsid="01275aaa" style:font-style-asian="normal" style:font-style-complex="normal"/>
    </style:style>
    <style:style style:name="T18" style:family="text">
      <style:text-properties fo:font-style="normal" officeooo:rsid="012a2e46" style:font-style-asian="normal" style:font-style-complex="normal"/>
    </style:style>
    <style:style style:name="T19" style:family="text">
      <style:text-properties fo:font-style="normal" officeooo:rsid="012a5d28" style:font-style-asian="normal" style:font-style-complex="normal"/>
    </style:style>
    <style:style style:name="T20" style:family="text">
      <style:text-properties fo:font-style="normal" officeooo:rsid="01312f98" style:font-style-asian="normal" style:font-style-complex="normal"/>
    </style:style>
    <style:style style:name="T21" style:family="text">
      <style:text-properties fo:font-style="normal" officeooo:rsid="01327d4c" style:font-style-asian="normal" style:font-style-complex="normal"/>
    </style:style>
    <style:style style:name="T22" style:family="text">
      <style:text-properties fo:font-style="normal" officeooo:rsid="01398989" style:font-style-asian="normal" style:font-style-complex="normal"/>
    </style:style>
    <style:style style:name="T23" style:family="text">
      <style:text-properties fo:font-style="normal" officeooo:rsid="01423fc3" style:font-style-asian="normal" style:font-style-complex="normal"/>
    </style:style>
    <style:style style:name="T24" style:family="text">
      <style:text-properties fo:font-style="normal" officeooo:rsid="01455cd3" style:font-style-asian="normal" style:font-style-complex="normal"/>
    </style:style>
    <style:style style:name="T25" style:family="text">
      <style:text-properties fo:font-style="normal" officeooo:rsid="014712d0" style:font-style-asian="normal" style:font-style-complex="normal"/>
    </style:style>
    <style:style style:name="T26" style:family="text">
      <style:text-properties fo:font-style="normal" officeooo:rsid="01570b89" style:font-style-asian="normal" style:font-style-complex="normal"/>
    </style:style>
    <style:style style:name="T27" style:family="text">
      <style:text-properties fo:font-style="normal" officeooo:rsid="0162a283" style:font-style-asian="normal" style:font-style-complex="normal"/>
    </style:style>
    <style:style style:name="T28" style:family="text">
      <style:text-properties fo:font-style="normal" officeooo:rsid="016359e9" style:font-style-asian="normal" style:font-style-complex="normal"/>
    </style:style>
    <style:style style:name="T29" style:family="text">
      <style:text-properties fo:font-style="normal" officeooo:rsid="016537c0" style:font-style-asian="normal" style:font-style-complex="normal"/>
    </style:style>
    <style:style style:name="T30" style:family="text">
      <style:text-properties fo:font-style="normal" officeooo:rsid="0171d788" style:font-style-asian="normal" style:font-style-complex="normal"/>
    </style:style>
    <style:style style:name="T31" style:family="text">
      <style:text-properties fo:font-style="normal" officeooo:rsid="01737610" style:font-style-asian="normal" style:font-style-complex="normal"/>
    </style:style>
    <style:style style:name="T32" style:family="text">
      <style:text-properties fo:font-style="normal" officeooo:rsid="01786d0e" style:font-style-asian="normal" style:font-style-complex="normal"/>
    </style:style>
    <style:style style:name="T33" style:family="text">
      <style:text-properties fo:font-style="normal" officeooo:rsid="01810e57" style:font-style-asian="normal" style:font-style-complex="normal"/>
    </style:style>
    <style:style style:name="T34" style:family="text">
      <style:text-properties fo:font-style="normal" officeooo:rsid="01883846" style:font-style-asian="normal" style:font-style-complex="normal"/>
    </style:style>
    <style:style style:name="T35" style:family="text">
      <style:text-properties fo:font-style="normal" officeooo:rsid="018d3695" style:font-style-asian="normal" style:font-style-complex="normal"/>
    </style:style>
    <style:style style:name="T36" style:family="text">
      <style:text-properties fo:font-style="normal" officeooo:rsid="0197d8c8" style:font-style-asian="normal" style:font-style-complex="normal"/>
    </style:style>
    <style:style style:name="T37" style:family="text">
      <style:text-properties fo:font-style="normal" officeooo:rsid="0199cccf" style:font-style-asian="normal" style:font-style-complex="normal"/>
    </style:style>
    <style:style style:name="T38" style:family="text">
      <style:text-properties fo:font-style="normal" officeooo:rsid="01abda17" style:font-style-asian="normal" style:font-style-complex="normal"/>
    </style:style>
    <style:style style:name="T39" style:family="text">
      <style:text-properties fo:font-style="normal" officeooo:rsid="01b9faef" style:font-style-asian="normal" style:font-style-complex="normal"/>
    </style:style>
    <style:style style:name="T40" style:family="text">
      <style:text-properties fo:font-style="normal" officeooo:rsid="01c77e96" style:font-style-asian="normal" style:font-style-complex="normal"/>
    </style:style>
    <style:style style:name="T41" style:family="text">
      <style:text-properties fo:font-style="normal" officeooo:rsid="02288185" style:font-style-asian="normal" style:font-style-complex="normal"/>
    </style:style>
    <style:style style:name="T42" style:family="text">
      <style:text-properties fo:font-style="normal" officeooo:rsid="0229b945" style:font-style-asian="normal" style:font-style-complex="normal"/>
    </style:style>
    <style:style style:name="T43" style:family="text">
      <style:text-properties fo:font-style="normal" officeooo:rsid="022b3500" style:font-style-asian="normal" style:font-style-complex="normal"/>
    </style:style>
    <style:style style:name="T44" style:family="text">
      <style:text-properties fo:font-style="normal" officeooo:rsid="022e9a34" style:font-style-asian="normal" style:font-style-complex="normal"/>
    </style:style>
    <style:style style:name="T45" style:family="text">
      <style:text-properties fo:font-style="normal" officeooo:rsid="023136c6" style:font-style-asian="normal" style:font-style-complex="normal"/>
    </style:style>
    <style:style style:name="T46" style:family="text">
      <style:text-properties fo:font-style="normal" officeooo:rsid="0232168a" style:font-style-asian="normal" style:font-style-complex="normal"/>
    </style:style>
    <style:style style:name="T47" style:family="text">
      <style:text-properties fo:font-style="normal" officeooo:rsid="023388d3" style:font-style-asian="normal" style:font-style-complex="normal"/>
    </style:style>
    <style:style style:name="T48" style:family="text">
      <style:text-properties fo:font-style="normal" officeooo:rsid="02371f21" style:font-style-asian="normal" style:font-style-complex="normal"/>
    </style:style>
    <style:style style:name="T49" style:family="text">
      <style:text-properties fo:font-style="normal" officeooo:rsid="023d1d24" style:font-style-asian="normal" style:font-style-complex="normal"/>
    </style:style>
    <style:style style:name="T50" style:family="text">
      <style:text-properties fo:font-style="normal" officeooo:rsid="023e9a5d" style:font-style-asian="normal" style:font-style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08385d" style:font-weight-asian="normal" style:font-weight-complex="normal"/>
    </style:style>
    <style:style style:name="T53" style:family="text">
      <style:text-properties fo:font-weight="normal" officeooo:rsid="01b4ae03" style:font-weight-asian="normal" style:font-weight-complex="normal"/>
    </style:style>
    <style:style style:name="T54" style:family="text">
      <style:text-properties fo:font-weight="normal" officeooo:rsid="01d54815" style:font-weight-asian="normal" style:font-weight-complex="normal"/>
    </style:style>
    <style:style style:name="T55" style:family="text">
      <style:text-properties fo:font-weight="normal" officeooo:rsid="01e51702" style:font-weight-asian="normal" style:font-weight-complex="normal"/>
    </style:style>
    <style:style style:name="T56" style:family="text">
      <style:text-properties officeooo:rsid="001d4535"/>
    </style:style>
    <style:style style:name="T57" style:family="text">
      <style:text-properties officeooo:rsid="00201b4a"/>
    </style:style>
    <style:style style:name="T58" style:family="text">
      <style:text-properties officeooo:rsid="0024c4d5"/>
    </style:style>
    <style:style style:name="T59" style:family="text">
      <style:text-properties officeooo:rsid="002d199a"/>
    </style:style>
    <style:style style:name="T60" style:family="text">
      <style:text-properties officeooo:rsid="0035a1fa"/>
    </style:style>
    <style:style style:name="T61" style:family="text">
      <style:text-properties officeooo:rsid="00369376"/>
    </style:style>
    <style:style style:name="T62" style:family="text">
      <style:text-properties officeooo:rsid="00386c4b"/>
    </style:style>
    <style:style style:name="T63" style:family="text">
      <style:text-properties officeooo:rsid="0039b36f"/>
    </style:style>
    <style:style style:name="T64" style:family="text">
      <style:text-properties officeooo:rsid="003b56ef"/>
    </style:style>
    <style:style style:name="T65" style:family="text">
      <style:text-properties officeooo:rsid="003bc373"/>
    </style:style>
    <style:style style:name="T66" style:family="text">
      <style:text-properties officeooo:rsid="0047e3a0"/>
    </style:style>
    <style:style style:name="T67" style:family="text">
      <style:text-properties officeooo:rsid="00483c7c"/>
    </style:style>
    <style:style style:name="T68" style:family="text">
      <style:text-properties officeooo:rsid="004a36a8"/>
    </style:style>
    <style:style style:name="T69" style:family="text">
      <style:text-properties officeooo:rsid="0064dc13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3dff8c" style:font-weight-asian="bold" style:font-weight-complex="bold"/>
    </style:style>
    <style:style style:name="T72" style:family="text">
      <style:text-properties fo:font-weight="bold" officeooo:rsid="01b82216" style:font-weight-asian="bold" style:font-weight-complex="bold"/>
    </style:style>
    <style:style style:name="T73" style:family="text">
      <style:text-properties fo:font-weight="bold" officeooo:rsid="01bb6695" style:font-weight-asian="bold" style:font-weight-complex="bold"/>
    </style:style>
    <style:style style:name="T74" style:family="text">
      <style:text-properties fo:font-weight="bold" officeooo:rsid="01c963df" style:font-weight-asian="bold" style:font-weight-complex="bold"/>
    </style:style>
    <style:style style:name="T75" style:family="text">
      <style:text-properties fo:font-weight="bold" officeooo:rsid="01caec37" style:font-weight-asian="bold" style:font-weight-complex="bold"/>
    </style:style>
    <style:style style:name="T76" style:family="text">
      <style:text-properties fo:font-weight="bold" officeooo:rsid="0227cfb4" style:font-weight-asian="bold" style:font-weight-complex="bold"/>
    </style:style>
    <style:style style:name="T77" style:family="text">
      <style:text-properties fo:font-weight="bold" officeooo:rsid="02705277" style:font-weight-asian="bold" style:font-weight-complex="bold"/>
    </style:style>
    <style:style style:name="T78" style:family="text">
      <style:text-properties officeooo:rsid="006b9b7c"/>
    </style:style>
    <style:style style:name="T79" style:family="text">
      <style:text-properties officeooo:rsid="00930026"/>
    </style:style>
    <style:style style:name="T80" style:family="text">
      <style:text-properties officeooo:rsid="0099c140"/>
    </style:style>
    <style:style style:name="T81" style:family="text">
      <style:text-properties officeooo:rsid="00c746f8"/>
    </style:style>
    <style:style style:name="T82" style:family="text">
      <style:text-properties officeooo:rsid="00c7d0f5"/>
    </style:style>
    <style:style style:name="T83" style:family="text">
      <style:text-properties officeooo:rsid="013dc3ad"/>
    </style:style>
    <style:style style:name="T84" style:family="text">
      <style:text-properties officeooo:rsid="0150d8eb"/>
    </style:style>
    <style:style style:name="T85" style:family="text">
      <style:text-properties officeooo:rsid="01570b89"/>
    </style:style>
    <style:style style:name="T86" style:family="text">
      <style:text-properties officeooo:rsid="015a7c67"/>
    </style:style>
    <style:style style:name="T87" style:family="text">
      <style:text-properties officeooo:rsid="015b1830"/>
    </style:style>
    <style:style style:name="T88" style:family="text">
      <style:text-properties officeooo:rsid="015be916"/>
    </style:style>
    <style:style style:name="T89" style:family="text">
      <style:text-properties officeooo:rsid="015ebf09"/>
    </style:style>
    <style:style style:name="T90" style:family="text">
      <style:text-properties officeooo:rsid="01614dd0"/>
    </style:style>
    <style:style style:name="T91" style:family="text">
      <style:text-properties officeooo:rsid="01695f71"/>
    </style:style>
    <style:style style:name="T92" style:family="text">
      <style:text-properties officeooo:rsid="016e6c83"/>
    </style:style>
    <style:style style:name="T93" style:family="text">
      <style:text-properties officeooo:rsid="0171684b"/>
    </style:style>
    <style:style style:name="T94" style:family="text">
      <style:text-properties officeooo:rsid="01737f49"/>
    </style:style>
    <style:style style:name="T95" style:family="text">
      <style:text-properties officeooo:rsid="01786d0e"/>
    </style:style>
    <style:style style:name="T96" style:family="text">
      <style:text-properties officeooo:rsid="0182933e"/>
    </style:style>
    <style:style style:name="T97" style:family="text">
      <style:text-properties officeooo:rsid="0184bd39"/>
    </style:style>
    <style:style style:name="T98" style:family="text">
      <style:text-properties officeooo:rsid="018b0832"/>
    </style:style>
    <style:style style:name="T99" style:family="text">
      <style:text-properties officeooo:rsid="018d3695"/>
    </style:style>
    <style:style style:name="T100" style:family="text">
      <style:text-properties officeooo:rsid="018fba7d"/>
    </style:style>
    <style:style style:name="T101" style:family="text">
      <style:text-properties officeooo:rsid="0196e3c9"/>
    </style:style>
    <style:style style:name="T102" style:family="text">
      <style:text-properties officeooo:rsid="019ce6a9"/>
    </style:style>
    <style:style style:name="T103" style:family="text">
      <style:text-properties officeooo:rsid="019dfbbd"/>
    </style:style>
    <style:style style:name="T104" style:family="text">
      <style:text-properties officeooo:rsid="01aa722f"/>
    </style:style>
    <style:style style:name="T105" style:family="text">
      <style:text-properties officeooo:rsid="01b82216"/>
    </style:style>
    <style:style style:name="T106" style:family="text">
      <style:text-properties officeooo:rsid="01ba2e3c"/>
    </style:style>
    <style:style style:name="T107" style:family="text">
      <style:text-properties officeooo:rsid="01bb43b7"/>
    </style:style>
    <style:style style:name="T108" style:family="text">
      <style:text-properties officeooo:rsid="01bb6695"/>
    </style:style>
    <style:style style:name="T109" style:family="text">
      <style:text-properties officeooo:rsid="01bd4e71"/>
    </style:style>
    <style:style style:name="T110" style:family="text">
      <style:text-properties officeooo:rsid="01c26eb0"/>
    </style:style>
    <style:style style:name="T111" style:family="text">
      <style:text-properties officeooo:rsid="01c3a229"/>
    </style:style>
    <style:style style:name="T112" style:family="text">
      <style:text-properties officeooo:rsid="01c6dd6e"/>
    </style:style>
    <style:style style:name="T113" style:family="text">
      <style:text-properties officeooo:rsid="01c99616"/>
    </style:style>
    <style:style style:name="T114" style:family="text">
      <style:text-properties officeooo:rsid="01caec37"/>
    </style:style>
    <style:style style:name="T115" style:family="text">
      <style:text-properties officeooo:rsid="01cc401a"/>
    </style:style>
    <style:style style:name="T116" style:family="text">
      <style:text-properties officeooo:rsid="01cfc0d4"/>
    </style:style>
    <style:style style:name="T117" style:family="text">
      <style:text-properties officeooo:rsid="01cfddb1"/>
    </style:style>
    <style:style style:name="T118" style:family="text">
      <style:text-properties officeooo:rsid="01d26b3d"/>
    </style:style>
    <style:style style:name="T119" style:family="text">
      <style:text-properties officeooo:rsid="01d26f23"/>
    </style:style>
    <style:style style:name="T120" style:family="text">
      <style:text-properties officeooo:rsid="01d72200"/>
    </style:style>
    <style:style style:name="T121" style:family="text">
      <style:text-properties officeooo:rsid="01d83b6c"/>
    </style:style>
    <style:style style:name="T122" style:family="text">
      <style:text-properties officeooo:rsid="01dbd8f1"/>
    </style:style>
    <style:style style:name="T123" style:family="text">
      <style:text-properties officeooo:rsid="01df7c3f"/>
    </style:style>
    <style:style style:name="T124" style:family="text">
      <style:text-properties officeooo:rsid="01e1cc40"/>
    </style:style>
    <style:style style:name="T125" style:family="text">
      <style:text-properties style:font-name="Liberation Sans" fo:font-size="18.2000007629395pt" fo:font-weight="bold" officeooo:rsid="01e7aa8b" style:font-name-asian="MS PGothic1" style:font-size-asian="18.2000007629395pt" style:font-weight-asian="bold" style:font-name-complex="Mangal" style:font-size-complex="18.2000007629395pt" style:font-weight-complex="bold"/>
    </style:style>
    <style:style style:name="T126" style:family="text">
      <style:text-properties officeooo:rsid="01e83989"/>
    </style:style>
    <style:style style:name="T127" style:family="text">
      <style:text-properties officeooo:rsid="01ea0edc"/>
    </style:style>
    <style:style style:name="T128" style:family="text">
      <style:text-properties officeooo:rsid="01edda13"/>
    </style:style>
    <style:style style:name="T129" style:family="text">
      <style:text-properties officeooo:rsid="01ef3c3b"/>
    </style:style>
    <style:style style:name="T130" style:family="text">
      <style:text-properties officeooo:rsid="01f09335"/>
    </style:style>
    <style:style style:name="T131" style:family="text">
      <style:text-properties officeooo:rsid="01f56342"/>
    </style:style>
    <style:style style:name="T132" style:family="text">
      <style:text-properties officeooo:rsid="01f569ac"/>
    </style:style>
    <style:style style:name="T133" style:family="text">
      <style:text-properties officeooo:rsid="01f70bc5"/>
    </style:style>
    <style:style style:name="T134" style:family="text">
      <style:text-properties officeooo:rsid="01f82b9a"/>
    </style:style>
    <style:style style:name="T135" style:family="text">
      <style:text-properties officeooo:rsid="01f92146"/>
    </style:style>
    <style:style style:name="T136" style:family="text">
      <style:text-properties officeooo:rsid="01f93450"/>
    </style:style>
    <style:style style:name="T137" style:family="text">
      <style:text-properties officeooo:rsid="01fae6d1"/>
    </style:style>
    <style:style style:name="T138" style:family="text">
      <style:text-properties officeooo:rsid="01fc9c96"/>
    </style:style>
    <style:style style:name="T139" style:family="text">
      <style:text-properties officeooo:rsid="01fca30c"/>
    </style:style>
    <style:style style:name="T140" style:family="text">
      <style:text-properties officeooo:rsid="01fe51fe"/>
    </style:style>
    <style:style style:name="T141" style:family="text">
      <style:text-properties officeooo:rsid="01fec84f"/>
    </style:style>
    <style:style style:name="T142" style:family="text">
      <style:text-properties officeooo:rsid="0204e192"/>
    </style:style>
    <style:style style:name="T143" style:family="text">
      <style:text-properties officeooo:rsid="0205a6a9"/>
    </style:style>
    <style:style style:name="T144" style:family="text">
      <style:text-properties officeooo:rsid="0206aae3"/>
    </style:style>
    <style:style style:name="T145" style:family="text">
      <style:text-properties officeooo:rsid="020a066b"/>
    </style:style>
    <style:style style:name="T146" style:family="text">
      <style:text-properties officeooo:rsid="0069d44d"/>
    </style:style>
    <style:style style:name="T147" style:family="text">
      <style:text-properties officeooo:rsid="020c7bb8"/>
    </style:style>
    <style:style style:name="T148" style:family="text">
      <style:text-properties officeooo:rsid="020e0106"/>
    </style:style>
    <style:style style:name="T149" style:family="text">
      <style:text-properties officeooo:rsid="020f7e73"/>
    </style:style>
    <style:style style:name="T150" style:family="text">
      <style:text-properties officeooo:rsid="02113ef8"/>
    </style:style>
    <style:style style:name="T151" style:family="text">
      <style:text-properties officeooo:rsid="02133483"/>
    </style:style>
    <style:style style:name="T152" style:family="text">
      <style:text-properties officeooo:rsid="0214f112"/>
    </style:style>
    <style:style style:name="T153" style:family="text">
      <style:text-properties officeooo:rsid="009282ae"/>
    </style:style>
    <style:style style:name="T154" style:family="text">
      <style:text-properties officeooo:rsid="0215e8bc"/>
    </style:style>
    <style:style style:name="T155" style:family="text">
      <style:text-properties officeooo:rsid="0216c643"/>
    </style:style>
    <style:style style:name="T156" style:family="text">
      <style:text-properties fo:background-color="#eeeeee" loext:char-shading-value="0"/>
    </style:style>
    <style:style style:name="T157" style:family="text">
      <style:text-properties officeooo:rsid="0220d316"/>
    </style:style>
    <style:style style:name="T158" style:family="text">
      <style:text-properties officeooo:rsid="0222101d"/>
    </style:style>
    <style:style style:name="T159" style:family="text">
      <style:text-properties style:font-name="Liberation Mono" fo:font-size="10pt" officeooo:rsid="0222101d" style:font-name-asian="MS PGothic" style:font-size-asian="10pt" style:font-name-complex="Liberation Mono" style:font-size-complex="10pt"/>
    </style:style>
    <style:style style:name="T160" style:family="text">
      <style:text-properties style:font-name="Liberation Mono" fo:font-size="10pt" officeooo:rsid="0229b945" style:font-name-asian="MS PGothic" style:font-size-asian="10pt" style:font-name-complex="Liberation Mono" style:font-size-complex="10pt"/>
    </style:style>
    <style:style style:name="T161" style:family="text">
      <style:text-properties style:font-name="Liberation Mono" fo:font-size="10pt" officeooo:rsid="022b3500" style:font-name-asian="MS PGothic" style:font-size-asian="10pt" style:font-name-complex="Liberation Mono" style:font-size-complex="10pt"/>
    </style:style>
    <style:style style:name="T162" style:family="text">
      <style:text-properties style:font-name="Liberation Mono" fo:font-size="10pt" officeooo:rsid="022c44b7" style:font-name-asian="MS PGothic" style:font-size-asian="10pt" style:font-name-complex="Liberation Mono" style:font-size-complex="10pt"/>
    </style:style>
    <style:style style:name="T163" style:family="text">
      <style:text-properties style:font-name="Liberation Mono" fo:font-size="10pt" officeooo:rsid="022d640c" style:font-name-asian="MS PGothic" style:font-size-asian="10pt" style:font-name-complex="Liberation Mono" style:font-size-complex="10pt"/>
    </style:style>
    <style:style style:name="T164" style:family="text">
      <style:text-properties style:font-name="Liberation Mono" fo:font-size="10pt" officeooo:rsid="022fb4cd" style:font-name-asian="MS PGothic" style:font-size-asian="10pt" style:font-name-complex="Liberation Mono" style:font-size-complex="10pt"/>
    </style:style>
    <style:style style:name="T165" style:family="text">
      <style:text-properties style:font-name="Liberation Mono" fo:font-size="10pt" officeooo:rsid="023388d3" style:font-name-asian="MS PGothic" style:font-size-asian="10pt" style:font-name-complex="Liberation Mono" style:font-size-complex="10pt"/>
    </style:style>
    <style:style style:name="T166" style:family="text">
      <style:text-properties style:font-name="Liberation Mono" fo:font-size="10pt" officeooo:rsid="02357c81" style:font-name-asian="MS PGothic" style:font-size-asian="10pt" style:font-name-complex="Liberation Mono" style:font-size-complex="10pt"/>
    </style:style>
    <style:style style:name="T167" style:family="text">
      <style:text-properties style:font-name="Liberation Mono" fo:font-size="10pt" officeooo:rsid="02371f21" style:font-name-asian="MS PGothic" style:font-size-asian="10pt" style:font-name-complex="Liberation Mono" style:font-size-complex="10pt"/>
    </style:style>
    <style:style style:name="T168" style:family="text">
      <style:text-properties style:font-name="Liberation Mono" fo:font-size="10pt" officeooo:rsid="023b3761" style:font-name-asian="MS PGothic" style:font-size-asian="10pt" style:font-name-complex="Liberation Mono" style:font-size-complex="10pt"/>
    </style:style>
    <style:style style:name="T169" style:family="text">
      <style:text-properties style:font-name="Liberation Mono" fo:font-size="10pt" officeooo:rsid="023e9a5d" style:font-name-asian="MS PGothic" style:font-size-asian="10pt" style:font-name-complex="Liberation Mono" style:font-size-complex="10pt"/>
    </style:style>
    <style:style style:name="T170" style:family="text">
      <style:text-properties style:font-name="Liberation Mono" fo:font-size="10pt" officeooo:rsid="02445790" style:font-name-asian="MS PGothic" style:font-size-asian="10pt" style:font-name-complex="Liberation Mono" style:font-size-complex="10pt"/>
    </style:style>
    <style:style style:name="T171" style:family="text">
      <style:text-properties style:font-name="Liberation Mono" fo:font-size="10pt" officeooo:rsid="02560cc9" style:font-name-asian="MS PGothic" style:font-size-asian="10pt" style:font-name-complex="Liberation Mono" style:font-size-complex="10pt"/>
    </style:style>
    <style:style style:name="T172" style:family="text">
      <style:text-properties style:font-name="Liberation Mono" fo:font-size="10pt" officeooo:rsid="026b5ba5" style:font-name-asian="MS PGothic" style:font-size-asian="10pt" style:font-name-complex="Liberation Mono" style:font-size-complex="10pt"/>
    </style:style>
    <style:style style:name="T173" style:family="text">
      <style:text-properties style:font-name="Liberation Mono" fo:font-size="10pt" officeooo:rsid="026e1e38" style:font-name-asian="MS PGothic" style:font-size-asian="10pt" style:font-name-complex="Liberation Mono" style:font-size-complex="10pt"/>
    </style:style>
    <style:style style:name="T174" style:family="text">
      <style:text-properties style:font-name="Liberation Mono" fo:font-size="10pt" officeooo:rsid="0270db34" style:font-name-asian="MS PGothic" style:font-size-asian="10pt" style:font-name-complex="Liberation Mono" style:font-size-complex="10pt"/>
    </style:style>
    <style:style style:name="T175" style:family="text">
      <style:text-properties style:font-name="Liberation Mono" fo:font-size="10pt" fo:font-weight="bold" officeooo:rsid="02288185" style:font-name-asian="MS PGothic" style:font-size-asian="10pt" style:font-weight-asian="bold" style:font-name-complex="Liberation Mono" style:font-size-complex="10pt" style:font-weight-complex="bold"/>
    </style:style>
    <style:style style:name="T176" style:family="text">
      <style:text-properties style:font-name="Liberation Mono" fo:font-size="10pt" fo:font-weight="bold" officeooo:rsid="0229b945" style:font-name-asian="MS PGothic" style:font-size-asian="10pt" style:font-weight-asian="bold" style:font-name-complex="Liberation Mono" style:font-size-complex="10pt" style:font-weight-complex="bold"/>
    </style:style>
    <style:style style:name="T177" style:family="text">
      <style:text-properties style:font-name="Liberation Mono" fo:font-size="10pt" fo:font-weight="bold" officeooo:rsid="022b3500" style:font-name-asian="MS PGothic" style:font-size-asian="10pt" style:font-weight-asian="bold" style:font-name-complex="Liberation Mono" style:font-size-complex="10pt" style:font-weight-complex="bold"/>
    </style:style>
    <style:style style:name="T178" style:family="text">
      <style:text-properties style:font-name="Liberation Mono" fo:font-size="10pt" fo:font-weight="bold" officeooo:rsid="02371f21" style:font-name-asian="MS PGothic" style:font-size-asian="10pt" style:font-weight-asian="bold" style:font-name-complex="Liberation Mono" style:font-size-complex="10pt" style:font-weight-complex="bold"/>
    </style:style>
    <style:style style:name="T179" style:family="text">
      <style:text-properties style:font-name="Liberation Mono" fo:font-size="10pt" fo:font-weight="bold" officeooo:rsid="023b3761" style:font-name-asian="MS PGothic" style:font-size-asian="10pt" style:font-weight-asian="bold" style:font-name-complex="Liberation Mono" style:font-size-complex="10pt" style:font-weight-complex="bold"/>
    </style:style>
    <style:style style:name="T180" style:family="text">
      <style:text-properties style:font-name="Liberation Mono" fo:font-size="10pt" fo:font-weight="bold" officeooo:rsid="023e9a5d" style:font-name-asian="MS PGothic" style:font-size-asian="10pt" style:font-weight-asian="bold" style:font-name-complex="Liberation Mono" style:font-size-complex="10pt" style:font-weight-complex="bold"/>
    </style:style>
    <style:style style:name="T181" style:family="text">
      <style:text-properties officeooo:rsid="0222af14"/>
    </style:style>
    <style:style style:name="T182" style:family="text">
      <style:text-properties officeooo:rsid="02250135"/>
    </style:style>
    <style:style style:name="T183" style:family="text">
      <style:text-properties officeooo:rsid="0227cfb4"/>
    </style:style>
    <style:style style:name="T184" style:family="text">
      <style:text-properties officeooo:rsid="02288185"/>
    </style:style>
    <style:style style:name="T185" style:family="text">
      <style:text-properties officeooo:rsid="022b3500"/>
    </style:style>
    <style:style style:name="T186" style:family="text">
      <style:text-properties officeooo:rsid="022d640c"/>
    </style:style>
    <style:style style:name="T187" style:family="text">
      <style:text-properties officeooo:rsid="022d7398"/>
    </style:style>
    <style:style style:name="T188" style:family="text">
      <style:text-properties officeooo:rsid="022e9a34"/>
    </style:style>
    <style:style style:name="T189" style:family="text">
      <style:text-properties officeooo:rsid="022f412c"/>
    </style:style>
    <style:style style:name="T190" style:family="text">
      <style:text-properties officeooo:rsid="0232168a"/>
    </style:style>
    <style:style style:name="T191" style:family="text">
      <style:text-properties officeooo:rsid="023388d3"/>
    </style:style>
    <style:style style:name="T192" style:family="text">
      <style:text-properties officeooo:rsid="02340514"/>
    </style:style>
    <style:style style:name="T193" style:family="text">
      <style:text-properties officeooo:rsid="02371f21"/>
    </style:style>
    <style:style style:name="T194" style:family="text">
      <style:text-properties officeooo:rsid="0239aec7"/>
    </style:style>
    <style:style style:name="T195" style:family="text">
      <style:text-properties officeooo:rsid="023d1d24"/>
    </style:style>
    <style:style style:name="T196" style:family="text">
      <style:text-properties officeooo:rsid="0241c918"/>
    </style:style>
    <style:style style:name="T197" style:family="text">
      <style:text-properties officeooo:rsid="0242cb4d"/>
    </style:style>
    <style:style style:name="T198" style:family="text">
      <style:text-properties fo:font-size="11pt" style:font-size-asian="11pt" style:font-size-complex="11pt"/>
    </style:style>
    <style:style style:name="T199" style:family="text">
      <style:text-properties fo:font-size="11pt" officeooo:rsid="01ce58a6" style:font-size-asian="11pt" style:font-size-complex="11pt"/>
    </style:style>
    <style:style style:name="T200" style:family="text">
      <style:text-properties officeooo:rsid="02449bcc"/>
    </style:style>
    <style:style style:name="T201" style:family="text">
      <style:text-properties officeooo:rsid="0244db1d"/>
    </style:style>
    <style:style style:name="T202" style:family="text">
      <style:text-properties officeooo:rsid="02460993"/>
    </style:style>
    <style:style style:name="T203" style:family="text">
      <style:text-properties officeooo:rsid="0247e8e9"/>
    </style:style>
    <style:style style:name="T204" style:family="text">
      <style:text-properties officeooo:rsid="024b89f4"/>
    </style:style>
    <style:style style:name="T205" style:family="text">
      <style:text-properties officeooo:rsid="024bd7f7"/>
    </style:style>
    <style:style style:name="T206" style:family="text">
      <style:text-properties officeooo:rsid="024e5a0e"/>
    </style:style>
    <style:style style:name="T207" style:family="text">
      <style:text-properties officeooo:rsid="024edaf6"/>
    </style:style>
    <style:style style:name="T208" style:family="text">
      <style:text-properties style:font-name-asian="Liberation Serif"/>
    </style:style>
    <style:style style:name="T209" style:family="text">
      <style:text-properties officeooo:rsid="02513675"/>
    </style:style>
    <style:style style:name="T210" style:family="text">
      <style:text-properties officeooo:rsid="0252ab51"/>
    </style:style>
    <style:style style:name="T211" style:family="text">
      <style:text-properties officeooo:rsid="02549f32"/>
    </style:style>
    <style:style style:name="T212" style:family="text">
      <style:text-properties officeooo:rsid="02560cc9"/>
    </style:style>
    <style:style style:name="T213" style:family="text">
      <style:text-properties officeooo:rsid="025749ea"/>
    </style:style>
    <style:style style:name="T214" style:family="text">
      <style:text-properties officeooo:rsid="025a4a2d"/>
    </style:style>
    <style:style style:name="T215" style:family="text">
      <style:text-properties officeooo:rsid="025d3f8b"/>
    </style:style>
    <style:style style:name="T216" style:family="text">
      <style:text-properties officeooo:rsid="025ddc8d"/>
    </style:style>
    <style:style style:name="T217" style:family="text">
      <style:text-properties officeooo:rsid="0261dfb6"/>
    </style:style>
    <style:style style:name="T218" style:family="text">
      <style:text-properties officeooo:rsid="0263b64a"/>
    </style:style>
    <style:style style:name="T219" style:family="text">
      <style:text-properties officeooo:rsid="0265c147"/>
    </style:style>
    <style:style style:name="T220" style:family="text">
      <style:text-properties officeooo:rsid="013c79f3"/>
    </style:style>
    <style:style style:name="T221" style:family="text">
      <style:text-properties officeooo:rsid="02672f42"/>
    </style:style>
    <style:style style:name="T222" style:family="text">
      <style:text-properties officeooo:rsid="0267490d"/>
    </style:style>
    <style:style style:name="T223" style:family="text">
      <style:text-properties officeooo:rsid="02683fc3"/>
    </style:style>
    <style:style style:name="T224" style:family="text">
      <style:text-properties officeooo:rsid="02686bdc"/>
    </style:style>
    <style:style style:name="T225" style:family="text">
      <style:text-properties officeooo:rsid="0269b5fa"/>
    </style:style>
    <style:style style:name="T226" style:family="text">
      <style:text-properties officeooo:rsid="026b5ba5"/>
    </style:style>
    <style:style style:name="T227" style:family="text">
      <style:text-properties officeooo:rsid="026c177c"/>
    </style:style>
    <style:style style:name="T228" style:family="text">
      <style:text-properties officeooo:rsid="026cbf8c"/>
    </style:style>
    <style:style style:name="T229" style:family="text">
      <style:text-properties officeooo:rsid="026d276d"/>
    </style:style>
    <style:style style:name="T230" style:family="text">
      <style:text-properties officeooo:rsid="026d5e09"/>
    </style:style>
    <style:style style:name="T231" style:family="text">
      <style:text-properties officeooo:rsid="026e1e38"/>
    </style:style>
    <style:style style:name="T232" style:family="text">
      <style:text-properties officeooo:rsid="026e9846"/>
    </style:style>
    <style:style style:name="T233" style:family="text">
      <style:text-properties officeooo:rsid="02705277"/>
    </style:style>
    <style:style style:name="T234" style:family="text">
      <style:text-properties officeooo:rsid="0270db34"/>
    </style:style>
    <style:style style:name="T235" style:family="text">
      <style:text-properties officeooo:rsid="0272035e"/>
    </style:style>
    <style:style style:name="T236" style:family="text">
      <style:text-properties officeooo:rsid="027339a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7"><text:span text:style-name="T118">Nymph</text:span>RPC library</text:p>
      <text:p text:style-name="P166">Document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606110160">
          <table:table-cell table:style-name="Table1.A1" office:value-type="string">
            <text:p text:style-name="P73">Date</text:p>
          </table:table-cell>
          <table:table-cell table:style-name="Table1.A1" office:value-type="string">
            <text:p text:style-name="P73">Author</text:p>
          </table:table-cell>
          <table:table-cell table:style-name="Table1.C1" office:value-type="string">
            <text:p text:style-name="P73">Changes</text:p>
          </table:table-cell>
        </table:table-row>
        <table:table-row table:style-name="TableLine606110976">
          <table:table-cell table:style-name="Table1.A2" office:value-type="string">
            <text:p text:style-name="P74">201<text:span text:style-name="T119">7</text:span>/1<text:span text:style-name="T81">2</text:span>/<text:span text:style-name="T82">05</text:span></text:p>
          </table:table-cell>
          <table:table-cell table:style-name="Table1.A2" office:value-type="string">
            <text:p text:style-name="P74">Maya Posch</text:p>
          </table:table-cell>
          <table:table-cell table:style-name="Table1.C2" office:value-type="string">
            <text:p text:style-name="P74">Original version.</text:p>
          </table:table-cell>
        </table:table-row>
        <table:table-row table:style-name="TableLine606110976">
          <table:table-cell table:style-name="Table1.A2" office:value-type="string">
            <text:p text:style-name="P225">2021/11/26</text:p>
          </table:table-cell>
          <table:table-cell table:style-name="Table1.A2" office:value-type="string">
            <text:p text:style-name="P225">Maya Posch</text:p>
          </table:table-cell>
          <table:table-cell table:style-name="Table1.C2" office:value-type="string">
            <text:p text:style-name="P225">Updated to new API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86"><text:a xlink:type="simple" xlink:href="#__RefHeading___Toc9125_497445505" text:style-name="Index_20_Link" text:visited-style-name="Index_20_Link">Introduction<text:tab/>2</text:a></text:p>
          <text:p text:style-name="P186"><text:a xlink:type="simple" xlink:href="#__RefHeading___Toc9127_497445505" text:style-name="Index_20_Link" text:visited-style-name="Index_20_Link">Folder layout<text:tab/>2</text:a></text:p>
          <text:p text:style-name="P186"><text:a xlink:type="simple" xlink:href="#__RefHeading___Toc9129_497445505" text:style-name="Index_20_Link" text:visited-style-name="Index_20_Link">Unimplemented features<text:tab/>3</text:a></text:p>
          <text:p text:style-name="P186"><text:a xlink:type="simple" xlink:href="#__RefHeading___Toc9131_497445505" text:style-name="Index_20_Link" text:visited-style-name="Index_20_Link">Building NymphRPC<text:tab/>3</text:a></text:p>
          <text:p text:style-name="P187"><text:a xlink:type="simple" xlink:href="#__RefHeading___Toc9133_497445505" text:style-name="Index_20_Link" text:visited-style-name="Index_20_Link">Dependencies<text:tab/>3</text:a></text:p>
          <text:p text:style-name="P187"><text:a xlink:type="simple" xlink:href="#__RefHeading___Toc9135_497445505" text:style-name="Index_20_Link" text:visited-style-name="Index_20_Link">Compilers<text:tab/>3</text:a></text:p>
          <text:p text:style-name="P186"><text:a xlink:type="simple" xlink:href="#__RefHeading___Toc9137_497445505" text:style-name="Index_20_Link" text:visited-style-name="Index_20_Link">Getting started<text:tab/>4</text:a></text:p>
          <text:p text:style-name="P187"><text:a xlink:type="simple" xlink:href="#__RefHeading___Toc9139_497445505" text:style-name="Index_20_Link" text:visited-style-name="Index_20_Link">Client<text:tab/>4</text:a></text:p>
          <text:p text:style-name="P188"><text:a xlink:type="simple" xlink:href="#__RefHeading___Toc5740_4179151572" text:style-name="Index_20_Link" text:visited-style-name="Index_20_Link">Exceptions<text:tab/>6</text:a></text:p>
          <text:p text:style-name="P187"><text:a xlink:type="simple" xlink:href="#__RefHeading___Toc9141_497445505" text:style-name="Index_20_Link" text:visited-style-name="Index_20_Link">Server<text:tab/>6</text:a></text:p>
          <text:p text:style-name="P186"><text:a xlink:type="simple" xlink:href="#__RefHeading___Toc9143_497445505" text:style-name="Index_20_Link" text:visited-style-name="Index_20_Link">API<text:tab/>8</text:a></text:p>
          <text:p text:style-name="P187"><text:a xlink:type="simple" xlink:href="#__RefHeading___Toc5742_4179151572" text:style-name="Index_20_Link" text:visited-style-name="Index_20_Link">General<text:tab/>8</text:a></text:p>
          <text:p text:style-name="P188"><text:a xlink:type="simple" xlink:href="#__RefHeading___Toc5744_4179151572" text:style-name="Index_20_Link" text:visited-style-name="Index_20_Link">Type enumeration<text:tab/>8</text:a></text:p>
          <text:p text:style-name="P188"><text:a xlink:type="simple" xlink:href="#__RefHeading___Toc5746_4179151572" text:style-name="Index_20_Link" text:visited-style-name="Index_20_Link">NymphType<text:tab/>9</text:a></text:p>
          <text:p text:style-name="P189"><text:a xlink:type="simple" xlink:href="#__RefHeading___Toc5748_4179151572" text:style-name="Index_20_Link" text:visited-style-name="Index_20_Link">Class interface<text:tab/>9</text:a></text:p>
          <text:p text:style-name="P189"><text:a xlink:type="simple" xlink:href="#__RefHeading___Toc9151_497445505" text:style-name="Index_20_Link" text:visited-style-name="Index_20_Link">NymphArray<text:tab/>10</text:a></text:p>
          <text:p text:style-name="P188"><text:a xlink:type="simple" xlink:href="#__RefHeading___Toc10972_497445505" text:style-name="Index_20_Link" text:visited-style-name="Index_20_Link">NymphMessage<text:tab/>11</text:a></text:p>
          <text:p text:style-name="P188"><text:a xlink:type="simple" xlink:href="#__RefHeading___Toc10976_497445505" text:style-name="Index_20_Link" text:visited-style-name="Index_20_Link">NymphMethod<text:tab/>14</text:a></text:p>
          <text:p text:style-name="P187"><text:a xlink:type="simple" xlink:href="#__RefHeading___Toc10978_497445505" text:style-name="Index_20_Link" text:visited-style-name="Index_20_Link">NymphRemoteServer<text:tab/>16</text:a></text:p>
          <text:p text:style-name="P187"><text:a xlink:type="simple" xlink:href="#__RefHeading___Toc10980_497445505" text:style-name="Index_20_Link" text:visited-style-name="Index_20_Link">NymphRemoteClient<text:tab/>20</text:a></text:p>
        </text:index-body>
      </text:table-of-content>
      <text:p text:style-name="P4"/>
      <text:p text:style-name="P4"/>
      <text:h text:style-name="P190" text:outline-level="1"><text:bookmark-start text:name="__RefHeading___Toc9125_497445505"/>Introduction<text:bookmark-end text:name="__RefHeading___Toc9125_497445505"/></text:h>
      <text:p text:style-name="P5">The <text:span text:style-name="T120">Nymph</text:span> RPC library ('<text:span text:style-name="T120">NymphRPC</text:span>') is an implementation of the <text:span text:style-name="T121">Nymph</text:span> binary Remote Procedure Call (RPC) protocol. </text:p>
      <text:p text:style-name="P6">In its current iteration it's fully based on C++ <text:span text:style-name="T63">(pre-C++11)</text:span> and the POCO libraries for cross-platform support, as well as utility functions such as text formatting <text:span text:style-name="T123">and</text:span> <text:span text:style-name="T56">logging.</text:span></text:p>
      <text:p text:style-name="P7">This <text:span text:style-name="T122">C++ Nymph</text:span>RPC implementation is light-weight and contains the full implementation <text:span text:style-name="T60">for both client and server-based applications</text:span>. </text:p>
      <text:h text:style-name="P191" text:outline-level="1"><text:bookmark-start text:name="__RefHeading___Toc9127_497445505"/>Folder layout<text:bookmark-end text:name="__RefHeading___Toc9127_497445505"/></text:h>
      <text:p text:style-name="P8">Being a simple, <text:span text:style-name="T61">header-only</text:span> project, the layout reflects this:</text:p>
      <text:p text:style-name="Preformatted_20_Text">/</text:p>
      <text:p text:style-name="Preformatted_20_Text">|- <text:span text:style-name="T124">src</text:span></text:p>
      <text:p text:style-name="Preformatted_20_Text"><text:span text:style-name="T124">|</text:span><text:tab/><text:span text:style-name="T57">|- &lt;source files&gt;</text:span></text:p>
      <text:p text:style-name="P185">|- test</text:p>
      <text:p text:style-name="P185"><text:tab/>|- nymph_test_client</text:p>
      <text:p text:style-name="P185"><text:tab/>|- nymph_test_server</text:p>
      <text:p text:style-name="P185"/>
      <text:p text:style-name="P72">The <text:span text:style-name="Teletype">src</text:span> folder contains the library, with a test client and server implementation in the <text:span text:style-name="Teletype">test</text:span> folder. </text:p>
      <text:h text:style-name="P192" text:outline-level="1"><text:bookmark-start text:name="__RefHeading___Toc9129_497445505"/><text:soft-page-break/>Unimplemented features<text:bookmark-end text:name="__RefHeading___Toc9129_497445505"/></text:h>
      <text:p text:style-name="P258">N/A</text:p>
      <text:h text:style-name="P193" text:outline-level="1"><text:bookmark-start text:name="__RefHeading___Toc9131_497445505"/>Building <text:span text:style-name="T125">NymphRPC</text:span><text:bookmark-end text:name="__RefHeading___Toc9131_497445505"/></text:h>
      <text:p text:style-name="P9"><text:span text:style-name="T126">NymphRPC</text:span> is a header-only library. For a C++ project, simply include the &lt;<text:span text:style-name="T127">nymph/</text:span><text:span text:style-name="T140">nymph</text:span>.h&gt; header and use the <text:span text:style-name="Source_20_Text"><text:span text:style-name="T127">Nymph</text:span></text:span><text:span text:style-name="Source_20_Text">RemoteServer</text:span> <text:span text:style-name="T62">or </text:span><text:span text:style-name="Source_20_Text"><text:span text:style-name="T62">NymphRemoteClient</text:span></text:span><text:span text:style-name="T62"> </text:span>methods (see below).</text:p>
      <text:p text:style-name="P9">Nymph<text:span text:style-name="T128">RPC</text:span>'s source files (*.cpp) should be compiled and linked into the project as usual. <text:span text:style-name="T64">One can also compile the source files into an archive (e.g. .a for GCC) and link against it using just the header files.</text:span></text:p>
      <text:p text:style-name="P261"><text:span text:style-name="T129">The Makefile provided with the project builds a static and dynamic library when executed on a supported platform with:</text:span></text:p>
      <text:p text:style-name="Preformatted_20_Text">make</text:p>
      <text:p text:style-name="P260"/>
      <text:p text:style-name="P260">Installing the library files and headers is performed using:</text:p>
      <text:p text:style-name="Preformatted_20_Text">make install</text:p>
      <text:p text:style-name="P260"/>
      <text:p text:style-name="P260">Building the test client and server <text:span text:style-name="T130">is done by executing any of the following:</text:span></text:p>
      <text:p text:style-name="Preformatted_20_Text">make test</text:p>
      <text:p text:style-name="Preformatted_20_Text">make test-client</text:p>
      <text:p text:style-name="Preformatted_20_Text">make test-server</text:p>
      <text:p text:style-name="Text_20_body"/>
      <text:p text:style-name="P262">Cleaning the project can be done using any of:</text:p>
      <text:p text:style-name="Preformatted_20_Text">make clean</text:p>
      <text:p text:style-name="Preformatted_20_Text">make clean-test</text:p>
      <text:p text:style-name="Preformatted_20_Text">make clean-test-client</text:p>
      <text:p text:style-name="Preformatted_20_Text">make clean-test-server</text:p>
      <text:h text:style-name="P196" text:outline-level="2"><text:bookmark-start text:name="__RefHeading___Toc9133_497445505"/>Dependencies<text:bookmark-end text:name="__RefHeading___Toc9133_497445505"/></text:h>
      <text:p text:style-name="P10">Nymph depends only on the POCO libraries<text:note text:id="ftn1" text:note-class="footnote"><text:note-citation>1</text:note-citation><text:note-body><text:p text:style-name="P168"><text:a xlink:type="simple" xlink:href="http://pocoproject.org/" text:style-name="Internet_20_link" text:visited-style-name="Visited_20_Internet_20_Link">http://pocoproject.org</text:a> </text:p></text:note-body></text:note>. <text:span text:style-name="T58">One has to link against the Foundation, Net </text:span><text:span text:style-name="T131">and </text:span><text:span text:style-name="T58">Util libraries in this order:</text:span></text:p>
      <text:list xml:id="list2173901753" text:style-name="L1">
        <text:list-item>
          <text:p text:style-name="P257">libPocoNet</text:p>
        </text:list-item>
        <text:list-item>
          <text:p text:style-name="P257">libPocoUtil</text:p>
        </text:list-item>
        <text:list-item>
          <text:p text:style-name="P257">libPocoFoundation</text:p>
        </text:list-item>
      </text:list>
      <text:h text:style-name="P197" text:outline-level="2"><text:bookmark-start text:name="__RefHeading___Toc9135_497445505"/>Compilers<text:bookmark-end text:name="__RefHeading___Toc9135_497445505"/></text:h>
      <text:p text:style-name="P11">Nymph<text:span text:style-name="T132">RPC</text:span> should compile with any reasonably modern (<text:span text:style-name="T135">C++98</text:span><text:span text:style-name="T136">+</text:span>) compiler. <text:span text:style-name="T59">It has been tested </text:span><text:soft-page-break/><text:span text:style-name="T59">with various </text:span><text:span text:style-name="T137">compilers: ranging from </text:span><text:span text:style-name="T59">4.4.2 for QNX, 4.7.x Linux-ARMv7, 4.8 for Linux-x86, </text:span><text:span text:style-name="T133">current GCC </text:span><text:span text:style-name="T137">(10+)</text:span><text:span text:style-name="T133"> and MSVC </text:span><text:span text:style-name="T137">(2017+) on Windows and Linux</text:span><text:span text:style-name="T59">.</text:span></text:p>
      <text:h text:style-name="P194" text:outline-level="1"><text:bookmark-start text:name="__RefHeading___Toc9137_497445505"/>Getting started<text:bookmark-end text:name="__RefHeading___Toc9137_497445505"/></text:h>
      <text:p text:style-name="P13">After including <text:span text:style-name="T138">one or both of</text:span> the Nymph<text:span text:style-name="T134">RPC</text:span> header file<text:span text:style-name="T138">s</text:span> into the project,<text:span text:style-name="T65"> the remote client, remote server or both </text:span><text:span text:style-name="T138">can be us</text:span><text:span text:style-name="T139">ed</text:span><text:span text:style-name="T65">. The following examples show how to create a simple client and server.</text:span></text:p>
      <text:h text:style-name="P198" text:outline-level="2"><text:bookmark-start text:name="__RefHeading___Toc9139_497445505"/>Client<text:bookmark-end text:name="__RefHeading___Toc9139_497445505"/></text:h>
      <text:p text:style-name="P13"><text:span text:style-name="T65">The Nymph</text:span><text:span text:style-name="T140">RPC</text:span><text:span text:style-name="T65"> client wants to talk to a remote server, ergo it uses the remote server class. </text:span>Since the <text:span text:style-name="Source_20_Text">NymphRemoteServer</text:span> class is static, one does not require an instance, but can just call methods on it <text:span text:style-name="T65">directly</text:span>.</text:p>
      <text:p text:style-name="P12">A basic example would be:</text:p>
      <text:p text:style-name="P12"/>
      <text:p text:style-name="P208">#include "<text:span text:style-name="T141">nymph</text:span>/nymph.h"<text:line-break/><text:line-break/>#include &lt;iostream&gt;<text:line-break/>#include &lt;vector&gt;<text:line-break/><text:line-break/><text:line-break/>void logFunction(int level, std::string logStr) {<text:line-break/> std::cout &lt;&lt; level &lt;&lt; " - " &lt;&lt; logStr &lt;&lt; std::endl;<text:line-break/>}</text:p>
      <text:p text:style-name="P208"/>
      <text:p text:style-name="P208"/>
      <text:p text:style-name="P208">// Callback to register with the server. <text:line-break/>// This callback will be called once by the server and then discarded. This is<text:line-break/>// useful for one-off events, but can also be used for callbacks during the <text:line-break/>// life-time of the client.<text:line-break/>void callbackFunction(uint32_t session, NymphMessage* msg, void* data) {<text:line-break/><text:tab/>std::cout &lt;&lt; "Client callback function called.\n";<text:line-break/><text:tab/><text:line-break/><text:tab/>// Remove the callback.<text:line-break/><text:tab/>NymphRemoteServer::removeCallback("helloCallbackFunction");<text:line-break/><text:tab/><text:line-break/><text:tab/>msg-&gt;discard();<text:line-break/>}</text:p>
      <text:p text:style-name="P209"/>
      <text:p text:style-name="P208"/>
      <text:p text:style-name="P210">int main() {<text:line-break/><text:tab/>// Initialise the remote client instance.<text:line-break/><text:tab/>long timeout = 5000; // 5 seconds.<text:line-break/><text:tab/>NymphRemoteServer::init(logFunction, NYMPH_LOG_LEVEL_TRACE, timeout);<text:line-break/><text:tab/><text:line-break/><text:tab/>// Connect to the remote server.<text:line-break/><text:tab/>uint32_t handle;<text:line-break/><text:tab/>std::string result;<text:line-break/><text:tab/>if (!NymphRemoteServer::connect("localhost", 4004, handle, 0, result)) {<text:line-break/><text:tab/><text:tab/>std::cout &lt;&lt; "Connecting to remote server failed: " &lt;&lt; result &lt;&lt; std::endl;<text:line-break/><text:soft-page-break/><text:tab/><text:tab/>NymphRemoteServer::disconnect(handle, result);<text:line-break/><text:tab/><text:tab/>NymphRemoteServer::shutdown();<text:line-break/><text:tab/><text:tab/>return 1;<text:line-break/><text:tab/>}<text:line-break/><text:tab/><text:line-break/><text:tab/>// Send message and wait for response.<text:line-break/><text:tab/>std::vector&lt;NymphType*&gt; values;<text:line-break/><text:tab/>std::string hello = "Hello World!";<text:line-break/><text:tab/>values.push_back(new NymphType(&amp;hello));<text:line-break/><text:tab/>NymphType* returnValue = 0;<text:line-break/><text:tab/>if (!NymphRemoteServer::callMethod(handle, "helloFunction", values, returnValue, result)) {<text:line-break/><text:tab/><text:tab/>std::cout &lt;&lt; "Error calling remote method: " &lt;&lt; result &lt;&lt; std::endl;<text:line-break/><text:tab/><text:tab/>NymphRemoteServer::disconnect(handle, result);<text:line-break/><text:tab/><text:tab/>NymphRemoteServer::shutdown();<text:line-break/><text:tab/><text:tab/>return 1;<text:line-break/><text:tab/>}<text:line-break/><text:tab/><text:line-break/><text:tab/>std::string response(returnValue-&gt;getChar(), returnValue-&gt;string_length());<text:line-break/><text:tab/><text:line-break/><text:tab/>std::cout &lt;&lt; "Response string: " &lt;&lt; response &lt;&lt; std::endl;<text:line-break/><text:tab/><text:line-break/><text:tab/>delete returnValue;<text:line-break/><text:tab/><text:line-break/><text:tab/>// Register callback and send message with its ID to the server. Then wait<text:line-break/><text:tab/>// for the callback to be called.<text:line-break/><text:tab/>NymphRemoteServer::registerCallback("callbackFunction", callbackFunction, 0);<text:line-break/><text:tab/>values.clear();<text:line-break/><text:tab/>std::string cbStr = "callbackFunction";<text:line-break/><text:tab/>values.push_back(new NymphType(&amp;cbStr));<text:line-break/><text:tab/>returnValue = 0;<text:line-break/><text:tab/>if (!NymphRemoteServer::callMethod(handle, "helloCallbackFunction", values, returnValue, result)) {<text:line-break/><text:tab/><text:tab/>std::cout &lt;&lt; "Error calling remote method: " &lt;&lt; result &lt;&lt; std::endl;<text:line-break/><text:tab/><text:tab/>NymphRemoteServer::disconnect(handle, result);<text:line-break/><text:tab/><text:tab/>NymphRemoteServer::shutdown();<text:line-break/><text:tab/><text:tab/>return 1;<text:line-break/><text:tab/>}<text:line-break/><text:tab/><text:line-break/><text:tab/>if (!returnValue-&gt;getBool()) {<text:line-break/><text:tab/><text:tab/>std::cout &lt;&lt; "Remote method returned false. " &lt;&lt; result &lt;&lt; std::endl;<text:line-break/><text:tab/><text:tab/>NymphRemoteServer::disconnect(handle, result);<text:line-break/><text:tab/><text:tab/>NymphRemoteServer::shutdown();<text:line-break/><text:tab/><text:tab/>return 1;<text:line-break/><text:tab/>}<text:line-break/><text:tab/><text:line-break/><text:tab/>delete returnValue;</text:p>
      <text:p text:style-name="P208"/>
      <text:p text:style-name="P208"><text:tab/>// Shutdown.<text:line-break/><text:tab/>NymphRemoteServer::disconnect(handle, result);<text:line-break/><text:tab/>NymphRemoteServer::shutdown();<text:line-break/><text:tab/>return 0;<text:line-break/>}</text:p>
      <text:p text:style-name="Preformatted_20_Text"/>
      <text:p text:style-name="P263">Th<text:span text:style-name="T66">is</text:span> <text:span text:style-name="T142">example client </text:span><text:span text:style-name="T143">connects to the remote server, </text:span><text:span text:style-name="T142">calls a simple function</text:span> <text:span text:style-name="T143">on the server, then </text:span>register<text:span text:style-name="T67">s</text:span> a <text:span text:style-name="T143">callback</text:span> method, call<text:span text:style-name="T68">s</text:span> <text:span text:style-name="T144">a</text:span> method on the server <text:span text:style-name="T144">that calls this callback, followed by</text:span> <text:soft-page-break/>disconnect<text:span text:style-name="T144">ing from</text:span> the remote server.</text:p>
      <text:p text:style-name="P264"><text:span text:style-name="T70">Note:</text:span><text:span text:style-name="T51"> In</text:span> a functional implementation, the client should wait for the callback to be called. This is beyond the scope of this example.</text:p>
      <text:h text:style-name="P205" text:outline-level="3"><text:bookmark-start text:name="__RefHeading___Toc5740_4179151572"/>Exceptions<text:bookmark-end text:name="__RefHeading___Toc5740_4179151572"/></text:h>
      <text:p text:style-name="P265">The response message from the server can contain an exception rather than a response. The client is responsible for checking whether an exception occurred, and obtaining the exception ID and value string from the response (a <text:span text:style-name="Source_20_Text">NymphMessage</text:span> instance).</text:p>
      <text:h text:style-name="P199" text:outline-level="2"><text:bookmark-start text:name="__RefHeading___Toc9141_497445505"/>Server<text:bookmark-end text:name="__RefHeading___Toc9141_497445505"/></text:h>
      <text:p text:style-name="P14">Like the remote client implementation, the <text:span text:style-name="Source_20_Text">NymphRemoteServer</text:span> is a static class and can be used without being instantiated:</text:p>
      <text:p text:style-name="P14"/>
      <text:p text:style-name="P208">#include “nymph/nymph.h”</text:p>
      <text:p text:style-name="P208"/>
      <text:p text:style-name="P211">#include &lt;iostream&gt;<text:line-break/>#include &lt;vector&gt;<text:line-break/>#include &lt;csignal&gt;<text:line-break/><text:line-break/><text:line-break/>#include &lt;Poco/Condition.h&gt;<text:line-break/>#include &lt;Poco/Thread.h&gt;<text:line-break/><text:line-break/><text:line-break/>Poco::Condition gCon;<text:line-break/>Poco::Mutex gMutex;<text:line-break/><text:line-break/><text:line-break/>void signal_handler(int signal) {<text:line-break/><text:tab/>gCon.signal();<text:line-break/>}<text:line-break/><text:line-break/><text:line-break/>// --- LOG FUNCTION ---<text:line-break/>void logFunction(int level, std::string logStr) {<text:line-break/><text:tab/>std::cout &lt;&lt; level &lt;&lt; " - " &lt;&lt; logStr &lt;&lt; std::endl;<text:line-break/>}<text:line-break/><text:line-break/><text:line-break/>// --- HELLO ---<text:line-break/>// Callback for helloFunction.<text:line-break/>NymphMessage* hello(int session, NymphMessage* msg, void* data) {<text:line-break/><text:tab/>std::cout &lt;&lt; "Received message for session: " &lt;&lt; session &lt;&lt; ", msg ID: " &lt;&lt; msg-&gt;getMessageId() &lt;&lt; "\n";<text:line-break/><text:tab/><text:line-break/><text:tab/>NymphType* nt = msg-&gt;parameters()[0];<text:line-break/><text:tab/>std::string* echoStr = new std::string(nt-&gt;getChar(), nt-&gt;string_length());<text:line-break/><text:tab/>std::cout &lt;&lt; "Message string: " &lt;&lt; *echoStr &lt;&lt; "\n";<text:line-break/><text:tab/><text:line-break/><text:tab/>NymphMessage* returnMsg = msg-&gt;getReplyMessage();<text:line-break/><text:soft-page-break/><text:tab/>NymphType* world = new NymphType(echoStr, true);<text:line-break/><text:tab/>returnMsg-&gt;setResultValue(world);<text:line-break/><text:tab/>msg-&gt;discard();<text:line-break/><text:tab/>return returnMsg;<text:line-break/>}<text:line-break/><text:line-break/><text:line-break/>// --- HELLO CALLBACK ---<text:line-break/>// Callback for helloCallback. Called to register a client-side callback which <text:line-break/>// we will call right afterwards.<text:line-break/>NymphMessage* helloCallback(int session, NymphMessage* msg, void* data) {<text:line-break/><text:tab/>std::cout &lt;&lt; "Received message for session: " &lt;&lt; session &lt;&lt; ", msg ID: " &lt;&lt; msg-&gt;getMessageId() &lt;&lt; "\n";<text:line-break/><text:tab/><text:line-break/><text:tab/>NymphType* nt = msg-&gt;parameters()[0];<text:line-break/><text:tab/>std::string* echoStr = new std::string(nt-&gt;getChar(), nt-&gt;string_length());<text:line-break/><text:tab/>std::cout &lt;&lt; "Client callback method name: " &lt;&lt; *echoStr &lt;&lt; "\n";<text:line-break/><text:tab/><text:line-break/><text:tab/>// Register and call the callback method ('callbackFunction') on the client.<text:line-break/><text:tab/>std::vector&lt;NymphTypes&gt; parameters;<text:line-break/><text:tab/>parameters.push_back(NYMPH_STRING);<text:line-break/><text:tab/>NymphMethod remoteMethod(*echoStr, parameters, NYMPH_NULL);<text:line-break/><text:tab/>remoteMethod.enableCallback();<text:line-break/><text:tab/>NymphRemoteClient::registerCallback(*echoStr, remoteMethod);<text:line-break/><text:tab/><text:line-break/><text:tab/>std::vector&lt;NymphType*&gt; values;<text:line-break/><text:tab/>values.push_back(new NymphType(echoStr, true));<text:line-break/><text:tab/>std::string result;<text:line-break/><text:tab/>NymphMessage* returnMsg = msg-&gt;getReplyMessage();<text:line-break/><text:tab/>NymphType* world = new NymphType(true);<text:line-break/><text:tab/>if (!NymphRemoteClient::callCallback(session, *echoStr, values, result)) {<text:line-break/><text:tab/><text:tab/>std::cerr &lt;&lt; "Calling callback failed: " &lt;&lt; result &lt;&lt; std::endl;<text:line-break/><text:tab/><text:tab/>world-&gt;setValue(false);<text:line-break/><text:tab/>}<text:line-break/><text:tab/><text:line-break/><text:tab/>returnMsg-&gt;setResultValue(world);<text:line-break/><text:tab/>msg-&gt;discard();<text:line-break/><text:tab/>return returnMsg;<text:line-break/>}</text:p>
      <text:p text:style-name="P208"/>
      <text:p text:style-name="P208"/>
      <text:p text:style-name="P208">int main() {<text:line-break/><text:tab/>// Initialise the server instance.<text:line-break/><text:tab/>std::cout &lt;&lt; "Initialising server..." &lt;&lt; std::endl;<text:line-break/><text:tab/>long timeout = 5000; // 5 seconds.<text:line-break/><text:tab/>NymphRemoteClient::init(logFunction, NYMPH_LOG_LEVEL_TRACE, timeout);<text:line-break/><text:tab/><text:line-break/><text:tab/>// Register methods to expose to the clients.<text:line-break/><text:tab/>std::cout &lt;&lt; "Registering methods...\n";<text:line-break/><text:tab/>std::vector&lt;NymphTypes&gt; parameters;<text:line-break/><text:tab/>parameters.push_back(NYMPH_STRING);<text:line-break/><text:tab/>NymphMethod helloFunction("helloFunction", parameters, NYMPH_STRING, hello);<text:line-break/><text:tab/>NymphRemoteClient::registerMethod("helloFunction", helloFunction);<text:line-break/><text:tab/><text:line-break/><text:tab/>NymphMethod helloCallbackFunction("helloCallbackFunction", parameters, NYMPH_BOOL, helloCallback);<text:line-break/><text:tab/>NymphRemoteClient::registerMethod("helloCallbackFunction", <text:soft-page-break/>helloCallbackFunction);</text:p>
      <text:p text:style-name="P208"/>
      <text:p text:style-name="P208"><text:tab/>// Install signal handler to terminate the server.<text:line-break/><text:tab/>signal(SIGINT, signal_handler);<text:line-break/><text:tab/><text:line-break/><text:tab/>// Start server on port 4004.<text:line-break/><text:tab/>NymphRemoteClient::start(4004);<text:line-break/><text:tab/><text:line-break/><text:tab/>// Loop until the SIGINT signal has been received.<text:line-break/><text:tab/>gMutex.lock();<text:line-break/><text:tab/>gCon.wait(gMutex);<text:line-break/><text:tab/><text:line-break/><text:tab/>// Clean-up<text:line-break/><text:tab/>NymphRemoteClient::shutdown();<text:line-break/><text:tab/><text:line-break/><text:tab/>// Wait before exiting, giving threads time to exit.<text:line-break/><text:tab/>Poco::Thread::sleep(2000); // 2 seconds.<text:line-break/><text:tab/><text:line-break/><text:tab/>return 0;<text:line-break/>}</text:p>
      <text:p text:style-name="Text_20_body"/>
      <text:p text:style-name="P15">This code will create a server, which will start listening on port 4004, using all interfaces. <text:span text:style-name="T69">It'll handle new clients and match any incoming client requests matching one of the registered methods, calling the registered callback.</text:span></text:p>
      <text:h text:style-name="P195" text:outline-level="1"><text:bookmark-start text:name="__RefHeading___Toc9143_497445505"/>API<text:bookmark-end text:name="__RefHeading___Toc9143_497445505"/></text:h>
      <text:p text:style-name="P266"><text:span text:style-name="T146">The Nymph</text:span><text:span text:style-name="T147">RPC</text:span><text:span text:style-name="T146"> API is split up into </text:span><text:span text:style-name="T145">t</text:span><text:span text:style-name="T155">hree</text:span><text:span text:style-name="T146"> sections: </text:span><text:span text:style-name="T155">general, </text:span><text:span text:style-name="T146">server and client. </text:span><text:span text:style-name="T155">The former is used by both server and client, while the latter two</text:span><text:span text:style-name="T146"> are specific to th</text:span><text:span text:style-name="T145">eir</text:span><text:span text:style-name="T146"> use cases </text:span><text:span text:style-name="T78">(server or client).</text:span></text:p>
      <text:h text:style-name="Heading_20_2" text:outline-level="2"><text:bookmark-start text:name="__RefHeading___Toc5742_4179151572"/>General<text:bookmark-end text:name="__RefHeading___Toc5742_4179151572"/></text:h>
      <text:p text:style-name="P30">As part of the Nymph<text:span text:style-name="T150">RPC</text:span> library, a number of types are defined, each <text:span text:style-name="T148">using</text:span> the NymphType class.</text:p>
      <text:h text:style-name="P206" text:outline-level="3"><text:bookmark-start text:name="__RefHeading___Toc5744_4179151572"/>Type enumeration<text:bookmark-end text:name="__RefHeading___Toc5744_4179151572"/></text:h>
      <text:p text:style-name="P30">The enumeration for these types is:</text:p>
      <text:p text:style-name="P208">enum NymphTypes {<text:line-break/><text:tab/>NYMPH_NULL<text:tab/>= 0,<text:line-break/><text:tab/>NYMPH_ARRAY,<text:line-break/><text:tab/>NYMPH_BOOL,<text:line-break/><text:tab/>NYMPH_UINT8,<text:line-break/><text:tab/>NYMPH_SINT8,<text:line-break/><text:tab/>NYMPH_UINT16,<text:line-break/><text:tab/>NYMPH_SINT16,<text:line-break/><text:tab/>NYMPH_UINT32,<text:line-break/><text:tab/>NYMPH_SINT32,<text:line-break/><text:tab/>NYMPH_UINT64,<text:line-break/><text:tab/>NYMPH_SINT64,<text:line-break/><text:tab/>NYMPH_FLOAT,<text:line-break/><text:tab/>NYMPH_DOUBLE,<text:line-break/><text:tab/>NYMPH_STRING,<text:line-break/><text:tab/>NYMPH_STRUCT,<text:line-break/><text:soft-page-break/><text:tab/>NYMPH_ANY<text:line-break/>};</text:p>
      <text:p text:style-name="P30"/>
      <text:h text:style-name="P202" text:outline-level="3"><text:bookmark-start text:name="__RefHeading___Toc5746_4179151572"/>NymphType<text:bookmark-end text:name="__RefHeading___Toc5746_4179151572"/></text:h>
      <text:p text:style-name="P273">This class is used for all NymphRPC values.</text:p>
      <text:h text:style-name="Heading_20_4" text:outline-level="4"><text:bookmark-start text:name="__RefHeading___Toc5748_4179151572"/>Class interface<text:bookmark-end text:name="__RefHeading___Toc5748_4179151572"/></text:h>
      <text:p text:style-name="P31">The interface offered b<text:span text:style-name="T149">y </text:span><text:span text:style-name="T150">the type</text:span><text:span text:style-name="T149"> class</text:span> <text:span text:style-name="T150">allows for instantiating </text:span><text:span text:style-name="T151">in a variety of ways:</text:span></text:p>
      <text:p text:style-name="Preformatted_20_Text"><text:span text:style-name="T156">NymphType() { }<text:line-break/>NymphType(bool v);<text:line-break/>NymphType(uint8_t v);<text:line-break/>NymphType(int8_t v);<text:line-break/>NymphType(uint16_t v);<text:line-break/>NymphType(int16_t v);<text:line-break/>NymphType(uint32_t v);<text:line-break/>NymphType(int32_t v);<text:line-break/>NymphType(uint64_t v);<text:line-break/>NymphType(int64_t v);<text:line-break/>NymphType(float v);<text:line-break/>NymphType(double v);<text:line-break/>NymphType(char* v, uint32_t bytes, bool own = false);<text:line-break/>NymphType(std::string* v, bool own = false);<text:line-break/>NymphType(std::vector&lt;NymphType*&gt;* v, bool own = false);<text:line-break/>NymphType(std::map&lt;std::string, NymphPair&gt;* v, bool own = false);</text:span><text:line-break/></text:p>
      <text:p text:style-name="P268"/>
      <text:p text:style-name="P268"><text:span text:style-name="T151">Values can be obtained in a variety of ways:</text:span></text:p>
      <text:p text:style-name="Preformatted_20_Text"><text:s/><text:line-break/><text:span text:style-name="T156">bool getBool(bool* v = 0);<text:line-break/>uint8_t getUint8(uint8_t* v = 0);<text:line-break/>int8_t getInt8(int8_t* v = 0);<text:line-break/>uint16_t getUint16(uint16_t* v = 0);<text:line-break/>int16_t getInt16(int16_t* v = 0);<text:line-break/>uint32_t getUint32(uint32_t* v = 0);<text:line-break/>int32_t getInt32(int32_t* v = 0);<text:line-break/>uint64_t getUint64(uint64_t* v = 0);<text:line-break/>int64_t getInt64(int64_t* v = 0);<text:line-break/>float getFloat(float* v = 0);<text:line-break/>double getDouble(double* v = 0);<text:line-break/>const char* getChar(const char* v = 0);<text:line-break/>std::vector&lt;NymphType*&gt;* getArray(std::vector&lt;NymphType*&gt;* v = 0);<text:line-break/>std::map&lt;std::string, NymphPair&gt;* getStruct(std::map&lt;std::string, NymphPair&gt;* v = 0);</text:span><text:line-break/></text:p>
      <text:p text:style-name="P269"/>
      <text:p text:style-name="P269">Some utility functions are provided:</text:p>
      <text:p text:style-name="Preformatted_20_Text"><text:line-break/><text:span text:style-name="T156">std::string getString();<text:line-break/>bool getStructValue(std::string key, NymphType* &amp;value);</text:span></text:p>
      <text:p text:style-name="P268"/>
      <text:p text:style-name="P270"><text:soft-page-break/><text:span text:style-name="T151">Values can be set after instantiation as well:</text:span></text:p>
      <text:p text:style-name="P212"><text:line-break/><text:span text:style-name="T156">void setValue(bool v);<text:line-break/>void setValue(uint8_t v);<text:line-break/>void setValue(int8_t v);<text:line-break/>void setValue(uint16_t v);<text:line-break/>void setValue(int16_t v);<text:line-break/>void setValue(uint32_t v);<text:line-break/>void setValue(int32_t v);<text:line-break/>void setValue(uint64_t v);<text:line-break/>void setValue(int64_t v);<text:line-break/>void setValue(float v);<text:line-break/>void setValue(double v);<text:line-break/>void setValue(char* v, uint32_t bytes, bool own = false);<text:line-break/>void setValue(std::string* v, bool own = false);<text:line-break/>void setValue(std::vector&lt;NymphType*&gt;* v, bool own = false);<text:line-break/>void setValue(std::map&lt;std::string, NymphPair&gt;* v, bool own = false);</text:span></text:p>
      <text:p text:style-name="P269"/>
      <text:p text:style-name="P269">In the case of a string type, access to the internal data pointer and length of the string is provided with:</text:p>
      <text:p text:style-name="Preformatted_20_Text"><text:line-break/><text:span text:style-name="T156">uint64_t bytes();<text:line-break/>uint32_t string_length();</text:span></text:p>
      <text:p text:style-name="P268"/>
      <text:p text:style-name="P269">The stored value type can be obtained with:</text:p>
      <text:p text:style-name="Preformatted_20_Text"><text:line-break/><text:span text:style-name="T156">NymphTypes valuetype();</text:span></text:p>
      <text:p text:style-name="P269"/>
      <text:p text:style-name="P269">A message is serialized to binary format for transmission with:</text:p>
      <text:p text:style-name="Preformatted_20_Text"><text:line-break/><text:span text:style-name="T156">void serialize(uint8_t* &amp;index);</text:span></text:p>
      <text:p text:style-name="P268"/>
      <text:p text:style-name="P270"><text:span text:style-name="T152">The following are internal functions, used with reference counting:</text:span></text:p>
      <text:p text:style-name="Preformatted_20_Text"><text:line-break/>void linkWithMessage(NymphMessage* msg);<text:line-break/>void triggerAddRC();</text:p>
      <text:p text:style-name="P270"/>
      <text:p text:style-name="P271">After being done with a message on the receiving end, the following method discards the message and cleans up any resources:</text:p>
      <text:p text:style-name="Preformatted_20_Text"><text:line-break/>void discard();</text:p>
      <text:p text:style-name="Text_20_body"/>
      <text:h text:style-name="P207" text:outline-level="4"><text:bookmark-start text:name="__RefHeading___Toc9151_497445505"/><text:span text:style-name="T153">NymphArray</text:span><text:bookmark-end text:name="__RefHeading___Toc9151_497445505"/></text:h>
      <text:p text:style-name="P272"><text:span text:style-name="T80">Defined as type </text:span><text:span text:style-name="T154">NYMPH</text:span><text:span text:style-name="Source_20_Text"><text:span text:style-name="T80">_ARRAY</text:span></text:span><text:span text:style-name="T80">. </text:span><text:span text:style-name="T153">A Nymph</text:span><text:span text:style-name="T154">RPC</text:span><text:span text:style-name="T153"> array defines an array of values, which can be of </text:span><text:soft-page-break/><text:span text:style-name="T153">any type, including other Nymph</text:span><text:span text:style-name="T154">RPC</text:span><text:span text:style-name="T153"> arrays. </text:span><text:span text:style-name="T79">It </text:span><text:span text:style-name="T154">is defined in the C++ implementation as an std::</text:span>vector&lt;NymphType*&gt; <text:span text:style-name="T154">instance.</text:span></text:p>
      <text:h text:style-name="P203" text:outline-level="3"><text:bookmark-start text:name="__RefHeading___Toc10972_497445505"/>NymphMessage<text:bookmark-end text:name="__RefHeading___Toc10972_497445505"/></text:h>
      <text:p text:style-name="P32">This is a class which wraps Nymph<text:span text:style-name="T157">RPC</text:span> messages, used by both the server and client side implementations.</text:p>
      <text:p text:style-name="P32"/>
      <text:p text:style-name="Preformatted_20_Text"><text:span text:style-name="T70">NymphMessage</text:span>()<text:line-break/><text:span text:style-name="T70">NymphMessage</text:span>(<text:span text:style-name="T159">uint32_t</text:span> <text:span text:style-name="T158">methodId</text:span>)<text:line-break/><text:span text:style-name="T70">NymphMessage</text:span>(<text:span text:style-name="T158">uint8_t*</text:span> binmsg, <text:span text:style-name="T181">uint64_t bytes</text:span>)</text:p>
      <text:p text:style-name="Preformatted_20_Text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606119680">
          <table:table-cell table:style-name="Table3.A1" table:number-columns-spanned="3" office:value-type="string">
            <text:p text:style-name="P33">Constructor. Creates a new NymphMessage instance.</text:p>
          </table:table-cell>
          <table:covered-table-cell/>
          <table:covered-table-cell/>
        </table:table-row>
        <table:table-row table:style-name="TableLine606120496">
          <table:table-cell table:style-name="Table3.A2" office:value-type="string">
            <text:p text:style-name="P226">methodId</text:p>
          </table:table-cell>
          <table:table-cell table:style-name="Table3.A2" office:value-type="string">
            <text:p text:style-name="P238">uint32_t</text:p>
          </table:table-cell>
          <table:table-cell table:style-name="Table3.C2" office:value-type="string">
            <text:p text:style-name="P239">Numeric method ID of the target method.</text:p>
          </table:table-cell>
        </table:table-row>
        <table:table-row table:style-name="TableLine606121584">
          <table:table-cell table:style-name="Table3.A2" office:value-type="string">
            <text:p text:style-name="P75">binmsg</text:p>
          </table:table-cell>
          <table:table-cell table:style-name="Table3.A2" office:value-type="string">
            <text:p text:style-name="P239">uint8_t*</text:p>
          </table:table-cell>
          <table:table-cell table:style-name="Table3.C2" office:value-type="string">
            <text:p text:style-name="P108">The binary Nymph<text:span text:style-name="T182">RPC</text:span> message, minus the signature and length sections.</text:p>
          </table:table-cell>
        </table:table-row>
        <table:table-row table:style-name="TableLine606121584">
          <table:table-cell table:style-name="Table3.A2" office:value-type="string">
            <text:p text:style-name="P227">bytes</text:p>
          </table:table-cell>
          <table:table-cell table:style-name="Table3.A2" office:value-type="string">
            <text:p text:style-name="P239">uint64_t</text:p>
          </table:table-cell>
          <table:table-cell table:style-name="Table3.C2" office:value-type="string">
            <text:p text:style-name="P240">The size of the binary message in bytes.</text:p>
          </table:table-cell>
        </table:table-row>
      </table:table>
      <text:p text:style-name="Preformatted_20_Text"/>
      <text:p text:style-name="Preformatted_20_Text"><text:line-break/>bool <text:span text:style-name="T70">add</text:span><text:span text:style-name="T76">Value</text:span>(NymphType* value)<text:line-break/>bool <text:span text:style-name="T70">add</text:span><text:span text:style-name="T76">Values</text:span>(<text:span text:style-name="T183">std::vector&lt;</text:span>NymphType*&gt; <text:span text:style-name="T183">&amp;</text:span>value<text:span text:style-name="T183">s</text:span>)</text:p>
      <text:p text:style-name="Preformatted_20_Text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606120224">
          <table:table-cell table:style-name="Table5.A1" table:number-columns-spanned="3" office:value-type="string">
            <text:p text:style-name="P34">Adds a new value <text:span text:style-name="T183">or values</text:span> to the message.</text:p>
          </table:table-cell>
          <table:covered-table-cell/>
          <table:covered-table-cell/>
        </table:table-row>
        <table:table-row table:style-name="TableLine606123760">
          <table:table-cell table:style-name="Table5.A2" office:value-type="string">
            <text:p text:style-name="P76">value</text:p>
          </table:table-cell>
          <table:table-cell table:style-name="Table5.A2" office:value-type="string">
            <text:p text:style-name="P109">NymphType*</text:p>
          </table:table-cell>
          <table:table-cell table:style-name="Table5.A1" office:value-type="string">
            <text:p text:style-name="P110">The NymphType value.</text:p>
          </table:table-cell>
        </table:table-row>
        <table:table-row table:style-name="TableLine606123760">
          <table:table-cell table:style-name="Table5.A3" office:value-type="string">
            <text:p text:style-name="P228">values</text:p>
          </table:table-cell>
          <table:table-cell table:style-name="Table5.A3" office:value-type="string">
            <text:p text:style-name="P241">std::vector</text:p>
          </table:table-cell>
          <table:table-cell table:style-name="Table5.C3" office:value-type="string">
            <text:p text:style-name="P241">A vector with NymphType* values.</text:p>
          </table:table-cell>
        </table:table-row>
        <table:table-row table:style-name="TableLine606124304">
          <table:table-cell table:style-name="Table5.C3" table:number-columns-spanned="3" office:value-type="string">
            <text:p text:style-name="P16"><text:span text:style-name="T9">Returns: </text:span><text:span text:style-name="T10">a boolean value indicating success or failure.</text:span></text:p>
          </table:table-cell>
          <table:covered-table-cell/>
          <table:covered-table-cell/>
        </table:table-row>
      </table:table>
      <text:p text:style-name="Preformatted_20_Text"/>
      <text:p text:style-name="Preformatted_20_Text"><text:line-break/><text:span text:style-name="T184">void</text:span> <text:span text:style-name="T175">serialize</text:span>(string &amp;output)</text:p>
      <text:p text:style-name="Preformatted_20_Text"/>
      <table:table table:name="Table6" table:style-name="Table6">
        <table:table-column table:style-name="Table6.A"/>
        <table:table-row table:style-name="TableLine606122400">
          <table:table-cell table:style-name="Table6.A1" office:value-type="string">
            <text:p text:style-name="P284">Generates the binary Nymph<text:span text:style-name="T184">RPC</text:span> message and <text:span text:style-name="T184">updates internal buffer.</text:span></text:p>
          </table:table-cell>
        </table:table-row>
        <table:table-row table:style-name="TableLine606126752">
          <table:table-cell table:style-name="Table6.A2" office:value-type="string">
            <text:p text:style-name="P16"><text:span text:style-name="T9">Returns: </text:span><text:span text:style-name="T41">nothing.</text:span></text:p>
          </table:table-cell>
        </table:table-row>
      </table:table>
      <text:p text:style-name="P213"/>
      <text:p text:style-name="P213"><text:line-break/><text:span text:style-name="T160">uint8_t*</text:span> <text:span text:style-name="T176">buffer</text:span>()</text:p>
      <text:p text:style-name="P213"/>
      <table:table table:name="Table2" table:style-name="Table2">
        <table:table-column table:style-name="Table2.A"/>
        <table:table-row table:style-name="TableLine959545888">
          <table:table-cell table:style-name="Table2.A1" office:value-type="string">
            <text:p text:style-name="P285">Returns a pointer to the internal binary message buffer.</text:p>
          </table:table-cell>
        </table:table-row>
        <table:table-row table:style-name="TableLine959541536">
          <table:table-cell table:style-name="Table2.A2" office:value-type="string">
            <text:p text:style-name="P275"><text:span text:style-name="T9">Returns: </text:span><text:span text:style-name="T42">pointer to the binary message</text:span><text:span text:style-name="T41">.</text:span></text:p>
          </table:table-cell>
        </table:table-row>
      </table:table>
      <text:p text:style-name="P213"/>
      <text:p text:style-name="P213"><text:line-break/><text:span text:style-name="T160">uint32_t</text:span> <text:span text:style-name="T176">buffer_size</text:span>()</text:p>
      <text:p text:style-name="P213"/>
      <table:table table:name="Table4" table:style-name="Table4">
        <table:table-column table:style-name="Table4.A"/>
        <table:table-row table:style-name="TableLine606125936">
          <table:table-cell table:style-name="Table4.A1" office:value-type="string">
            <text:p text:style-name="P285">Returns the size in bytes of the internal binary message buffer.</text:p>
          </table:table-cell>
        </table:table-row>
        <text:soft-page-break/>
        <table:table-row table:style-name="TableLine606122944">
          <table:table-cell table:style-name="Table4.A2" office:value-type="string">
            <text:p text:style-name="P275"><text:span text:style-name="T9">Returns: </text:span><text:span text:style-name="T42">the buffer size in bytes</text:span><text:span text:style-name="T41">.</text:span></text:p>
          </table:table-cell>
        </table:table-row>
      </table:table>
      <text:p text:style-name="P213"/>
      <text:p text:style-name="Preformatted_20_Text"><text:line-break/>int <text:span text:style-name="T70">getState</text:span>()</text:p>
      <text:p text:style-name="Preformatted_20_Text"/>
      <table:table table:name="Table7" table:style-name="Table7">
        <table:table-column table:style-name="Table7.A"/>
        <table:table-row table:style-name="TableLine606125392">
          <table:table-cell table:style-name="Table7.A1" office:value-type="string">
            <text:p text:style-name="P35">Get the message state after parsing a binary Nymph<text:span text:style-name="T185">RPC</text:span> message to check for errors.</text:p>
          </table:table-cell>
        </table:table-row>
        <table:table-row table:style-name="TableLine1189989664">
          <table:table-cell table:style-name="Table7.A2" office:value-type="string">
            <text:p text:style-name="P16"><text:span text:style-name="T9">Returns: a</text:span><text:span text:style-name="T11">n integer value with 0 indicating no error and a negative value that an error occurred.</text:span></text:p>
          </table:table-cell>
        </table:table-row>
      </table:table>
      <text:p text:style-name="P214"/>
      <text:p text:style-name="P214"><text:line-break/><text:span text:style-name="T161">bool</text:span> <text:span text:style-name="T177">isCorrupt</text:span>()</text:p>
      <text:p text:style-name="P214"/>
      <table:table table:name="Table47" table:style-name="Table47">
        <table:table-column table:style-name="Table47.A"/>
        <table:table-row table:style-name="TableLine1030460000">
          <table:table-cell table:style-name="Table47.A1" office:value-type="string">
            <text:p text:style-name="P286">Check the message’s ‘corrupt’ flag, which indicates whether the parsed message was corrupt.</text:p>
          </table:table-cell>
        </table:table-row>
        <table:table-row table:style-name="TableLine1030462176">
          <table:table-cell table:style-name="Table47.A2" office:value-type="string">
            <text:p text:style-name="P276"><text:span text:style-name="T9">Returns: </text:span><text:span text:style-name="T185">true</text:span><text:span text:style-name="T43"> if the parsed binary message was found to be corrupted.</text:span></text:p>
          </table:table-cell>
        </table:table-row>
      </table:table>
      <text:p text:style-name="P215"/>
      <text:p text:style-name="P215"><text:line-break/><text:span text:style-name="T187">bool</text:span> <text:span text:style-name="T70">isCallback</text:span>()</text:p>
      <text:p text:style-name="P215"/>
      <table:table table:name="Table48" table:style-name="Table48">
        <table:table-column table:style-name="Table48.A"/>
        <table:table-row table:style-name="TableLine959519776">
          <table:table-cell table:style-name="Table48.A1" office:value-type="string">
            <text:p text:style-name="P287"><text:span text:style-name="T189">W</text:span>hether this message is a callback message.</text:p>
          </table:table-cell>
        </table:table-row>
        <table:table-row table:style-name="TableLine959521136">
          <table:table-cell table:style-name="Table48.A2" office:value-type="string">
            <text:p text:style-name="P277"><text:span text:style-name="T9">Returns: </text:span><text:span text:style-name="T188">true</text:span><text:span text:style-name="T44"> if this message targets a callback function.</text:span></text:p>
          </table:table-cell>
        </table:table-row>
      </table:table>
      <text:p text:style-name="P215"/>
      <text:p text:style-name="Preformatted_20_Text"><text:line-break/>void <text:span text:style-name="T70">setInReplyTo</text:span>(<text:span text:style-name="T162">uint64_t</text:span> msgId)<text:line-break/><text:span text:style-name="T163">uint64_t</text:span> <text:span text:style-name="T70">getResponseId</text:span>()</text:p>
      <text:p text:style-name="Preformatted_20_Text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1189989392">
          <table:table-cell table:style-name="Table8.A1" table:number-columns-spanned="3" office:value-type="string">
            <text:p text:style-name="P36">Set or get the message ID <text:span text:style-name="T186">that this message is a response to.</text:span></text:p>
          </table:table-cell>
          <table:covered-table-cell/>
          <table:covered-table-cell/>
        </table:table-row>
        <table:table-row table:style-name="TableLine1189991024">
          <table:table-cell table:style-name="Table8.A2" office:value-type="string">
            <text:p text:style-name="P77">msgId</text:p>
          </table:table-cell>
          <table:table-cell table:style-name="Table8.A2" office:value-type="string">
            <text:p text:style-name="P242">uint64_t</text:p>
          </table:table-cell>
          <table:table-cell table:style-name="Table8.C2" office:value-type="string">
            <text:p text:style-name="P111">The message ID.</text:p>
          </table:table-cell>
        </table:table-row>
        <table:table-row table:style-name="TableLine1189992112">
          <table:table-cell table:style-name="Table8.C2" table:number-columns-spanned="3" office:value-type="string">
            <text:p text:style-name="P16"><text:span text:style-name="T9">Returns: </text:span><text:span text:style-name="T12">the getter </text:span><text:span text:style-name="T13">method </text:span><text:span text:style-name="T12">returns the message ID.</text:span></text:p>
          </table:table-cell>
          <table:covered-table-cell/>
          <table:covered-table-cell/>
        </table:table-row>
      </table:table>
      <text:p text:style-name="P171"><text:line-break/></text:p>
      <text:p text:style-name="P171"><text:span text:style-name="T164">uint64_T</text:span> <text:span text:style-name="T70">getMessageId</text:span>()</text:p>
      <text:p text:style-name="Preformatted_20_Text"/>
      <table:table table:name="Table9" table:style-name="Table9">
        <table:table-column table:style-name="Table9.A"/>
        <table:table-row table:style-name="TableLine1189990752">
          <table:table-cell table:style-name="Table9.A1" office:value-type="string">
            <text:p text:style-name="P37">Get the message ID.</text:p>
          </table:table-cell>
        </table:table-row>
        <table:table-row table:style-name="TableLine1189993472">
          <table:table-cell table:style-name="Table9.A2" office:value-type="string">
            <text:p text:style-name="P16"><text:span text:style-name="T9">Returns: </text:span><text:span text:style-name="T14">the message ID for this message instance.</text:span></text:p>
          </table:table-cell>
        </table:table-row>
      </table:table>
      <text:p text:style-name="P171"><text:line-break/></text:p>
      <text:p text:style-name="P171">void <text:span text:style-name="T70">setResultValue</text:span>(NymphType* value)</text:p>
      <text:p text:style-name="P17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1189993200">
          <table:table-cell table:style-name="Table10.A1" table:number-columns-spanned="3" office:value-type="string">
            <text:p text:style-name="P38">Set the result value for a response message. This is generally used on the server side.</text:p>
          </table:table-cell>
          <table:covered-table-cell/>
          <table:covered-table-cell/>
        </table:table-row>
        <table:table-row table:style-name="TableLine1189994832">
          <table:table-cell table:style-name="Table10.A2" office:value-type="string">
            <text:p text:style-name="P78">value</text:p>
          </table:table-cell>
          <table:table-cell table:style-name="Table10.A2" office:value-type="string">
            <text:p text:style-name="P112">NymphType*</text:p>
          </table:table-cell>
          <table:table-cell table:style-name="Table10.C2" office:value-type="string">
            <text:p text:style-name="P112">The NymphType value instance.</text:p>
          </table:table-cell>
        </table:table-row>
        <table:table-row table:style-name="TableLine1189995920">
          <table:table-cell table:style-name="Table10.C2" table:number-columns-spanned="3" office:value-type="string">
            <text:p text:style-name="P16"><text:span text:style-name="T9">Returns: </text:span><text:span text:style-name="T45">nothing</text:span><text:span text:style-name="T15">.</text:span></text:p>
          </table:table-cell>
          <table:covered-table-cell/>
          <table:covered-table-cell/>
        </table:table-row>
      </table:table>
      <text:p text:style-name="P216"/>
      <text:p text:style-name="P216"><text:line-break/><text:soft-page-break/>NymphType* <text:span text:style-name="T70">getResponse</text:span>(<text:span text:style-name="T190">bool take = false</text:span>)</text:p>
      <text:p text:style-name="P216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59518144">
          <table:table-cell table:style-name="Table12.A1" table:number-columns-spanned="3" office:value-type="string">
            <text:p text:style-name="P288">Obtain the response value in the message instance.</text:p>
          </table:table-cell>
          <table:covered-table-cell/>
          <table:covered-table-cell/>
        </table:table-row>
        <table:table-row table:style-name="TableLine959518144">
          <table:table-cell table:style-name="Table12.A2" office:value-type="string">
            <text:p text:style-name="P229">take</text:p>
          </table:table-cell>
          <table:table-cell table:style-name="Table12.A2" office:value-type="string">
            <text:p text:style-name="P243">bool</text:p>
          </table:table-cell>
          <table:table-cell table:style-name="Table12.C2" office:value-type="string">
            <text:p text:style-name="P243">Set to <text:span text:style-name="T5">true</text:span><text:span text:style-name="T8"> if taking ownership of the response value.</text:span></text:p>
          </table:table-cell>
        </table:table-row>
        <table:table-row table:style-name="TableLine959542896">
          <table:table-cell table:style-name="Table12.C2" table:number-columns-spanned="3" office:value-type="string">
            <text:p text:style-name="P278"><text:span text:style-name="T9">Returns: a pointer to an NymphType class instance containing the </text:span><text:span text:style-name="T46">response </text:span><text:span text:style-name="T9">value, or 0 if </text:span><text:span text:style-name="T16">no response value was </text:span><text:span text:style-name="T17">available.</text:span></text:p>
          </table:table-cell>
          <table:covered-table-cell/>
          <table:covered-table-cell/>
        </table:table-row>
      </table:table>
      <text:p text:style-name="P216"><text:line-break/></text:p>
      <text:p text:style-name="P171">std::vector&lt;NymphType*&gt;&amp; <text:span text:style-name="T70">parameters</text:span>()</text:p>
      <text:p text:style-name="Preformatted_20_Text"/>
      <table:table table:name="Table11" table:style-name="Table11">
        <table:table-column table:style-name="Table11.A"/>
        <table:table-row table:style-name="TableLine1189994560">
          <table:table-cell table:style-name="Table11.A1" office:value-type="string">
            <text:p text:style-name="P289">Get the vector with function parameter values.</text:p>
          </table:table-cell>
        </table:table-row>
        <table:table-row table:style-name="TableLine1189997552">
          <table:table-cell table:style-name="Table11.A2" office:value-type="string">
            <text:p text:style-name="P16"><text:span text:style-name="T9">Returns: a </text:span><text:span text:style-name="T47">vector containing pointers to the parameter values for the function that was called.</text:span></text:p>
          </table:table-cell>
        </table:table-row>
      </table:table>
      <text:p text:style-name="P216"><text:line-break/></text:p>
      <text:p text:style-name="P216"><text:span text:style-name="T191">uint32_t</text:span> <text:span text:style-name="T70">getMethodId</text:span>()</text:p>
      <text:p text:style-name="P171"/>
      <table:table table:name="Table13" table:style-name="Table13">
        <table:table-column table:style-name="Table13.A"/>
        <table:table-row table:style-name="TableLine1189998640">
          <table:table-cell table:style-name="Table13.A1" office:value-type="string">
            <text:p text:style-name="P289">Obtain the method ID for this message.</text:p>
          </table:table-cell>
        </table:table-row>
        <table:table-row table:style-name="TableLine1190001632">
          <table:table-cell table:style-name="Table13.A2" office:value-type="string">
            <text:p text:style-name="P16"><text:span text:style-name="T9">Returns: </text:span><text:span text:style-name="T47">The method ID.</text:span></text:p>
          </table:table-cell>
        </table:table-row>
      </table:table>
      <text:p text:style-name="Preformatted_20_Text"/>
      <text:p text:style-name="Preformatted_20_Text"><text:line-break/>NymphMessage* <text:span text:style-name="T70">getReplyMessage</text:span>()</text:p>
      <text:p text:style-name="Preformatted_20_Text"/>
      <table:table table:name="Table15" table:style-name="Table15">
        <table:table-column table:style-name="Table15.A"/>
        <table:table-row table:style-name="TableLine1190002720">
          <table:table-cell table:style-name="Table15.A1" office:value-type="string">
            <text:p text:style-name="P39">Returns a new NymphMessage instance <text:span text:style-name="T104">pointer </text:span>with the <text:span text:style-name="T191">response ID</text:span> and <text:span text:style-name="T191">new message ID</text:span> filled in. This message instance is to be used as a response to the message instance it's being called on.</text:p>
          </table:table-cell>
        </table:table-row>
        <table:table-row table:style-name="TableLine1190005440">
          <table:table-cell table:style-name="Table15.A2" office:value-type="string">
            <text:p text:style-name="P16"><text:span text:style-name="T9">Returns: </text:span><text:span text:style-name="T20">The newly constructed NymphMessage instance </text:span><text:span text:style-name="T38">pointer</text:span><text:span text:style-name="T20">.</text:span></text:p>
          </table:table-cell>
        </table:table-row>
      </table:table>
      <text:p text:style-name="P217"/>
      <text:p text:style-name="P217"><text:line-break/><text:span text:style-name="T165">NymphException</text:span> <text:span text:style-name="T70">getException</text:span>()</text:p>
      <text:p text:style-name="P217"/>
      <table:table table:name="Table14" table:style-name="Table14">
        <table:table-column table:style-name="Table14.A"/>
        <table:table-row table:style-name="TableLine610680784">
          <table:table-cell table:style-name="Table14.A1" office:value-type="string">
            <text:p text:style-name="P289">Get the exception set for this message, if any.</text:p>
          </table:table-cell>
        </table:table-row>
        <table:table-row table:style-name="TableLine610683504">
          <table:table-cell table:style-name="Table14.A2" office:value-type="string">
            <text:p text:style-name="P279"><text:span text:style-name="T9">Returns: </text:span><text:span text:style-name="T19">Th</text:span><text:span text:style-name="T47">e NymphException instance contained in the message.</text:span></text:p>
          </table:table-cell>
        </table:table-row>
      </table:table>
      <text:p text:style-name="P180"><text:line-break/></text:p>
      <text:p text:style-name="P180">bool <text:span text:style-name="T72">setException</text:span>(<text:span text:style-name="T105">int exceptionId, </text:span><text:span text:style-name="T192">std::</text:span><text:span text:style-name="T105">string value</text:span>)</text:p>
      <text:p text:style-name="P180"/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Line1190006528">
          <table:table-cell table:style-name="Table40.A1" table:number-columns-spanned="3" office:value-type="string">
            <text:p text:style-name="P71">Sets an exception on the message. This message will be interpreted as an exception by the receiver.</text:p>
          </table:table-cell>
          <table:covered-table-cell/>
          <table:covered-table-cell/>
        </table:table-row>
        <table:table-row table:style-name="TableLine1190009248">
          <table:table-cell table:style-name="Table40.A2" office:value-type="string">
            <text:p text:style-name="P102">exceptionId</text:p>
          </table:table-cell>
          <table:table-cell table:style-name="Table40.A2" office:value-type="string">
            <text:p text:style-name="P155">int</text:p>
          </table:table-cell>
          <table:table-cell table:style-name="Table40.A1" office:value-type="string">
            <text:p text:style-name="P155">The numeric ID of the exception.</text:p>
          </table:table-cell>
        </table:table-row>
        <table:table-row table:style-name="TableLine1190009520">
          <table:table-cell table:style-name="Table40.A3" office:value-type="string">
            <text:p text:style-name="P102">value</text:p>
          </table:table-cell>
          <table:table-cell table:style-name="Table40.A3" office:value-type="string">
            <text:p text:style-name="P155"><text:span text:style-name="T192">std::</text:span>string</text:p>
          </table:table-cell>
          <table:table-cell table:style-name="Table40.C3" office:value-type="string">
            <text:p text:style-name="P155">A human-readable string detailing the exception.</text:p>
          </table:table-cell>
        </table:table-row>
        <table:table-row table:style-name="TableLine1190009792">
          <table:table-cell table:style-name="Table40.C3" table:number-columns-spanned="3" office:value-type="string">
            <text:p text:style-name="P26"><text:span text:style-name="T9">Returns: </text:span><text:span text:style-name="T21">a boolean value indicating whether </text:span><text:span text:style-name="T39">setting the exception succeeded</text:span><text:span text:style-name="T21"> or not.</text:span></text:p>
          </table:table-cell>
          <table:covered-table-cell/>
          <table:covered-table-cell/>
        </table:table-row>
      </table:table>
      <text:p text:style-name="P220"/>
      <text:p text:style-name="P220"><text:line-break/><text:soft-page-break/><text:span text:style-name="T168">bool</text:span> <text:span text:style-name="T179">isException</text:span>()</text:p>
      <text:p text:style-name="P220"/>
      <table:table table:name="Table53" table:style-name="Table53">
        <table:table-column table:style-name="Table53.A"/>
        <table:table-row table:style-name="TableLine1626024000">
          <table:table-cell table:style-name="Table53.A1" office:value-type="string">
            <text:p text:style-name="P292">Check if the message contains an exception.</text:p>
          </table:table-cell>
        </table:table-row>
        <table:table-row table:style-name="TableLine1626023728">
          <table:table-cell table:style-name="Table53.A2" office:value-type="string">
            <text:p text:style-name="P282"><text:span text:style-name="T9">Returns: </text:span><text:span text:style-name="T195">true </text:span><text:span text:style-name="T49">if the message contains an exception.</text:span></text:p>
          </table:table-cell>
        </table:table-row>
      </table:table>
      <text:p text:style-name="P220"/>
      <text:p text:style-name="P218"><text:line-break/><text:span text:style-name="T166">std::string</text:span> <text:span text:style-name="T70">getCallbackName</text:span>()</text:p>
      <text:p text:style-name="P218"/>
      <table:table table:name="Table16" table:style-name="Table16">
        <table:table-column table:style-name="Table16.A"/>
        <table:table-row table:style-name="TableLine959548064">
          <table:table-cell table:style-name="Table16.A1" office:value-type="string">
            <text:p text:style-name="P291">If the message targets a callback, this returns the callback name.</text:p>
          </table:table-cell>
        </table:table-row>
        <table:table-row table:style-name="TableLine959548608">
          <table:table-cell table:style-name="Table16.A2" office:value-type="string">
            <text:p text:style-name="P280"><text:span text:style-name="T9">Returns: </text:span><text:span text:style-name="T48">the callback name or an empty string.</text:span></text:p>
          </table:table-cell>
        </table:table-row>
      </table:table>
      <text:p text:style-name="P219"/>
      <text:p text:style-name="P219"><text:line-break/><text:span text:style-name="T167">bool</text:span> <text:span text:style-name="T178">setCallback</text:span>(<text:span text:style-name="T193">std::string name</text:span>)</text:p>
      <text:p text:style-name="P219"/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Line1623574928">
          <table:table-cell table:style-name="Table50.A1" table:number-columns-spanned="3" office:value-type="string">
            <text:p text:style-name="P291">Set the callback to call. <text:span text:style-name="T194">Set by the server for a client.</text:span></text:p>
          </table:table-cell>
          <table:covered-table-cell/>
          <table:covered-table-cell/>
        </table:table-row>
        <table:table-row table:style-name="TableLine1623574928">
          <table:table-cell table:style-name="Table50.A2" office:value-type="string">
            <text:p text:style-name="P230">name</text:p>
          </table:table-cell>
          <table:table-cell table:style-name="Table50.A2" office:value-type="string">
            <text:p text:style-name="P244">std::string</text:p>
          </table:table-cell>
          <table:table-cell table:style-name="Table50.C2" office:value-type="string">
            <text:p text:style-name="P244"><text:span text:style-name="T8">The callback name.</text:span></text:p>
          </table:table-cell>
        </table:table-row>
        <table:table-row table:style-name="TableLine1623593152">
          <table:table-cell table:style-name="Table50.C2" table:number-columns-spanned="3" office:value-type="string">
            <text:p text:style-name="P281"><text:span text:style-name="T9">Returns: </text:span><text:span text:style-name="T21">a boolean value indicating whether </text:span><text:span text:style-name="T48">the action succeeded.</text:span></text:p>
          </table:table-cell>
          <table:covered-table-cell/>
          <table:covered-table-cell/>
        </table:table-row>
      </table:table>
      <text:p text:style-name="P218"/>
      <text:p text:style-name="P218"><text:line-break/>bool <text:span text:style-name="T70">isReply</text:span>()</text:p>
      <text:p text:style-name="P218"/>
      <table:table table:name="Table49" table:style-name="Table49">
        <table:table-column table:style-name="Table49.A"/>
        <table:table-row table:style-name="TableLine1623571392">
          <table:table-cell table:style-name="Table49.A1" office:value-type="string">
            <text:p text:style-name="P290">Check whether this message instance is a reply to a previous method call.</text:p>
          </table:table-cell>
        </table:table-row>
        <table:table-row table:style-name="TableLine1623600224">
          <table:table-cell table:style-name="Table49.A2" office:value-type="string">
            <text:p text:style-name="P281"><text:span text:style-name="T9">Returns: </text:span><text:span text:style-name="T21">a boolean value indicating whether this is a reply or not.</text:span></text:p>
          </table:table-cell>
        </table:table-row>
      </table:table>
      <text:p text:style-name="P220"/>
      <text:p text:style-name="P220"><text:line-break/><text:span text:style-name="T169">void</text:span> <text:span text:style-name="T180">discard</text:span>()</text:p>
      <text:p text:style-name="P220"/>
      <table:table table:name="Table51" table:style-name="Table51">
        <table:table-column table:style-name="Table51.A"/>
        <table:table-row table:style-name="TableLine1626026176">
          <table:table-cell table:style-name="Table51.A1" office:value-type="string">
            <text:p text:style-name="P293">Discards the message and clean up allocated resources. Required to be called by the owner.</text:p>
          </table:table-cell>
        </table:table-row>
        <table:table-row table:style-name="TableLine1626017200">
          <table:table-cell table:style-name="Table51.A2" office:value-type="string">
            <text:p text:style-name="P282"><text:span text:style-name="T9">Returns:</text:span><text:span text:style-name="T48"> </text:span><text:span text:style-name="T50">nothing.</text:span></text:p>
          </table:table-cell>
        </table:table-row>
      </table:table>
      <text:p text:style-name="P220"/>
      <text:h text:style-name="P204" text:outline-level="3"/>
      <text:h text:style-name="P204" text:outline-level="3"><text:bookmark-start text:name="__RefHeading___Toc10976_497445505"/>NymphMethod<text:bookmark-end text:name="__RefHeading___Toc10976_497445505"/></text:h>
      <text:p text:style-name="P51">The NymphMethod class handles the calling and validation of remote methods. It is also used on the server side to call the callback method registered with that method <text:span text:style-name="T84">when called by a remote client.</text:span></text:p>
      <text:p text:style-name="P52">It has these methods:</text:p>
      <text:p text:style-name="P179"/>
      <text:p text:style-name="Preformatted_20_Text"><text:span text:style-name="T70">NymphMethod</text:span>(<text:span text:style-name="T196">std::</text:span>string name, std::vector&lt;NymphTypes&gt; parameters, NymphTypes retType)</text:p>
      <text:p text:style-name="Preformatted_20_Text"><text:span text:style-name="T70">NymphMethod</text:span>(std::string name, std::vector&lt;NymphTypes&gt; parameters, NymphTypes <text:soft-page-break/>retType, NymphMethodCallback cb)</text:p>
      <text:p text:style-name="Preformatted_20_Text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Line1189999184">
          <table:table-cell table:style-name="Table28.A1" table:number-columns-spanned="3" office:value-type="string">
            <text:p text:style-name="P53">Constructor. <text:span text:style-name="T89">Takes the method name and a definition of its parameters.</text:span></text:p>
          </table:table-cell>
          <table:covered-table-cell/>
          <table:covered-table-cell/>
        </table:table-row>
        <table:table-row table:style-name="TableLine721190928">
          <table:table-cell table:style-name="Table28.A2" office:value-type="string">
            <text:p text:style-name="P80">name</text:p>
          </table:table-cell>
          <table:table-cell table:style-name="Table28.A2" office:value-type="string">
            <text:p text:style-name="P114">string</text:p>
          </table:table-cell>
          <table:table-cell table:style-name="Table28.C2" office:value-type="string">
            <text:p text:style-name="P114">The name of the <text:span text:style-name="T88">method</text:span>.</text:p>
          </table:table-cell>
        </table:table-row>
        <table:table-row table:style-name="TableLine1190008160">
          <table:table-cell table:style-name="Table28.A2" office:value-type="string">
            <text:p text:style-name="P93">parameters</text:p>
          </table:table-cell>
          <table:table-cell table:style-name="Table28.A2" office:value-type="string">
            <text:p text:style-name="P138"><text:span text:style-name="T197">std::</text:span>vector&lt;<text:span text:style-name="T197">NymphTypes</text:span>&gt;</text:p>
          </table:table-cell>
          <table:table-cell table:style-name="Table28.C2" office:value-type="string">
            <text:p text:style-name="P139">Parameter definition for this method.</text:p>
          </table:table-cell>
        </table:table-row>
        <table:table-row table:style-name="TableLine1190008160">
          <table:table-cell table:style-name="Table28.A2" office:value-type="string">
            <text:p text:style-name="P231">retType</text:p>
          </table:table-cell>
          <table:table-cell table:style-name="Table28.A2" office:value-type="string">
            <text:p text:style-name="P245">NymphTypes</text:p>
          </table:table-cell>
          <table:table-cell table:style-name="Table28.C2" office:value-type="string">
            <text:p text:style-name="P245">The return value type.</text:p>
          </table:table-cell>
        </table:table-row>
        <table:table-row table:style-name="TableLine1190008160">
          <table:table-cell table:style-name="Table28.A2" office:value-type="string">
            <text:p text:style-name="P232">cb</text:p>
          </table:table-cell>
          <table:table-cell table:style-name="Table28.A2" office:value-type="string">
            <text:p text:style-name="P246">NymphMethodCallback</text:p>
          </table:table-cell>
          <table:table-cell table:style-name="Table28.C2" office:value-type="string">
            <text:p text:style-name="P246">The callback associated with this method.</text:p>
          </table:table-cell>
        </table:table-row>
      </table:table>
      <text:p text:style-name="P172"><text:line-break/></text:p>
      <text:p text:style-name="P172">void <text:span text:style-name="T70">setCallback</text:span>(NymphMethodCallback callback)</text:p>
      <text:p text:style-name="P172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Line1190011152">
          <table:table-cell table:style-name="Table29.A1" table:number-columns-spanned="3" office:value-type="string">
            <text:p text:style-name="P54"><text:span text:style-name="T90">Server-side method. </text:span>Set the callback method <text:span text:style-name="T90">to call when a client calls this method.</text:span></text:p>
            <text:p text:style-name="P55">This method has the following signature:</text:p>
            <text:p text:style-name="P55"><text:span text:style-name="Source_20_Text"><text:span text:style-name="T198">typedef NymphMessage* (*NymphMethodCallback)(</text:span></text:span><text:span text:style-name="Source_20_Text"><text:span text:style-name="T199">int session, </text:span></text:span><text:span text:style-name="Source_20_Text"><text:span text:style-name="T198">NymphMessage* msg, void* data);</text:span></text:span></text:p>
          </table:table-cell>
          <table:covered-table-cell/>
          <table:covered-table-cell/>
        </table:table-row>
        <table:table-row table:style-name="TableLine1190013600">
          <table:table-cell table:style-name="Table29.A2" office:value-type="string">
            <text:p text:style-name="P94">callback</text:p>
          </table:table-cell>
          <table:table-cell table:style-name="Table29.A2" office:value-type="string">
            <text:p text:style-name="P140">NymphMethodCallback</text:p>
          </table:table-cell>
          <table:table-cell table:style-name="Table29.C2" office:value-type="string">
            <text:p text:style-name="P140">The callback function pointer.</text:p>
          </table:table-cell>
        </table:table-row>
        <table:table-row table:style-name="TableLine1190014688">
          <table:table-cell table:style-name="Table29.C2" table:number-columns-spanned="3" office:value-type="string">
            <text:p text:style-name="P18"><text:span text:style-name="T9">Returns: </text:span><text:span text:style-name="T27">void.</text:span></text:p>
          </table:table-cell>
          <table:covered-table-cell/>
          <table:covered-table-cell/>
        </table:table-row>
      </table:table>
      <text:p text:style-name="Preformatted_20_Text"/>
      <text:p text:style-name="Preformatted_20_Text"><text:line-break/>NymphMessage* <text:span text:style-name="T70">callCallback</text:span>(<text:span text:style-name="T116">int </text:span><text:span text:style-name="T170">handle</text:span><text:span text:style-name="T116">, </text:span>NymphMessage* msg)</text:p>
      <text:p text:style-name="Preformatted_20_Text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Line1190013328">
          <table:table-cell table:style-name="Table30.A1" table:number-columns-spanned="3" office:value-type="string">
            <text:p text:style-name="P56">Server-side method. Call the callback for this method.</text:p>
          </table:table-cell>
          <table:covered-table-cell/>
          <table:covered-table-cell/>
        </table:table-row>
        <table:table-row table:style-name="TableLine1190016048">
          <table:table-cell table:style-name="Table30.A2" office:value-type="string">
            <text:p text:style-name="P232">handle</text:p>
          </table:table-cell>
          <table:table-cell table:style-name="Table30.A2" office:value-type="string">
            <text:p text:style-name="P246">int</text:p>
          </table:table-cell>
          <table:table-cell table:style-name="Table30.C2" office:value-type="string">
            <text:p text:style-name="P246">The session handle.</text:p>
          </table:table-cell>
        </table:table-row>
        <table:table-row table:style-name="TableLine1190016048">
          <table:table-cell table:style-name="Table30.A2" office:value-type="string">
            <text:p text:style-name="P232">msg</text:p>
          </table:table-cell>
          <table:table-cell table:style-name="Table30.A2" office:value-type="string">
            <text:p text:style-name="P246">NymphMessage</text:p>
          </table:table-cell>
          <table:table-cell table:style-name="Table30.C2" office:value-type="string">
            <text:p text:style-name="P247">The message received from the client.</text:p>
          </table:table-cell>
        </table:table-row>
        <table:table-row table:style-name="TableLine1190017136">
          <table:table-cell table:style-name="Table30.C2" table:number-columns-spanned="3" office:value-type="string">
            <text:p text:style-name="P18"><text:span text:style-name="T9">Returns: </text:span><text:span text:style-name="T28">an NymphMessage instance containing the response from the callback, </text:span><text:span text:style-name="T29">to be sent to the remote client.</text:span></text:p>
          </table:table-cell>
          <table:covered-table-cell/>
          <table:covered-table-cell/>
        </table:table-row>
      </table:table>
      <text:p text:style-name="Preformatted_20_Text"/>
      <text:p text:style-name="Preformatted_20_Text"><text:line-break/>bool <text:span text:style-name="T70">call</text:span>(Net::StreamSocket* socket, NymphRequest* &amp;request, <text:span text:style-name="T200">std::</text:span>vector&lt;NymphType*&gt; &amp;values, <text:span text:style-name="T200">std::</text:span>string &amp;result)</text:p>
      <text:p text:style-name="Preformatted_20_Text"/>
      <table:table table:name="Table31" table:style-name="Table31">
        <table:table-column table:style-name="Table31.A"/>
        <table:table-column table:style-name="Table31.B"/>
        <table:table-column table:style-name="Table31.C"/>
        <table:table-row table:style-name="TableLine1190015776">
          <table:table-cell table:style-name="Table31.A1" table:number-columns-spanned="3" office:value-type="string">
            <text:p text:style-name="P294">Call the remote method registered with this method instance. <text:span text:style-name="T85">This method is used internally. This method will validate the provided vector of values with the registered </text:span><text:span text:style-name="Source_20_Text"><text:span text:style-name="T85">NymphMethodParameter</text:span></text:span><text:span text:style-name="T85"> instances. </text:span></text:p>
            <text:p text:style-name="P294"><text:span text:style-name="T85">The order, number of and type of parameters have to match exactly.</text:span></text:p>
          </table:table-cell>
          <table:covered-table-cell/>
          <table:covered-table-cell/>
        </table:table-row>
        <table:table-row table:style-name="TableLine1190018768">
          <table:table-cell table:style-name="Table31.A2" office:value-type="string">
            <text:p text:style-name="P91">socket</text:p>
          </table:table-cell>
          <table:table-cell table:style-name="Table31.A2" office:value-type="string">
            <text:p text:style-name="P114">s<text:span text:style-name="T201">std::</text:span>tring</text:p>
          </table:table-cell>
          <table:table-cell table:style-name="Table31.C2" office:value-type="string">
            <text:p text:style-name="P114">The name of the key.</text:p>
          </table:table-cell>
        </table:table-row>
        <table:table-row table:style-name="TableLine1190019856">
          <table:table-cell table:style-name="Table31.A2" office:value-type="string">
            <text:p text:style-name="P91">request</text:p>
          </table:table-cell>
          <table:table-cell table:style-name="Table31.A2" office:value-type="string">
            <text:p text:style-name="P132">Poco::Net::StreamSocket*</text:p>
          </table:table-cell>
          <table:table-cell table:style-name="Table31.C2" office:value-type="string">
            <text:p text:style-name="P134">The socket to send the message on.</text:p>
          </table:table-cell>
        </table:table-row>
        <table:table-row table:style-name="TableLine1190020128">
          <table:table-cell table:style-name="Table31.A2" office:value-type="string">
            <text:p text:style-name="P91">values</text:p>
          </table:table-cell>
          <table:table-cell table:style-name="Table31.A2" office:value-type="string">
            <text:p text:style-name="P132"><text:span text:style-name="T201">std::</text:span>vector&lt;NymphType*&gt;</text:p>
          </table:table-cell>
          <table:table-cell table:style-name="Table31.C2" office:value-type="string">
            <text:p text:style-name="P134">Vector with NymphType-derived values to be serialised.</text:p>
          </table:table-cell>
        </table:table-row>
        <text:soft-page-break/>
        <table:table-row table:style-name="TableLine1190020400">
          <table:table-cell table:style-name="Table31.A2" office:value-type="string">
            <text:p text:style-name="P91">result</text:p>
          </table:table-cell>
          <table:table-cell table:style-name="Table31.A2" office:value-type="string">
            <text:p text:style-name="P132"><text:span text:style-name="T202">std::</text:span>string</text:p>
          </table:table-cell>
          <table:table-cell table:style-name="Table31.C2" office:value-type="string">
            <text:p text:style-name="P136"><text:span text:style-name="T87">Set to an e</text:span>rror message <text:span text:style-name="T86">on failure.</text:span></text:p>
          </table:table-cell>
        </table:table-row>
        <table:table-row table:style-name="TableLine1190020672">
          <table:table-cell table:style-name="Table31.C2" table:number-columns-spanned="3" office:value-type="string">
            <text:p text:style-name="P18"><text:span text:style-name="T9">Returns: a </text:span><text:span text:style-name="T26">boolean value indicating success or failure. On failure the result parameter will be set to the error message.</text:span></text:p>
          </table:table-cell>
          <table:covered-table-cell/>
          <table:covered-table-cell/>
        </table:table-row>
      </table:table>
      <text:p text:style-name="P181"/>
      <text:p text:style-name="P181"><text:line-break/>bool <text:span text:style-name="T70">call</text:span>(<text:span text:style-name="T106">NymphSession* session, </text:span><text:span text:style-name="T203">std::</text:span><text:span text:style-name="T106">ector&lt;NymphType*&gt; &amp;values, </text:span><text:span text:style-name="T203">std::</text:span><text:span text:style-name="T106">string &amp;result)</text:span></text:p>
      <text:p text:style-name="P181"/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Line1190018224">
          <table:table-cell table:style-name="Table41.A1" table:number-columns-spanned="3" office:value-type="string">
            <text:p text:style-name="P295">Call the remote method registered with this method instance. <text:span text:style-name="T85">This method is used internally. This method will validate the provided vector of values with the registered </text:span><text:span text:style-name="Source_20_Text"><text:span text:style-name="T85">NymphMethodParameter</text:span></text:span><text:span text:style-name="T85"> instances. </text:span></text:p>
            <text:p text:style-name="P295"><text:span text:style-name="T85">The order, number of and type of parameters have to match exactly.</text:span></text:p>
          </table:table-cell>
          <table:covered-table-cell/>
          <table:covered-table-cell/>
        </table:table-row>
        <table:table-row table:style-name="TableLine388939888">
          <table:table-cell table:style-name="Table41.A2" office:value-type="string">
            <text:p text:style-name="P103">session</text:p>
          </table:table-cell>
          <table:table-cell table:style-name="Table41.A2" office:value-type="string">
            <text:p text:style-name="P156">NymphSession*</text:p>
          </table:table-cell>
          <table:table-cell table:style-name="Table41.C2" office:value-type="string">
            <text:p text:style-name="P119">The <text:span text:style-name="T107">NymphSession instance to send the message on.</text:span></text:p>
          </table:table-cell>
        </table:table-row>
        <table:table-row table:style-name="TableLine388940976">
          <table:table-cell table:style-name="Table41.A2" office:value-type="string">
            <text:p text:style-name="P92">values</text:p>
          </table:table-cell>
          <table:table-cell table:style-name="Table41.A2" office:value-type="string">
            <text:p text:style-name="P133"><text:span text:style-name="T203">std::</text:span>vector&lt;NymphType*&gt;</text:p>
          </table:table-cell>
          <table:table-cell table:style-name="Table41.C2" office:value-type="string">
            <text:p text:style-name="P135">Vector with NymphType-derived values to be serialised.</text:p>
          </table:table-cell>
        </table:table-row>
        <table:table-row table:style-name="TableLine388941248">
          <table:table-cell table:style-name="Table41.A2" office:value-type="string">
            <text:p text:style-name="P92">result</text:p>
          </table:table-cell>
          <table:table-cell table:style-name="Table41.A2" office:value-type="string">
            <text:p text:style-name="P133"><text:span text:style-name="T203">std::</text:span>string</text:p>
          </table:table-cell>
          <table:table-cell table:style-name="Table41.C2" office:value-type="string">
            <text:p text:style-name="P137"><text:span text:style-name="T87">Set to an e</text:span>rror message <text:span text:style-name="T86">on failure.</text:span></text:p>
          </table:table-cell>
        </table:table-row>
        <table:table-row table:style-name="TableLine388941520">
          <table:table-cell table:style-name="Table41.C2" table:number-columns-spanned="3" office:value-type="string">
            <text:p text:style-name="P27"><text:span text:style-name="T9">Returns: a </text:span><text:span text:style-name="T26">boolean value indicating success or failure. On failure the result parameter will be set to the error message.</text:span></text:p>
          </table:table-cell>
          <table:covered-table-cell/>
          <table:covered-table-cell/>
        </table:table-row>
      </table:table>
      <text:p text:style-name="P181"/>
      <text:p text:style-name="Preformatted_20_Text"/>
      <text:h text:style-name="P200" text:outline-level="2"/>
      <text:h text:style-name="P200" text:outline-level="2"><text:bookmark-start text:name="__RefHeading___Toc10978_497445505"/>NymphRemoteServer<text:bookmark-end text:name="__RefHeading___Toc10978_497445505"/></text:h>
      <text:p text:style-name="P40">This is a static class, used by the client side in order to communicate with the remote Nymph<text:span text:style-name="T206">RPC</text:span> server. See the basic client example for a usage example.</text:p>
      <text:p text:style-name="P40">This class has the following methods:</text:p>
      <text:p text:style-name="Preformatted_20_Text"/>
      <text:p text:style-name="Preformatted_20_Text">static bool <text:span text:style-name="T70">init</text:span>(logFnc logger, int level = NYMPH_LOG_LEVEL_TRACE, long timeout = 3000)</text:p>
      <text:p text:style-name="Preformatted_20_Text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388942608">
          <table:table-cell table:style-name="Table17.A1" table:number-columns-spanned="3" office:value-type="string">
            <text:p text:style-name="P42">Initialise the NymphRemoteServer static class. This allows one to set the time-out period for message calls.</text:p>
          </table:table-cell>
          <table:covered-table-cell/>
          <table:covered-table-cell/>
        </table:table-row>
        <table:table-row table:style-name="TableLine388944240">
          <table:table-cell table:style-name="Table17.A2" office:value-type="string">
            <text:p text:style-name="P233">logger</text:p>
          </table:table-cell>
          <table:table-cell table:style-name="Table17.A2" office:value-type="string">
            <text:p text:style-name="P248">logFnc</text:p>
          </table:table-cell>
          <table:table-cell table:style-name="Table17.C2" office:value-type="string">
            <text:p text:style-name="P248">The logger function. See <text:span text:style-name="T70">setLogger()</text:span>.</text:p>
          </table:table-cell>
        </table:table-row>
        <table:table-row table:style-name="TableLine388944240">
          <table:table-cell table:style-name="Table17.A2" office:value-type="string">
            <text:p text:style-name="P233">level</text:p>
          </table:table-cell>
          <table:table-cell table:style-name="Table17.A2" office:value-type="string">
            <text:p text:style-name="P248">int</text:p>
          </table:table-cell>
          <table:table-cell table:style-name="Table17.C2" office:value-type="string">
            <text:p text:style-name="P248">The level to log at. See <text:span text:style-name="T70">setLogger()</text:span>.</text:p>
          </table:table-cell>
        </table:table-row>
        <table:table-row table:style-name="TableLine388944240">
          <table:table-cell table:style-name="Table17.A2" office:value-type="string">
            <text:p text:style-name="P85">timeout</text:p>
          </table:table-cell>
          <table:table-cell table:style-name="Table17.A2" office:value-type="string">
            <text:p text:style-name="P121"><text:span text:style-name="T204">long </text:span>int</text:p>
          </table:table-cell>
          <table:table-cell table:style-name="Table17.C2" office:value-type="string">
            <text:p text:style-name="P121">The time-out for a remote method call (in milliseconds).</text:p>
            <text:p text:style-name="P122">Default is <text:span text:style-name="T205">3</text:span> s.</text:p>
          </table:table-cell>
        </table:table-row>
        <table:table-row table:style-name="TableLine388945328">
          <table:table-cell table:style-name="Table17.C2" table:number-columns-spanned="3" office:value-type="string">
            <text:p text:style-name="P17"><text:span text:style-name="T9">Returns: a </text:span><text:span text:style-name="T22">boolean indicating success or failure.</text:span></text:p>
          </table:table-cell>
          <table:covered-table-cell/>
          <table:covered-table-cell/>
        </table:table-row>
      </table:table>
      <text:p text:style-name="Preformatted_20_Text"/>
      <text:p text:style-name="Preformatted_20_Text"><text:line-break/><text:soft-page-break/>static void <text:span text:style-name="T70">setLogger</text:span>(logFnc logger, int level)</text:p>
      <text:p text:style-name="Preformatted_20_Text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Line388943968">
          <table:table-cell table:style-name="Table18.A1" table:number-columns-spanned="3" office:value-type="string">
            <text:p text:style-name="P296">Sets the logger method which the Nymph<text:span text:style-name="T207">RPC</text:span> runtime will use to write log messages to, as well as the log level to use. </text:p>
            <text:p text:style-name="P44">This method is supposed to have the following format:</text:p>
            <text:p text:style-name="P44"><text:span text:style-name="Source_20_Text">typedef void (*logFnc)(int, std::string);</text:span></text:p>
            <text:p text:style-name="Text_20_body"><text:span text:style-name="Source_20_Text">Log </text:span><text:span text:style-name="Source_20_Text"><text:span text:style-name="T208">levels</text:span></text:span><text:span text:style-name="Source_20_Text">:</text:span></text:p>
            <text:p text:style-name="Table_20_Contents"><text:span text:style-name="Source_20_Text"><text:tab/>NYMPH_LOG_LEVEL_FATAL = 1,<text:line-break/><text:tab/>NYMPH_LOG_LEVEL_CRITICAL,<text:line-break/><text:tab/>NYMPH_LOG_LEVEL_ERROR,<text:line-break/><text:tab/>NYMPH_LOG_LEVEL_WARNING,<text:line-break/><text:tab/>NYMPH_LOG_LEVEL_NOTICE,<text:line-break/><text:tab/>NYMPH_LOG_LEVEL_INFO,<text:line-break/><text:tab/>NYMPH_LOG_LEVEL_DEBUG,<text:line-break/><text:tab/>NYMPH_LOG_LEVEL_TRACE</text:span></text:p>
          </table:table-cell>
          <table:covered-table-cell/>
          <table:covered-table-cell/>
        </table:table-row>
        <table:table-row table:style-name="TableLine388946688">
          <table:table-cell table:style-name="Table18.A2" office:value-type="string">
            <text:p text:style-name="P86">logger</text:p>
          </table:table-cell>
          <table:table-cell table:style-name="Table18.A2" office:value-type="string">
            <text:p text:style-name="P123">logFnc</text:p>
          </table:table-cell>
          <table:table-cell table:style-name="Table18.C2" office:value-type="string">
            <text:p text:style-name="P123">Function pointer to the logging method.</text:p>
          </table:table-cell>
        </table:table-row>
        <table:table-row table:style-name="TableLine388947776">
          <table:table-cell table:style-name="Table18.A2" office:value-type="string">
            <text:p text:style-name="P86">level</text:p>
          </table:table-cell>
          <table:table-cell table:style-name="Table18.A2" office:value-type="string">
            <text:p text:style-name="P125">int</text:p>
          </table:table-cell>
          <table:table-cell table:style-name="Table18.C2" office:value-type="string">
            <text:p text:style-name="P125">The log level (see summary).</text:p>
          </table:table-cell>
        </table:table-row>
        <table:table-row table:style-name="TableLine388948048">
          <table:table-cell table:style-name="Table18.C2" table:number-columns-spanned="3" office:value-type="string">
            <text:p text:style-name="P17"><text:span text:style-name="T9">Returns: </text:span><text:span text:style-name="T34">void.</text:span></text:p>
          </table:table-cell>
          <table:covered-table-cell/>
          <table:covered-table-cell/>
        </table:table-row>
      </table:table>
      <text:p text:style-name="P173"><text:line-break/></text:p>
      <text:p text:style-name="P173">static bool <text:span text:style-name="T70">shutdown</text:span>()</text:p>
      <text:p text:style-name="P173"/>
      <table:table table:name="Table19" table:style-name="Table19">
        <table:table-column table:style-name="Table19.A"/>
        <table:table-row table:style-name="TableLine388946416">
          <table:table-cell table:style-name="Table19.A1" office:value-type="string">
            <text:p text:style-name="P45">Shuts down the NymphRemoteServer's features. This will terminate any existing connections with the remote Nymph server.</text:p>
          </table:table-cell>
        </table:table-row>
        <table:table-row table:style-name="TableLine388949408">
          <table:table-cell table:style-name="Table19.A2" office:value-type="string">
            <text:p text:style-name="P17"><text:span text:style-name="T9">Returns: a </text:span><text:span text:style-name="T23">boolean value indicating success or failure.</text:span></text:p>
          </table:table-cell>
        </table:table-row>
      </table:table>
      <text:p text:style-name="P41"><text:line-break/>static bool <text:span text:style-name="T70">connect</text:span>(<text:span text:style-name="T211">std::</text:span>string host, int port, <text:span text:style-name="T210">uint32_t</text:span> &amp;handle, void* data, <text:span text:style-name="T211">std::</text:span>string &amp;result)<text:line-break/>static bool <text:span text:style-name="T70">connect</text:span>(<text:span text:style-name="T211">std::</text:span>string url, <text:span text:style-name="T210">uint32_t</text:span> &amp;handle, void* data, <text:span text:style-name="T211">std::</text:span>string &amp;result)<text:line-break/>static bool <text:span text:style-name="T70">connect</text:span>(Poco::Net::SocketAddress sa, int &amp;handle, void* data, <text:span text:style-name="T211">std::</text:span>string &amp;result)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Line388949136">
          <table:table-cell table:style-name="Table20.A1" table:number-columns-spanned="3" office:value-type="string">
            <text:p text:style-name="P46">Establish a connection with the remote Nymph server. </text:p>
          </table:table-cell>
          <table:covered-table-cell/>
          <table:covered-table-cell/>
        </table:table-row>
        <table:table-row table:style-name="TableLine388950768">
          <table:table-cell table:style-name="Table20.A2" office:value-type="string">
            <text:p text:style-name="P88">host</text:p>
          </table:table-cell>
          <table:table-cell table:style-name="Table20.A2" office:value-type="string">
            <text:p text:style-name="P113"><text:span text:style-name="T209">std::</text:span>string</text:p>
          </table:table-cell>
          <table:table-cell table:style-name="Table20.C2" office:value-type="string">
            <text:p text:style-name="P127">The host name, as IP or DNS name.</text:p>
          </table:table-cell>
        </table:table-row>
        <table:table-row table:style-name="TableLine388951856">
          <table:table-cell table:style-name="Table20.A2" office:value-type="string">
            <text:p text:style-name="P88">port</text:p>
          </table:table-cell>
          <table:table-cell table:style-name="Table20.A2" office:value-type="string">
            <text:p text:style-name="P127">int</text:p>
          </table:table-cell>
          <table:table-cell table:style-name="Table20.C2" office:value-type="string">
            <text:p text:style-name="P127">The remote port.</text:p>
          </table:table-cell>
        </table:table-row>
        <table:table-row table:style-name="TableLine388952128">
          <table:table-cell table:style-name="Table20.A2" office:value-type="string">
            <text:p text:style-name="P88">url</text:p>
          </table:table-cell>
          <table:table-cell table:style-name="Table20.A2" office:value-type="string">
            <text:p text:style-name="P127"><text:span text:style-name="T209">std::</text:span>string</text:p>
          </table:table-cell>
          <table:table-cell table:style-name="Table20.C2" office:value-type="string">
            <text:p text:style-name="P127">Host name and port in &lt;IP/DNS&gt;:&lt;port&gt; format.</text:p>
          </table:table-cell>
        </table:table-row>
        <table:table-row table:style-name="TableLine388952400">
          <table:table-cell table:style-name="Table20.A2" office:value-type="string">
            <text:p text:style-name="P88">sa</text:p>
          </table:table-cell>
          <table:table-cell table:style-name="Table20.A2" office:value-type="string">
            <text:p text:style-name="P127">Poco::Net::SocketAddress</text:p>
          </table:table-cell>
          <table:table-cell table:style-name="Table20.C2" office:value-type="string">
            <text:p text:style-name="P128">Remote address in Poco SocketAddress format.</text:p>
          </table:table-cell>
        </table:table-row>
        <table:table-row table:style-name="TableLine388952672">
          <table:table-cell table:style-name="Table20.A2" office:value-type="string">
            <text:p text:style-name="P88">handle</text:p>
          </table:table-cell>
          <table:table-cell table:style-name="Table20.A2" office:value-type="string">
            <text:p text:style-name="P249">uint32_t</text:p>
          </table:table-cell>
          <table:table-cell table:style-name="Table20.C2" office:value-type="string">
            <text:p text:style-name="P129">Unique handle for the new connection.</text:p>
          </table:table-cell>
        </table:table-row>
        <table:table-row table:style-name="TableLine388952944">
          <table:table-cell table:style-name="Table20.A2" office:value-type="string">
            <text:p text:style-name="P89">result</text:p>
          </table:table-cell>
          <table:table-cell table:style-name="Table20.A2" office:value-type="string">
            <text:p text:style-name="P130"><text:span text:style-name="T209">std::</text:span>string</text:p>
          </table:table-cell>
          <table:table-cell table:style-name="Table20.C2" office:value-type="string">
            <text:p text:style-name="P130">Error messages in text format.</text:p>
          </table:table-cell>
        </table:table-row>
        <table:table-row table:style-name="TableLine388953216">
          <table:table-cell table:style-name="Table20.C2" table:number-columns-spanned="3" office:value-type="string">
            <text:p text:style-name="P17"><text:span text:style-name="T9">Returns: a </text:span><text:span text:style-name="T24">boolean value indicating success or failure. On success the handle parameter will contain the new value, on failure the result string will contain the error message.</text:span></text:p>
          </table:table-cell>
          <table:covered-table-cell/>
          <table:covered-table-cell/>
        </table:table-row>
      </table:table>
      <text:p text:style-name="P174"><text:soft-page-break/><text:line-break/></text:p>
      <text:p text:style-name="P174">static bool <text:span text:style-name="T70">disconnect</text:span>(<text:span text:style-name="T171">uint32_t</text:span> handle, string &amp;result)</text:p>
      <text:p text:style-name="P17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388950496">
          <table:table-cell table:style-name="Table21.A1" table:number-columns-spanned="3" office:value-type="string">
            <text:p text:style-name="P47">Disconnect the specified connection.</text:p>
          </table:table-cell>
          <table:covered-table-cell/>
          <table:covered-table-cell/>
        </table:table-row>
        <table:table-row table:style-name="TableLine388954848">
          <table:table-cell table:style-name="Table21.A2" office:value-type="string">
            <text:p text:style-name="P90">handle</text:p>
          </table:table-cell>
          <table:table-cell table:style-name="Table21.A2" office:value-type="string">
            <text:p text:style-name="P221"><text:span text:style-name="T171">uint32</text:span></text:p>
          </table:table-cell>
          <table:table-cell table:style-name="Table21.C2" office:value-type="string">
            <text:p text:style-name="P131">The connection handle.</text:p>
          </table:table-cell>
        </table:table-row>
        <table:table-row table:style-name="TableLine388955936">
          <table:table-cell table:style-name="Table21.A2" office:value-type="string">
            <text:p text:style-name="P90">result</text:p>
          </table:table-cell>
          <table:table-cell table:style-name="Table21.A2" office:value-type="string">
            <text:p text:style-name="P131">string</text:p>
          </table:table-cell>
          <table:table-cell table:style-name="Table21.C2" office:value-type="string">
            <text:p text:style-name="P131">Error messages in text format.</text:p>
          </table:table-cell>
        </table:table-row>
        <table:table-row table:style-name="TableLine388956208">
          <table:table-cell table:style-name="Table21.C2" table:number-columns-spanned="3" office:value-type="string">
            <text:p text:style-name="P17"><text:span text:style-name="T9">Returns: a </text:span><text:span text:style-name="T25">boolean value indicating success or failure. On failure the result parameter will contain the error message.</text:span></text:p>
          </table:table-cell>
          <table:covered-table-cell/>
          <table:covered-table-cell/>
        </table:table-row>
      </table:table>
      <text:p text:style-name="P174"><text:line-break/></text:p>
      <text:p text:style-name="P174">static bool <text:span text:style-name="T70">registerMethod</text:span>(string name, NymphMethod method)</text:p>
      <text:p text:style-name="P174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Line388954304">
          <table:table-cell table:style-name="Table22.A1" table:number-columns-spanned="3" office:value-type="string">
            <text:p text:style-name="P48">Register <text:span text:style-name="T91">a Nymph</text:span><text:span text:style-name="T212">RPC</text:span><text:span text:style-name="T91"> method.</text:span></text:p>
          </table:table-cell>
          <table:covered-table-cell/>
          <table:covered-table-cell/>
        </table:table-row>
        <table:table-row table:style-name="TableLine388957568">
          <table:table-cell table:style-name="Table22.A2" office:value-type="string">
            <text:p text:style-name="P79">name</text:p>
          </table:table-cell>
          <table:table-cell table:style-name="Table22.A2" office:value-type="string">
            <text:p text:style-name="P113">string</text:p>
          </table:table-cell>
          <table:table-cell table:style-name="Table22.C2" office:value-type="string">
            <text:p text:style-name="P113">The name of the <text:span text:style-name="T91">method</text:span>.</text:p>
          </table:table-cell>
        </table:table-row>
        <table:table-row table:style-name="TableLine388958656">
          <table:table-cell table:style-name="Table22.A2" office:value-type="string">
            <text:p text:style-name="P95">method</text:p>
          </table:table-cell>
          <table:table-cell table:style-name="Table22.A2" office:value-type="string">
            <text:p text:style-name="P141">NymphMethod</text:p>
          </table:table-cell>
          <table:table-cell table:style-name="Table22.C2" office:value-type="string">
            <text:p text:style-name="P141">The NymphMethod instance to register.</text:p>
          </table:table-cell>
        </table:table-row>
        <table:table-row table:style-name="TableLine388958928">
          <table:table-cell table:style-name="Table22.C2" table:number-columns-spanned="3" office:value-type="string">
            <text:p text:style-name="P23"><text:span text:style-name="T9">Returns: </text:span><text:span text:style-name="T35">a boolean value indicating success or failure.</text:span></text:p>
          </table:table-cell>
          <table:covered-table-cell/>
          <table:covered-table-cell/>
        </table:table-row>
      </table:table>
      <text:p text:style-name="P175"><text:line-break/></text:p>
      <text:p text:style-name="P222">static bool <text:span text:style-name="T70">callMethod</text:span>(uint32_t handle, std::string name, <text:span text:style-name="T213">s</text:span>td::vector&lt;NymphType*&gt; &amp;values, NymphType* &amp;returnvalue, std::string &amp;result)</text:p>
      <text:p text:style-name="P175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Line388959472">
          <table:table-cell table:style-name="Table23.A1" table:number-columns-spanned="3" office:value-type="string">
            <text:p text:style-name="P57">Call a method by its name. This will send a message containing the provided values on the connection identified by the handle <text:span text:style-name="T92">(obtained via a call to connect). The return value is provided as a parameter if available.</text:span></text:p>
          </table:table-cell>
          <table:covered-table-cell/>
          <table:covered-table-cell/>
        </table:table-row>
        <table:table-row table:style-name="TableLine388960560">
          <table:table-cell table:style-name="Table23.A2" office:value-type="string">
            <text:p text:style-name="P98">handle</text:p>
          </table:table-cell>
          <table:table-cell table:style-name="Table23.A2" office:value-type="string">
            <text:p text:style-name="P223">uint32_t</text:p>
          </table:table-cell>
          <table:table-cell table:style-name="Table23.C2" office:value-type="string">
            <text:p text:style-name="P145">The connection handle.</text:p>
          </table:table-cell>
        </table:table-row>
        <table:table-row table:style-name="TableLine388961648">
          <table:table-cell table:style-name="Table23.A2" office:value-type="string">
            <text:p text:style-name="P81">name</text:p>
          </table:table-cell>
          <table:table-cell table:style-name="Table23.A2" office:value-type="string">
            <text:p text:style-name="P115"><text:span text:style-name="T214">std::</text:span>string</text:p>
          </table:table-cell>
          <table:table-cell table:style-name="Table23.C2" office:value-type="string">
            <text:p text:style-name="P115">The name of the <text:span text:style-name="T93">method.</text:span></text:p>
          </table:table-cell>
        </table:table-row>
        <table:table-row table:style-name="TableLine388961920">
          <table:table-cell table:style-name="Table23.A2" office:value-type="string">
            <text:p text:style-name="P98">values</text:p>
          </table:table-cell>
          <table:table-cell table:style-name="Table23.A2" office:value-type="string">
            <text:p text:style-name="P147">vector&lt;NymphType*&gt;</text:p>
          </table:table-cell>
          <table:table-cell table:style-name="Table23.C2" office:value-type="string">
            <text:p text:style-name="P147">Vector of values to set in the message.</text:p>
          </table:table-cell>
        </table:table-row>
        <table:table-row table:style-name="TableLine388962192">
          <table:table-cell table:style-name="Table23.A2" office:value-type="string">
            <text:p text:style-name="P98">returnValue</text:p>
          </table:table-cell>
          <table:table-cell table:style-name="Table23.A2" office:value-type="string">
            <text:p text:style-name="P145">NymphType*</text:p>
          </table:table-cell>
          <table:table-cell table:style-name="Table23.C2" office:value-type="string">
            <text:p text:style-name="P145">Method return value as NymphType-derived value. <text:span text:style-name="T102">Owned by caller.</text:span></text:p>
          </table:table-cell>
        </table:table-row>
        <table:table-row table:style-name="TableLine388962464">
          <table:table-cell table:style-name="Table23.A2" office:value-type="string">
            <text:p text:style-name="P98">result</text:p>
          </table:table-cell>
          <table:table-cell table:style-name="Table23.A2" office:value-type="string">
            <text:p text:style-name="P145"><text:span text:style-name="T214">std::</text:span>string</text:p>
          </table:table-cell>
          <table:table-cell table:style-name="Table23.C2" office:value-type="string">
            <text:p text:style-name="P145">Set to an error message on failure.</text:p>
          </table:table-cell>
        </table:table-row>
        <table:table-row table:style-name="TableLine388962736">
          <table:table-cell table:style-name="Table23.C2" table:number-columns-spanned="3" office:value-type="string">
            <text:p text:style-name="P17"><text:span text:style-name="T9">Returns: a </text:span><text:span text:style-name="T30">boolean indicating success or failure.</text:span></text:p>
          </table:table-cell>
          <table:covered-table-cell/>
          <table:covered-table-cell/>
        </table:table-row>
      </table:table>
      <text:p text:style-name="Preformatted_20_Text"/>
      <text:p text:style-name="P222"><text:line-break/>static bool <text:span text:style-name="T70">callMethodId</text:span>(uint32_t handle, uint32_t id, std::vector&lt;NymphType*&gt; &amp;values, NymphType* &amp;returnvalue, std::string &amp;result);</text:p>
      <text:p text:style-name="Preformatted_20_Text"/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Line388963280">
          <table:table-cell table:style-name="Table24.A1" table:number-columns-spanned="3" office:value-type="string">
            <text:p text:style-name="P58">Call a method by its <text:span text:style-name="T94">Nymph</text:span><text:span text:style-name="T215">RPC</text:span><text:span text:style-name="T94"> method </text:span><text:span text:style-name="T215">id</text:span>. This will send a message containing the provided values on the connection identified by the handle <text:span text:style-name="T92">(obtained via a call to connect). The return value is provided as a parameter if available.</text:span></text:p>
          </table:table-cell>
          <table:covered-table-cell/>
          <table:covered-table-cell/>
        </table:table-row>
        <table:table-row table:style-name="TableLine388964368">
          <table:table-cell table:style-name="Table24.A2" office:value-type="string">
            <text:p text:style-name="P99">handle</text:p>
          </table:table-cell>
          <table:table-cell table:style-name="Table24.A2" office:value-type="string">
            <text:p text:style-name="P250">uint32_t</text:p>
          </table:table-cell>
          <table:table-cell table:style-name="Table24.C2" office:value-type="string">
            <text:p text:style-name="P146">The connection handle.</text:p>
          </table:table-cell>
        </table:table-row>
        <text:soft-page-break/>
        <table:table-row table:style-name="TableLine388965456">
          <table:table-cell table:style-name="Table24.A2" office:value-type="string">
            <text:p text:style-name="P234">id</text:p>
          </table:table-cell>
          <table:table-cell table:style-name="Table24.A2" office:value-type="string">
            <text:p text:style-name="P250">uint32_t</text:p>
          </table:table-cell>
          <table:table-cell table:style-name="Table24.C2" office:value-type="string">
            <text:p text:style-name="P116">The <text:span text:style-name="T215">ID</text:span> of the <text:span text:style-name="T93">method name.</text:span></text:p>
          </table:table-cell>
        </table:table-row>
        <table:table-row table:style-name="TableLine388965728">
          <table:table-cell table:style-name="Table24.A2" office:value-type="string">
            <text:p text:style-name="P99">values</text:p>
          </table:table-cell>
          <table:table-cell table:style-name="Table24.A2" office:value-type="string">
            <text:p text:style-name="P148"><text:span text:style-name="T216">std::</text:span>vector&lt;NymphType*&gt;</text:p>
          </table:table-cell>
          <table:table-cell table:style-name="Table24.C2" office:value-type="string">
            <text:p text:style-name="P149">Vector of values to set in the message.</text:p>
          </table:table-cell>
        </table:table-row>
        <table:table-row table:style-name="TableLine388966000">
          <table:table-cell table:style-name="Table24.A2" office:value-type="string">
            <text:p text:style-name="P99">returnValue</text:p>
          </table:table-cell>
          <table:table-cell table:style-name="Table24.A2" office:value-type="string">
            <text:p text:style-name="P146">NymphType*</text:p>
          </table:table-cell>
          <table:table-cell table:style-name="Table24.C2" office:value-type="string">
            <text:p text:style-name="P146">Method return value as NymphType value. <text:span text:style-name="T103">Owned by caller.</text:span></text:p>
          </table:table-cell>
        </table:table-row>
        <table:table-row table:style-name="TableLine388966272">
          <table:table-cell table:style-name="Table24.A2" office:value-type="string">
            <text:p text:style-name="P99">result</text:p>
          </table:table-cell>
          <table:table-cell table:style-name="Table24.A2" office:value-type="string">
            <text:p text:style-name="P146"><text:span text:style-name="T216">std::</text:span>string</text:p>
          </table:table-cell>
          <table:table-cell table:style-name="Table24.C2" office:value-type="string">
            <text:p text:style-name="P146">Set to an error message on failure.</text:p>
          </table:table-cell>
        </table:table-row>
        <table:table-row table:style-name="TableLine388966544">
          <table:table-cell table:style-name="Table24.C2" table:number-columns-spanned="3" office:value-type="string">
            <text:p text:style-name="P19"><text:span text:style-name="T9">Returns: a </text:span><text:span text:style-name="T30">boolean indicating success or failure. </text:span><text:span text:style-name="T31">On success the returnValue parameter will be set to the method's return value. On failure the result parameter will be set to an error message.</text:span></text:p>
          </table:table-cell>
          <table:covered-table-cell/>
          <table:covered-table-cell/>
        </table:table-row>
      </table:table>
      <text:p text:style-name="Preformatted_20_Text"/>
      <text:p text:style-name="Preformatted_20_Text"><text:line-break/>static bool <text:span text:style-name="T70">removeMethod</text:span>(uint32_t handle, std::string name)</text:p>
      <text:p text:style-name="Preformatted_20_Text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Line388964096">
          <table:table-cell table:style-name="Table25.A1" table:number-columns-spanned="3" office:value-type="string">
            <text:p text:style-name="P59">Remove the specified method.</text:p>
          </table:table-cell>
          <table:covered-table-cell/>
          <table:covered-table-cell/>
        </table:table-row>
        <table:table-row table:style-name="TableLine388967904">
          <table:table-cell table:style-name="Table25.A2" office:value-type="string">
            <text:p text:style-name="P235">handle</text:p>
          </table:table-cell>
          <table:table-cell table:style-name="Table25.A2" office:value-type="string">
            <text:p text:style-name="P251">uint32_t</text:p>
          </table:table-cell>
          <table:table-cell table:style-name="Table25.C2" office:value-type="string">
            <text:p text:style-name="P251">The session handle.</text:p>
          </table:table-cell>
        </table:table-row>
        <table:table-row table:style-name="TableLine388967904">
          <table:table-cell table:style-name="Table25.A2" office:value-type="string">
            <text:p text:style-name="P79">name</text:p>
          </table:table-cell>
          <table:table-cell table:style-name="Table25.A2" office:value-type="string">
            <text:p text:style-name="P113"><text:span text:style-name="T217">std::</text:span>string</text:p>
          </table:table-cell>
          <table:table-cell table:style-name="Table25.C2" office:value-type="string">
            <text:p text:style-name="P113">The name of the <text:span text:style-name="T95">method</text:span>.</text:p>
          </table:table-cell>
        </table:table-row>
        <table:table-row table:style-name="TableLine388968992">
          <table:table-cell table:style-name="Table25.C2" table:number-columns-spanned="3" office:value-type="string">
            <text:p text:style-name="P17"><text:span text:style-name="T9">Returns: a</text:span><text:span text:style-name="T18"> </text:span><text:span text:style-name="T32">bool indicating success or failure.</text:span></text:p>
          </table:table-cell>
          <table:covered-table-cell/>
          <table:covered-table-cell/>
        </table:table-row>
      </table:table>
      <text:p text:style-name="Preformatted_20_Text"/>
      <text:p text:style-name="Preformatted_20_Text"><text:line-break/>static bool <text:span text:style-name="T70">registerCallback</text:span>(<text:span text:style-name="T218">std::</text:span>string name, NymphCallbackMethod method, void* data)</text:p>
      <text:p text:style-name="Preformatted_20_Text"/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388967632">
          <table:table-cell table:style-name="Table26.A1" table:number-columns-spanned="3" office:value-type="string">
            <text:p text:style-name="P63">Client-side method. Register a callback to be called when the specified method is called. </text:p>
            <text:p text:style-name="P64">The signature for the NymphCallbackMethod is:</text:p>
            <text:p text:style-name="P64"><text:span text:style-name="Source_20_Text">typedef void (*NymphCallbackMethod)(NymphMessage* msg, void* data);</text:span></text:p>
          </table:table-cell>
          <table:covered-table-cell/>
          <table:covered-table-cell/>
        </table:table-row>
        <table:table-row table:style-name="TableLine388970352">
          <table:table-cell table:style-name="Table26.A2" office:value-type="string">
            <text:p text:style-name="P79">name</text:p>
          </table:table-cell>
          <table:table-cell table:style-name="Table26.A2" office:value-type="string">
            <text:p text:style-name="P113"><text:span text:style-name="T218">std::</text:span>string</text:p>
          </table:table-cell>
          <table:table-cell table:style-name="Table26.C2" office:value-type="string">
            <text:p text:style-name="P113">The name of the <text:span text:style-name="T97">callback method</text:span>.</text:p>
          </table:table-cell>
        </table:table-row>
        <table:table-row table:style-name="TableLine388971440">
          <table:table-cell table:style-name="Table26.A2" office:value-type="string">
            <text:p text:style-name="P100">method</text:p>
          </table:table-cell>
          <table:table-cell table:style-name="Table26.A2" office:value-type="string">
            <text:p text:style-name="P150">NymphCallbackMethod</text:p>
          </table:table-cell>
          <table:table-cell table:style-name="Table26.C2" office:value-type="string">
            <text:p text:style-name="P151">The callback function pointer.</text:p>
          </table:table-cell>
        </table:table-row>
        <table:table-row table:style-name="TableLine388971712">
          <table:table-cell table:style-name="Table26.A2" office:value-type="string">
            <text:p text:style-name="P100">data</text:p>
          </table:table-cell>
          <table:table-cell table:style-name="Table26.A2" office:value-type="string">
            <text:p text:style-name="P150">void*</text:p>
          </table:table-cell>
          <table:table-cell table:style-name="Table26.C2" office:value-type="string">
            <text:p text:style-name="P152">Optional. Data to be passed to the callback method.</text:p>
          </table:table-cell>
        </table:table-row>
        <table:table-row table:style-name="TableLine388972112">
          <table:table-cell table:style-name="Table26.C2" table:number-columns-spanned="3" office:value-type="string">
            <text:p text:style-name="P17"><text:span text:style-name="T9">Returns: a </text:span><text:span text:style-name="T33">boolean value indicating success or failure.</text:span></text:p>
          </table:table-cell>
          <table:covered-table-cell/>
          <table:covered-table-cell/>
        </table:table-row>
      </table:table>
      <text:p text:style-name="Preformatted_20_Text"/>
      <text:p text:style-name="Preformatted_20_Text"><text:line-break/>static bool <text:span text:style-name="T70">removeCallback</text:span>(<text:span text:style-name="T218">std::</text:span>string name)</text:p>
      <text:p text:style-name="Preformatted_20_Text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Line388970080">
          <table:table-cell table:style-name="Table27.A1" table:number-columns-spanned="3" office:value-type="string">
            <text:p text:style-name="P65">Remove the specified callback.</text:p>
          </table:table-cell>
          <table:covered-table-cell/>
          <table:covered-table-cell/>
        </table:table-row>
        <table:table-row table:style-name="TableLine388973472">
          <table:table-cell table:style-name="Table27.A2" office:value-type="string">
            <text:p text:style-name="P79">name</text:p>
          </table:table-cell>
          <table:table-cell table:style-name="Table27.A2" office:value-type="string">
            <text:p text:style-name="P113"><text:span text:style-name="T218">std::</text:span>string</text:p>
          </table:table-cell>
          <table:table-cell table:style-name="Table27.C2" office:value-type="string">
            <text:p text:style-name="P113">The name of the <text:span text:style-name="T96">callback method</text:span>.</text:p>
          </table:table-cell>
        </table:table-row>
        <table:table-row table:style-name="TableLine388974560">
          <table:table-cell table:style-name="Table27.C2" table:number-columns-spanned="3" office:value-type="string">
            <text:p text:style-name="P17"><text:span text:style-name="T9">Returns: a pointer to an NymphType class instance containing the value, or 0 if </text:span><text:span text:style-name="T18">not found.</text:span></text:p>
          </table:table-cell>
          <table:covered-table-cell/>
          <table:covered-table-cell/>
        </table:table-row>
      </table:table>
      <text:p text:style-name="P169"/>
      <text:p text:style-name="P40"/>
      <text:h text:style-name="P201" text:outline-level="2"><text:bookmark-start text:name="__RefHeading___Toc10980_497445505"/><text:soft-page-break/>NymphRemoteClient<text:bookmark-end text:name="__RefHeading___Toc10980_497445505"/></text:h>
      <text:p text:style-name="P66">This is a static class used by Nymph<text:span text:style-name="T219">RPC</text:span> server-side applications. See the example code for a usage example.</text:p>
      <text:p text:style-name="P66">This class implements the following methods:</text:p>
      <text:p text:style-name="Preformatted_20_Text"/>
      <text:p text:style-name="Preformatted_20_Text">static bool <text:span text:style-name="T70">init</text:span>(logFnc logger, int level = NYMPH_LOG_LEVEL_TRACE, long timeout = 3000)</text:p>
      <text:p text:style-name="Preformatted_20_Text"/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Line388973200">
          <table:table-cell table:style-name="Table33.A1" table:number-columns-spanned="3" office:value-type="string">
            <text:p text:style-name="P42">Initialise the NymphRemote<text:span text:style-name="T98">Client</text:span> static class. This allows one to set the time-out period for message calls.</text:p>
          </table:table-cell>
          <table:covered-table-cell/>
          <table:covered-table-cell/>
        </table:table-row>
        <table:table-row table:style-name="TableLine388975920">
          <table:table-cell table:style-name="Table33.A2" office:value-type="string">
            <text:p text:style-name="P236">logger</text:p>
          </table:table-cell>
          <table:table-cell table:style-name="Table33.A2" office:value-type="string">
            <text:p text:style-name="P253">logFnc</text:p>
          </table:table-cell>
          <table:table-cell table:style-name="Table33.C2" office:value-type="string">
            <text:p text:style-name="P253">The logger function. See <text:span text:style-name="T70">setLogger()</text:span>.</text:p>
          </table:table-cell>
        </table:table-row>
        <table:table-row table:style-name="TableLine388975920">
          <table:table-cell table:style-name="Table33.A2" office:value-type="string">
            <text:p text:style-name="P236">level</text:p>
          </table:table-cell>
          <table:table-cell table:style-name="Table33.A2" office:value-type="string">
            <text:p text:style-name="P253">int</text:p>
          </table:table-cell>
          <table:table-cell table:style-name="Table33.C2" office:value-type="string">
            <text:p text:style-name="P253">The log level. See <text:span text:style-name="T70">setLogger()</text:span>.</text:p>
          </table:table-cell>
        </table:table-row>
        <table:table-row table:style-name="TableLine388975920">
          <table:table-cell table:style-name="Table33.A2" office:value-type="string">
            <text:p text:style-name="P85">timeout</text:p>
          </table:table-cell>
          <table:table-cell table:style-name="Table33.A2" office:value-type="string">
            <text:p text:style-name="P121">long int</text:p>
          </table:table-cell>
          <table:table-cell table:style-name="Table33.C2" office:value-type="string">
            <text:p text:style-name="P121">The time-out for a remote method call (in milliseconds).</text:p>
            <text:p text:style-name="P122">Default is <text:span text:style-name="T221">3</text:span> s.</text:p>
          </table:table-cell>
        </table:table-row>
        <table:table-row table:style-name="TableLine388977008">
          <table:table-cell table:style-name="Table33.C2" table:number-columns-spanned="3" office:value-type="string">
            <text:p text:style-name="P17"><text:span text:style-name="T9">Returns: a </text:span><text:span text:style-name="T22">boolean indicating success or failure.</text:span></text:p>
          </table:table-cell>
          <table:covered-table-cell/>
          <table:covered-table-cell/>
        </table:table-row>
      </table:table>
      <text:p text:style-name="P176"><text:line-break/></text:p>
      <text:p text:style-name="P176">static void <text:span text:style-name="T70">setLogger</text:span>(logFnc logger, int level)</text:p>
      <text:p text:style-name="P176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Line388975648">
          <table:table-cell table:style-name="Table34.A1" table:number-columns-spanned="3" office:value-type="string">
            <text:p text:style-name="P43">Sets the logger method which the Nymph runtime will use to write log messages to, as well as the log level to use. <text:span text:style-name="T71">Note: </text:span><text:span text:style-name="T83">This method must be set or a segmentation fault will occur.</text:span></text:p>
            <text:p text:style-name="P297">This method is supposed to have the following format:</text:p>
            <text:p text:style-name="P297"><text:span text:style-name="Source_20_Text">typedef void (*logFnc)(int, std::string);</text:span></text:p>
            <text:p text:style-name="P298"><text:span text:style-name="Source_20_Text">Log </text:span><text:span text:style-name="Source_20_Text"><text:span text:style-name="T208">levels</text:span></text:span><text:span text:style-name="Source_20_Text">:</text:span></text:p>
            <text:p text:style-name="P252"><text:span text:style-name="Source_20_Text"><text:span text:style-name="T220"><text:tab/>NYMPH_LOG_LEVEL_FATAL = 1,<text:line-break/><text:tab/>NYMPH_LOG_LEVEL_CRITICAL,<text:line-break/><text:tab/>NYMPH_LOG_LEVEL_ERROR,<text:line-break/><text:tab/>NYMPH_LOG_LEVEL_WARNING,<text:line-break/><text:tab/>NYMPH_LOG_LEVEL_NOTICE,<text:line-break/><text:tab/>NYMPH_LOG_LEVEL_INFO,<text:line-break/><text:tab/>NYMPH_LOG_LEVEL_DEBUG,<text:line-break/><text:tab/>NYMPH_LOG_LEVEL_TRACE</text:span></text:span></text:p>
          </table:table-cell>
          <table:covered-table-cell/>
          <table:covered-table-cell/>
        </table:table-row>
        <table:table-row table:style-name="TableLine388978368">
          <table:table-cell table:style-name="Table34.A2" office:value-type="string">
            <text:p text:style-name="P87">logger</text:p>
          </table:table-cell>
          <table:table-cell table:style-name="Table34.A2" office:value-type="string">
            <text:p text:style-name="P124">logFnc</text:p>
          </table:table-cell>
          <table:table-cell table:style-name="Table34.C2" office:value-type="string">
            <text:p text:style-name="P124">Function pointer to the logging method.</text:p>
          </table:table-cell>
        </table:table-row>
        <table:table-row table:style-name="TableLine388979456">
          <table:table-cell table:style-name="Table34.A2" office:value-type="string">
            <text:p text:style-name="P87">level</text:p>
          </table:table-cell>
          <table:table-cell table:style-name="Table34.A2" office:value-type="string">
            <text:p text:style-name="P126">int</text:p>
          </table:table-cell>
          <table:table-cell table:style-name="Table34.C2" office:value-type="string">
            <text:p text:style-name="P126">The log level (see summary).</text:p>
          </table:table-cell>
        </table:table-row>
        <table:table-row table:style-name="TableLine388979728">
          <table:table-cell table:style-name="Table34.C2" table:number-columns-spanned="3" office:value-type="string">
            <text:p text:style-name="P21"><text:span text:style-name="T9">Returns: </text:span><text:span text:style-name="T34">void.</text:span></text:p>
          </table:table-cell>
          <table:covered-table-cell/>
          <table:covered-table-cell/>
        </table:table-row>
      </table:table>
      <text:p text:style-name="P176"><text:line-break/></text:p>
      <text:p text:style-name="P176">static bool <text:span text:style-name="T70">start</text:span>(<text:span text:style-name="T221">int port = 4004</text:span>)</text:p>
      <text:p text:style-name="P176"/>
      <table:table table:name="Table35" table:style-name="Table35">
        <table:table-column table:style-name="Table35.A" table:number-columns-repeated="3"/>
        <table:table-row table:style-name="TableLine388978096">
          <table:table-cell table:style-name="Table35.A1" table:number-columns-spanned="3" office:value-type="string">
            <text:p text:style-name="P67">Start the listening socket <text:span text:style-name="T99">for this server.</text:span></text:p>
          </table:table-cell>
          <table:covered-table-cell/>
          <table:covered-table-cell/>
        </table:table-row>
        <text:soft-page-break/>
        <table:table-row table:style-name="TableLine388978096">
          <table:table-cell table:style-name="Table35.A2" office:value-type="string">
            <text:p text:style-name="P283">port</text:p>
          </table:table-cell>
          <table:table-cell table:style-name="Table35.A2" office:value-type="string">
            <text:p text:style-name="P299">int</text:p>
          </table:table-cell>
          <table:table-cell table:style-name="Table35.C2" office:value-type="string">
            <text:p text:style-name="P299">Port to listen on.</text:p>
          </table:table-cell>
        </table:table-row>
        <table:table-row table:style-name="TableLine388981088">
          <table:table-cell table:style-name="Table35.C2" table:number-columns-spanned="3" office:value-type="string">
            <text:p text:style-name="P20"><text:span text:style-name="T9">Returns: </text:span><text:span text:style-name="T35">a boolean value indicating success or failure.</text:span></text:p>
          </table:table-cell>
          <table:covered-table-cell/>
          <table:covered-table-cell/>
        </table:table-row>
      </table:table>
      <text:p text:style-name="P176"><text:line-break/></text:p>
      <text:p text:style-name="P176">static bool <text:span text:style-name="T70">shutdown</text:span>()</text:p>
      <text:p text:style-name="P176"/>
      <table:table table:name="Table36" table:style-name="Table36">
        <table:table-column table:style-name="Table36.A"/>
        <table:table-row table:style-name="TableLine388980816">
          <table:table-cell table:style-name="Table36.A1" office:value-type="string">
            <text:p text:style-name="P68">Shuts down the runtime. Stops the listening socket <text:span text:style-name="T100">and disconnects any clients.</text:span></text:p>
          </table:table-cell>
        </table:table-row>
        <table:table-row table:style-name="TableLine388982448">
          <table:table-cell table:style-name="Table36.A2" office:value-type="string">
            <text:p text:style-name="P22"><text:span text:style-name="T9">Returns: </text:span><text:span text:style-name="T35">a boolean value indicating success or failure.</text:span></text:p>
          </table:table-cell>
        </table:table-row>
      </table:table>
      <text:p text:style-name="Preformatted_20_Text"/>
      <text:p text:style-name="Preformatted_20_Text"><text:line-break/>static bool <text:span text:style-name="T70">registerMethod</text:span>(<text:span text:style-name="T221">std::</text:span>string name, NymphMethod method)</text:p>
      <text:p text:style-name="Preformatted_20_Text"/>
      <table:table table:name="Table37" table:style-name="Table37">
        <table:table-column table:style-name="Table37.A"/>
        <table:table-column table:style-name="Table37.B"/>
        <table:table-column table:style-name="Table37.C"/>
        <table:table-row table:style-name="TableLine388982176">
          <table:table-cell table:style-name="Table37.A1" table:number-columns-spanned="3" office:value-type="string">
            <text:p text:style-name="P49">Register <text:span text:style-name="T91">a Nymph</text:span><text:span text:style-name="T222">RPC</text:span><text:span text:style-name="T91"> method. The callback has to be set on this NymphMethod instance.</text:span></text:p>
          </table:table-cell>
          <table:covered-table-cell/>
          <table:covered-table-cell/>
        </table:table-row>
        <table:table-row table:style-name="TableLine388983808">
          <table:table-cell table:style-name="Table37.A2" office:value-type="string">
            <text:p text:style-name="P82">name</text:p>
          </table:table-cell>
          <table:table-cell table:style-name="Table37.A2" office:value-type="string">
            <text:p text:style-name="P117"><text:span text:style-name="T222">std::</text:span>string</text:p>
          </table:table-cell>
          <table:table-cell table:style-name="Table37.C2" office:value-type="string">
            <text:p text:style-name="P117">The name of the <text:span text:style-name="T91">method</text:span>.</text:p>
          </table:table-cell>
        </table:table-row>
        <table:table-row table:style-name="TableLine388984896">
          <table:table-cell table:style-name="Table37.A2" office:value-type="string">
            <text:p text:style-name="P96">method</text:p>
          </table:table-cell>
          <table:table-cell table:style-name="Table37.A2" office:value-type="string">
            <text:p text:style-name="P142">NymphMethod</text:p>
          </table:table-cell>
          <table:table-cell table:style-name="Table37.C2" office:value-type="string">
            <text:p text:style-name="P142">The NymphMethod instance to register.</text:p>
          </table:table-cell>
        </table:table-row>
        <table:table-row table:style-name="TableLine388985168">
          <table:table-cell table:style-name="Table37.C2" table:number-columns-spanned="3" office:value-type="string">
            <text:p text:style-name="P24"><text:span text:style-name="T9">Returns: </text:span><text:span text:style-name="T35">a boolean value indicating success or failure.</text:span></text:p>
          </table:table-cell>
          <table:covered-table-cell/>
          <table:covered-table-cell/>
        </table:table-row>
      </table:table>
      <text:p text:style-name="P178"><text:line-break/></text:p>
      <text:p text:style-name="P178">static bool <text:span text:style-name="T70">callMethodCallback</text:span>(int handle, uint32_t methodId, NymphMessage* msg, NymphMessage* &amp;response)</text:p>
      <text:p text:style-name="P178"/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Line388983536">
          <table:table-cell table:style-name="Table38.A1" table:number-columns-spanned="3" office:value-type="string">
            <text:p text:style-name="P69">Call the callback registered for this method with the provided NymphMessage instance.</text:p>
          </table:table-cell>
          <table:covered-table-cell/>
          <table:covered-table-cell/>
        </table:table-row>
        <table:table-row table:style-name="TableLine388986528">
          <table:table-cell table:style-name="Table38.A2" office:value-type="string">
            <text:p text:style-name="P107">handle</text:p>
          </table:table-cell>
          <table:table-cell table:style-name="Table38.A2" office:value-type="string">
            <text:p text:style-name="P255">uint32_t</text:p>
          </table:table-cell>
          <table:table-cell table:style-name="Table38.C2" office:value-type="string">
            <text:p text:style-name="P165">The Nymph<text:span text:style-name="T224">RPC</text:span> session handle.</text:p>
          </table:table-cell>
        </table:table-row>
        <table:table-row table:style-name="TableLine388987616">
          <table:table-cell table:style-name="Table38.A2" office:value-type="string">
            <text:p text:style-name="P237">methodId</text:p>
          </table:table-cell>
          <table:table-cell table:style-name="Table38.A2" office:value-type="string">
            <text:p text:style-name="P254">uint32_t</text:p>
          </table:table-cell>
          <table:table-cell table:style-name="Table38.C2" office:value-type="string">
            <text:p text:style-name="P153">The <text:span text:style-name="T223">ID</text:span> for the method.</text:p>
          </table:table-cell>
        </table:table-row>
        <table:table-row table:style-name="TableLine388987888">
          <table:table-cell table:style-name="Table38.A2" office:value-type="string">
            <text:p text:style-name="P101">msg</text:p>
          </table:table-cell>
          <table:table-cell table:style-name="Table38.A2" office:value-type="string">
            <text:p text:style-name="P143">NymphMe<text:span text:style-name="T101">ssage</text:span><text:span text:style-name="T223">*</text:span></text:p>
          </table:table-cell>
          <table:table-cell table:style-name="Table38.C2" office:value-type="string">
            <text:p text:style-name="P154">The received message to be passed to the callback.</text:p>
          </table:table-cell>
        </table:table-row>
        <table:table-row table:style-name="TableLine388988160">
          <table:table-cell table:style-name="Table38.A2" office:value-type="string">
            <text:p text:style-name="P101">response</text:p>
          </table:table-cell>
          <table:table-cell table:style-name="Table38.A2" office:value-type="string">
            <text:p text:style-name="P154">NymphMessage<text:span text:style-name="T223">*</text:span></text:p>
          </table:table-cell>
          <table:table-cell table:style-name="Table38.C2" office:value-type="string">
            <text:p text:style-name="P154">Response message from the callback method.</text:p>
          </table:table-cell>
        </table:table-row>
        <table:table-row table:style-name="TableLine388988432">
          <table:table-cell table:style-name="Table38.C2" table:number-columns-spanned="3" office:value-type="string">
            <text:p text:style-name="P25"><text:span text:style-name="T9">Returns: </text:span><text:span text:style-name="T35">a boolean value indicating success or failure. </text:span><text:span text:style-name="T36">On success the response parameter will be set to the callback response </text:span><text:span text:style-name="T37">value.</text:span></text:p>
          </table:table-cell>
          <table:covered-table-cell/>
          <table:covered-table-cell/>
        </table:table-row>
      </table:table>
      <text:p text:style-name="P177"><text:line-break/></text:p>
      <text:p text:style-name="P177">static bool <text:span text:style-name="T70">removeMethod</text:span>(<text:span text:style-name="T226">std::</text:span>string name)</text:p>
      <text:p text:style-name="Preformatted_20_Text"/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Line388986256">
          <table:table-cell table:style-name="Table39.A1" table:number-columns-spanned="3" office:value-type="string">
            <text:p text:style-name="P60">Remove the specified method.</text:p>
          </table:table-cell>
          <table:covered-table-cell/>
          <table:covered-table-cell/>
        </table:table-row>
        <table:table-row table:style-name="TableLine388989792">
          <table:table-cell table:style-name="Table39.A2" office:value-type="string">
            <text:p text:style-name="P83">name</text:p>
          </table:table-cell>
          <table:table-cell table:style-name="Table39.A2" office:value-type="string">
            <text:p text:style-name="P118"><text:span text:style-name="T227">std::</text:span>string</text:p>
          </table:table-cell>
          <table:table-cell table:style-name="Table39.C2" office:value-type="string">
            <text:p text:style-name="P118">The name of the <text:span text:style-name="T95">method</text:span>.</text:p>
          </table:table-cell>
        </table:table-row>
        <table:table-row table:style-name="TableLine388990880">
          <table:table-cell table:style-name="Table39.C2" table:number-columns-spanned="3" office:value-type="string">
            <text:p text:style-name="P25"><text:span text:style-name="T9">Returns: a</text:span><text:span text:style-name="T18"> </text:span><text:span text:style-name="T32">bool indicating success or failure.</text:span></text:p>
          </table:table-cell>
          <table:covered-table-cell/>
          <table:covered-table-cell/>
        </table:table-row>
      </table:table>
      <text:p text:style-name="P224"><text:line-break/></text:p>
      <text:p text:style-name="P224">static bool <text:span text:style-name="T70">register</text:span><text:span text:style-name="T73">Callback</text:span>(<text:span text:style-name="T228">std::</text:span>string name, NymphMethod method)</text:p>
      <text:p text:style-name="P182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Line388989520">
          <table:table-cell table:style-name="Table42.A1" table:number-columns-spanned="3" office:value-type="string">
            <text:p text:style-name="P50">Register <text:span text:style-name="T91">a Nymph</text:span><text:span text:style-name="T230">RPC</text:span><text:span text:style-name="T91"> callback method.</text:span></text:p>
          </table:table-cell>
          <table:covered-table-cell/>
          <table:covered-table-cell/>
        </table:table-row>
        <text:soft-page-break/>
        <table:table-row table:style-name="TableLine388992240">
          <table:table-cell table:style-name="Table42.A2" office:value-type="string">
            <text:p text:style-name="P84">name</text:p>
          </table:table-cell>
          <table:table-cell table:style-name="Table42.A2" office:value-type="string">
            <text:p text:style-name="P120"><text:span text:style-name="T229">std::</text:span>string</text:p>
          </table:table-cell>
          <table:table-cell table:style-name="Table42.C2" office:value-type="string">
            <text:p text:style-name="P120">The name of the <text:span text:style-name="T91">method</text:span>.</text:p>
          </table:table-cell>
        </table:table-row>
        <table:table-row table:style-name="TableLine388993328">
          <table:table-cell table:style-name="Table42.A2" office:value-type="string">
            <text:p text:style-name="P97">method</text:p>
          </table:table-cell>
          <table:table-cell table:style-name="Table42.A2" office:value-type="string">
            <text:p text:style-name="P144">NymphMethod</text:p>
          </table:table-cell>
          <table:table-cell table:style-name="Table42.C2" office:value-type="string">
            <text:p text:style-name="P144">The NymphMethod instance to register.</text:p>
          </table:table-cell>
        </table:table-row>
        <table:table-row table:style-name="TableLine388993600">
          <table:table-cell table:style-name="Table42.C2" table:number-columns-spanned="3" office:value-type="string">
            <text:p text:style-name="P28"><text:span text:style-name="T9">Returns: </text:span><text:span text:style-name="T35">a boolean value indicating success or failure.</text:span></text:p>
          </table:table-cell>
          <table:covered-table-cell/>
          <table:covered-table-cell/>
        </table:table-row>
      </table:table>
      <text:p text:style-name="P182"><text:line-break/></text:p>
      <text:p text:style-name="P183">static bool <text:span text:style-name="T70">callCallback</text:span>(<text:span text:style-name="T173">uint32_t</text:span><text:span text:style-name="T109"> handle, </text:span><text:span text:style-name="T231">std::</text:span><text:span text:style-name="T109">string name, </text:span><text:span text:style-name="T231">std::</text:span><text:span text:style-name="T109">vector&lt;NymphType*&gt; &amp;values, </text:span><text:span text:style-name="T231">std::</text:span><text:span text:style-name="T109">string &amp;result</text:span>)</text:p>
      <text:p text:style-name="P182"/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Line388991968">
          <table:table-cell table:style-name="Table43.A1" table:number-columns-spanned="3" office:value-type="string">
            <text:p text:style-name="P70">Call the <text:span text:style-name="T108">method for the specified callback name </text:span>with the provided <text:span text:style-name="T111">values</text:span>.</text:p>
          </table:table-cell>
          <table:covered-table-cell/>
          <table:covered-table-cell/>
        </table:table-row>
        <table:table-row table:style-name="TableLine388995232">
          <table:table-cell table:style-name="Table43.A2" office:value-type="string">
            <text:p text:style-name="P104">handle</text:p>
          </table:table-cell>
          <table:table-cell table:style-name="Table43.A2" office:value-type="string">
            <text:p text:style-name="P255">uint32_t</text:p>
          </table:table-cell>
          <table:table-cell table:style-name="Table43.C2" office:value-type="string">
            <text:p text:style-name="P159">The <text:span text:style-name="T110">Nymph</text:span><text:span text:style-name="T225">RPC</text:span><text:span text:style-name="T110"> </text:span>session handle.</text:p>
          </table:table-cell>
        </table:table-row>
        <table:table-row table:style-name="TableLine388996320">
          <table:table-cell table:style-name="Table43.A2" office:value-type="string">
            <text:p text:style-name="P104">name</text:p>
          </table:table-cell>
          <table:table-cell table:style-name="Table43.A2" office:value-type="string">
            <text:p text:style-name="P158"><text:span text:style-name="T232">std::</text:span>string</text:p>
          </table:table-cell>
          <table:table-cell table:style-name="Table43.C2" office:value-type="string">
            <text:p text:style-name="P160">The name of the method to call.</text:p>
          </table:table-cell>
        </table:table-row>
        <table:table-row table:style-name="TableLine388996592">
          <table:table-cell table:style-name="Table43.A2" office:value-type="string">
            <text:p text:style-name="P104">values</text:p>
          </table:table-cell>
          <table:table-cell table:style-name="Table43.A2" office:value-type="string">
            <text:p text:style-name="P157">vector&lt;NymphType*&gt;</text:p>
          </table:table-cell>
          <table:table-cell table:style-name="Table43.C2" office:value-type="string">
            <text:p text:style-name="P161">Values to send to the client <text:span text:style-name="T112">with the method call.</text:span></text:p>
          </table:table-cell>
        </table:table-row>
        <table:table-row table:style-name="TableLine388996864">
          <table:table-cell table:style-name="Table43.A2" office:value-type="string">
            <text:p text:style-name="P104">result</text:p>
          </table:table-cell>
          <table:table-cell table:style-name="Table43.A2" office:value-type="string">
            <text:p text:style-name="P157"><text:span text:style-name="T232">std::</text:span>string</text:p>
          </table:table-cell>
          <table:table-cell table:style-name="Table43.C2" office:value-type="string">
            <text:p text:style-name="P162">Set to an error message if not successful.</text:p>
          </table:table-cell>
        </table:table-row>
        <table:table-row table:style-name="TableLine388997136">
          <table:table-cell table:style-name="Table43.C2" table:number-columns-spanned="3" office:value-type="string">
            <text:p text:style-name="P28"><text:span text:style-name="T9">Returns: </text:span><text:span text:style-name="T35">a boolean value indicating success or failure. </text:span><text:span text:style-name="T36">On </text:span><text:span text:style-name="T40">failure</text:span><text:span text:style-name="T36"> the </text:span><text:span text:style-name="T40">result</text:span><text:span text:style-name="T36"> parameter will be set to </text:span><text:span text:style-name="T40">an error message.</text:span></text:p>
          </table:table-cell>
          <table:covered-table-cell/>
          <table:covered-table-cell/>
        </table:table-row>
      </table:table>
      <text:p text:style-name="P182"><text:line-break/></text:p>
      <text:p text:style-name="P182">static bool <text:span text:style-name="T70">remove</text:span><text:span text:style-name="T74">Callback</text:span>(<text:span text:style-name="T233">std::</text:span>string name)</text:p>
      <text:p text:style-name="P182"/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Line388994688">
          <table:table-cell table:style-name="Table44.A1" table:number-columns-spanned="3" office:value-type="string">
            <text:p text:style-name="P61">Remove the specified <text:span text:style-name="T113">callback</text:span> method.</text:p>
          </table:table-cell>
          <table:covered-table-cell/>
          <table:covered-table-cell/>
        </table:table-row>
        <table:table-row table:style-name="TableLine388998496">
          <table:table-cell table:style-name="Table44.A2" office:value-type="string">
            <text:p text:style-name="P84">name</text:p>
          </table:table-cell>
          <table:table-cell table:style-name="Table44.A2" office:value-type="string">
            <text:p text:style-name="P120"><text:span text:style-name="T233">std::</text:span>string</text:p>
          </table:table-cell>
          <table:table-cell table:style-name="Table44.C2" office:value-type="string">
            <text:p text:style-name="P120">The name of the <text:span text:style-name="T95">method</text:span>.</text:p>
          </table:table-cell>
        </table:table-row>
        <table:table-row table:style-name="TableLine388999584">
          <table:table-cell table:style-name="Table44.C2" table:number-columns-spanned="3" office:value-type="string">
            <text:p text:style-name="P28"><text:span text:style-name="T9">Returns: a</text:span><text:span text:style-name="T18"> </text:span><text:span text:style-name="T32">bool indicating success or failure.</text:span></text:p>
          </table:table-cell>
          <table:covered-table-cell/>
          <table:covered-table-cell/>
        </table:table-row>
      </table:table>
      <text:p text:style-name="P170"/>
      <text:p text:style-name="P184"/>
      <text:p text:style-name="P184">static bool <text:span text:style-name="T75">addSession</text:span>(<text:span text:style-name="T174">int</text:span><text:span text:style-name="T114"> handle,</text:span> <text:span text:style-name="T114">NymphSession* session</text:span>)</text:p>
      <text:p text:style-name="P184"/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Line388998224">
          <table:table-cell table:style-name="Table45.A1" table:number-columns-spanned="3" office:value-type="string">
            <text:p text:style-name="P62">Remove the specified <text:span text:style-name="T113">callback</text:span> method.</text:p>
          </table:table-cell>
          <table:covered-table-cell/>
          <table:covered-table-cell/>
        </table:table-row>
        <table:table-row table:style-name="TableLine389000944">
          <table:table-cell table:style-name="Table45.A2" office:value-type="string">
            <text:p text:style-name="P105">handle</text:p>
          </table:table-cell>
          <table:table-cell table:style-name="Table45.A2" office:value-type="string">
            <text:p text:style-name="P256">int</text:p>
          </table:table-cell>
          <table:table-cell table:style-name="Table45.C2" office:value-type="string">
            <text:p text:style-name="P163">The handle for the Nymph<text:span text:style-name="T236">RPC</text:span> session.</text:p>
          </table:table-cell>
        </table:table-row>
        <table:table-row table:style-name="TableLine389002032">
          <table:table-cell table:style-name="Table45.A2" office:value-type="string">
            <text:p text:style-name="P105">session</text:p>
          </table:table-cell>
          <table:table-cell table:style-name="Table45.A2" office:value-type="string">
            <text:p text:style-name="P163">NymphSession*</text:p>
          </table:table-cell>
          <table:table-cell table:style-name="Table45.C2" office:value-type="string">
            <text:p text:style-name="P163">Pointer to the NymphSession instance.</text:p>
          </table:table-cell>
        </table:table-row>
        <table:table-row table:style-name="TableLine389002304">
          <table:table-cell table:style-name="Table45.C2" table:number-columns-spanned="3" office:value-type="string">
            <text:p text:style-name="P29"><text:span text:style-name="T9">Returns: a</text:span><text:span text:style-name="T18"> </text:span><text:span text:style-name="T32">bool indicating success or failure.</text:span></text:p>
          </table:table-cell>
          <table:covered-table-cell/>
          <table:covered-table-cell/>
        </table:table-row>
      </table:table>
      <text:p text:style-name="P170"/>
      <text:p text:style-name="P184"/>
      <text:p text:style-name="P184">static bool <text:span text:style-name="T75">removeSession</text:span>(<text:span text:style-name="T115">int handle</text:span>)</text:p>
      <text:p text:style-name="P184"/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Line389000672">
          <table:table-cell table:style-name="Table46.A1" table:number-columns-spanned="3" office:value-type="string">
            <text:p text:style-name="P62">Remove the specified <text:span text:style-name="T113">callback</text:span> method.</text:p>
          </table:table-cell>
          <table:covered-table-cell/>
          <table:covered-table-cell/>
        </table:table-row>
        <table:table-row table:style-name="TableLine389003664">
          <table:table-cell table:style-name="Table46.A2" office:value-type="string">
            <text:p text:style-name="P106">handle</text:p>
          </table:table-cell>
          <table:table-cell table:style-name="Table46.A2" office:value-type="string">
            <text:p text:style-name="P255"><text:span text:style-name="T235">in</text:span>t</text:p>
          </table:table-cell>
          <table:table-cell table:style-name="Table46.C2" office:value-type="string">
            <text:p text:style-name="P164">Handle of the Nymph<text:span text:style-name="T236">RPC</text:span> session to remove.</text:p>
          </table:table-cell>
        </table:table-row>
        <table:table-row table:style-name="TableLine1189939968">
          <table:table-cell table:style-name="Table46.C2" table:number-columns-spanned="3" office:value-type="string">
            <text:p text:style-name="P29"><text:span text:style-name="T9">Returns: a</text:span><text:span text:style-name="T18"> </text:span><text:span text:style-name="T32">bool indicating success or failure.</text:span></text:p>
          </table:table-cell>
          <table:covered-table-cell/>
          <table:covered-table-cell/>
        </table:table-row>
      </table:table>
      <text:p text:style-name="P17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MS PMincho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MS PMincho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PGothic1" style:font-family-asian="'MS P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loext:graphic-properties draw:fill="solid" draw:fill-color="#eeeeee"/>
      <style:paragraph-properties fo:margin-top="0cm" fo:margin-bottom="0cm" style:contextual-spacing="false" fo:background-color="#eeeeee"/>
      <style:text-properties style:font-name="Liberation Mono" fo:font-family="'Liberation Mono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PGothic" style:font-family-asian="'MS P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Teletype" style:family="text">
      <style:text-properties style:font-name="Liberation Mono" fo:font-family="'Liberation Mono'" style:font-family-generic="modern" style:font-pitch="fixed" style:font-name-asian="MS PGothic" style:font-family-asian="'MS P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10"/>
  </office:styles>
  <office:automatic-styles>
    <style:style style:name="MP1" style:family="paragraph" style:parent-style-name="Footer">
      <style:text-properties fo:font-weight="bold" officeooo:rsid="0006435b" officeooo:paragraph-rsid="00c5d3d2" style:font-weight-asian="bold" style:font-weight-complex="bold"/>
    </style:style>
    <style:style style:name="MP2" style:family="paragraph" style:parent-style-name="Footer">
      <style:text-properties fo:font-style="normal" fo:font-weight="bold" officeooo:rsid="0006435b" officeooo:paragraph-rsid="00c5d3d2" style:font-style-asian="normal" style:font-weight-asian="bold" style:font-style-complex="normal" style:font-weight-complex="bold"/>
    </style:style>
    <style:style style:name="MT1" style:family="text">
      <style:text-properties officeooo:rsid="01d3a8d7"/>
    </style:style>
    <style:style style:name="MT2" style:family="text">
      <style:text-properties fo:font-style="italic" fo:font-weight="normal" officeooo:rsid="01d46e39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officeooo:rsid="00c5d3d2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6" style:family="text">
      <style:text-properties fo:font-style="normal" fo:font-weight="normal" officeooo:rsid="01e51702" style:font-style-asian="normal" style:font-weight-asian="normal" style:font-style-complex="normal" style:font-weight-complex="normal"/>
    </style:style>
    <style:style style:name="MT7" style:family="text">
      <style:text-properties fo:font-weight="normal" officeooo:rsid="0008385d" style:font-weight-asian="normal" style:font-weight-complex="normal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weight="normal" officeooo:rsid="01e51702" style:font-weight-asian="normal" style:font-weight-complex="normal"/>
    </style:style>
    <style:style style:name="MT10" style:family="text">
      <style:text-properties fo:font-weight="normal" officeooo:rsid="01b4ae03" style:font-weight-asian="normal" style:font-weight-complex="normal"/>
    </style:style>
    <style:style style:name="MT11" style:family="text">
      <style:text-properties fo:font-weight="normal" officeooo:rsid="01d5481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ublic</text:span><text:tab/><text:span text:style-name="MT2">Nymph</text:span><text:span text:style-name="MT3">RPC library</text:span><text:span text:style-name="MT4">: documentation<text:tab/></text:span><text:span text:style-name="MT5">Revision: </text:span><text:span text:style-name="MT6">2</text:span></text:p>
        <text:p text:style-name="MP2"><text:tab/><text:span text:style-name="MT7">Page: </text:span><text:span text:style-name="MT7"><text:page-number text:select-page="current">22</text:page-number></text:span><text:span text:style-name="MT7"><text:s/>of </text:span><text:span text:style-name="MT7"><text:page-count>22</text:page-count></text:span><text:tab/><text:span text:style-name="MT8">Date: 20</text:span><text:span text:style-name="MT9">21</text:span><text:span text:style-name="MT10">/</text:span><text:span text:style-name="MT11">1</text:span><text:span text:style-name="MT9">1</text:span><text:span text:style-name="MT10">/</text:span><text:span text:style-name="MT9">26</text:span></text:p>
      </style:footer>
    </style:master-page>
    <style:master-page style:name="Footnote" style:page-layout-name="Mpm2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1-15T16:39:49.871000000</meta:creation-date>
    <dc:date>2021-11-28T15:52:11.057000000</dc:date>
    <meta:editing-duration>P3DT21H35M23S</meta:editing-duration>
    <meta:editing-cycles>609</meta:editing-cycles>
    <meta:generator>LibreOffice/7.1.1.2$Windows_X86_64 LibreOffice_project/fe0b08f4af1bacafe4c7ecc87ce55bb426164676</meta:generator>
    <dc:creator>Maya Posch</dc:creator>
    <meta:document-statistic meta:table-count="51" meta:image-count="0" meta:object-count="0" meta:page-count="22" meta:paragraph-count="554" meta:word-count="3964" meta:character-count="29005" meta:non-whitespace-character-count="25287"/>
  </office:meta>
</office:document-meta>
</file>